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hone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ultiplied</text:p>
          </table:table-cell>
        </table:table-row>
        <table:table-row table:style-name="ro1">
          <table:table-cell office:value-type="string" calcext:value-type="string">
            <text:p>XPERIA X1 ROM Development</text:p>
          </table:table-cell>
          <table:table-cell office:value-type="float" office:value="1500" calcext:value-type="float">
            <text:p>1500</text:p>
          </table:table-cell>
          <table:table-cell office:value-type="float" office:value="110400" calcext:value-type="float">
            <text:p>110400</text:p>
          </table:table-cell>
          <table:table-cell table:formula="of:=[.B2]*[.C2]" office:value-type="float" office:value="165600000" calcext:value-type="float">
            <text:p>165600000</text:p>
          </table:table-cell>
        </table:table-row>
        <table:table-row table:style-name="ro1">
          <table:table-cell office:value-type="string" calcext:value-type="string">
            <text:p>Xiaomi Redmi Note 3 [Snapdragon] ROMs, Kernels, Re</text:p>
          </table:table-cell>
          <table:table-cell office:value-type="float" office:value="446" calcext:value-type="float">
            <text:p>446</text:p>
          </table:table-cell>
          <table:table-cell office:value-type="float" office:value="225200" calcext:value-type="float">
            <text:p>225200</text:p>
          </table:table-cell>
          <table:table-cell table:formula="of:=[.B3]*[.C3]" office:value-type="float" office:value="100439200" calcext:value-type="float">
            <text:p>100439200</text:p>
          </table:table-cell>
        </table:table-row>
        <table:table-row table:style-name="ro1">
          <table:table-cell office:value-type="string" calcext:value-type="string">
            <text:p>Xiaomi Redmi Note 4 [Snapdragon] ROMs, Kernels, Re</text:p>
          </table:table-cell>
          <table:table-cell office:value-type="float" office:value="480" calcext:value-type="float">
            <text:p>480</text:p>
          </table:table-cell>
          <table:table-cell office:value-type="float" office:value="157000" calcext:value-type="float">
            <text:p>157000</text:p>
          </table:table-cell>
          <table:table-cell table:formula="of:=[.B4]*[.C4]" office:value-type="float" office:value="75360000" calcext:value-type="float">
            <text:p>75360000</text:p>
          </table:table-cell>
        </table:table-row>
        <table:table-row table:style-name="ro1">
          <table:table-cell office:value-type="string" calcext:value-type="string">
            <text:p>Samsung Galaxy S7 Edge (Exynos) ROMs, Kernels, Rec</text:p>
          </table:table-cell>
          <table:table-cell office:value-type="float" office:value="308" calcext:value-type="float">
            <text:p>308</text:p>
          </table:table-cell>
          <table:table-cell office:value-type="float" office:value="166600" calcext:value-type="float">
            <text:p>166600</text:p>
          </table:table-cell>
          <table:table-cell table:formula="of:=[.B5]*[.C5]" office:value-type="float" office:value="51312800" calcext:value-type="float">
            <text:p>51312800</text:p>
          </table:table-cell>
        </table:table-row>
        <table:table-row table:style-name="ro1">
          <table:table-cell office:value-type="string" calcext:value-type="string">
            <text:p>Xiaomi Redmi 3s ROMs, Kernels, Recoveries, &amp; Other</text:p>
          </table:table-cell>
          <table:table-cell office:value-type="float" office:value="442" calcext:value-type="float">
            <text:p>442</text:p>
          </table:table-cell>
          <table:table-cell office:value-type="float" office:value="77100" calcext:value-type="float">
            <text:p>77100</text:p>
          </table:table-cell>
          <table:table-cell table:formula="of:=[.B6]*[.C6]" office:value-type="float" office:value="34078200" calcext:value-type="float">
            <text:p>34078200</text:p>
          </table:table-cell>
        </table:table-row>
        <table:table-row table:style-name="ro1">
          <table:table-cell office:value-type="string" calcext:value-type="string">
            <text:p>Lenovo ZUK Z2 (Plus) ROMs, Kernels, Recoveries, &amp; </text:p>
          </table:table-cell>
          <table:table-cell office:value-type="float" office:value="284" calcext:value-type="float">
            <text:p>284</text:p>
          </table:table-cell>
          <table:table-cell office:value-type="float" office:value="94700" calcext:value-type="float">
            <text:p>94700</text:p>
          </table:table-cell>
          <table:table-cell table:formula="of:=[.B7]*[.C7]" office:value-type="float" office:value="26894800" calcext:value-type="float">
            <text:p>26894800</text:p>
          </table:table-cell>
        </table:table-row>
        <table:table-row table:style-name="ro1">
          <table:table-cell office:value-type="string" calcext:value-type="string">
            <text:p>Xiaomi Poco F1 ROMs, Kernels, Recoveries, &amp; Other </text:p>
          </table:table-cell>
          <table:table-cell office:value-type="float" office:value="234" calcext:value-type="float">
            <text:p>234</text:p>
          </table:table-cell>
          <table:table-cell office:value-type="float" office:value="99400" calcext:value-type="float">
            <text:p>99400</text:p>
          </table:table-cell>
          <table:table-cell table:formula="of:=[.B8]*[.C8]" office:value-type="float" office:value="23259600" calcext:value-type="float">
            <text:p>23259600</text:p>
          </table:table-cell>
        </table:table-row>
        <table:table-row table:style-name="ro1">
          <table:table-cell office:value-type="string" calcext:value-type="string">
            <text:p>Xiaomi Redmi Note 5 Pro ROMs, Kernels, Recoveries,</text:p>
          </table:table-cell>
          <table:table-cell office:value-type="float" office:value="279" calcext:value-type="float">
            <text:p>279</text:p>
          </table:table-cell>
          <table:table-cell office:value-type="float" office:value="70400" calcext:value-type="float">
            <text:p>70400</text:p>
          </table:table-cell>
          <table:table-cell table:formula="of:=[.B9]*[.C9]" office:value-type="float" office:value="19641600" calcext:value-type="float">
            <text:p>19641600</text:p>
          </table:table-cell>
        </table:table-row>
        <table:table-row table:style-name="ro1">
          <table:table-cell office:value-type="string" calcext:value-type="string">
            <text:p>Xiaomi Mi A1 ROMs, Kernels, Recoveries, &amp; Other De</text:p>
          </table:table-cell>
          <table:table-cell office:value-type="float" office:value="269" calcext:value-type="float">
            <text:p>269</text:p>
          </table:table-cell>
          <table:table-cell office:value-type="float" office:value="67500" calcext:value-type="float">
            <text:p>67500</text:p>
          </table:table-cell>
          <table:table-cell table:formula="of:=[.B10]*[.C10]" office:value-type="float" office:value="18157500" calcext:value-type="float">
            <text:p>18157500</text:p>
          </table:table-cell>
        </table:table-row>
        <table:table-row table:style-name="ro1">
          <table:table-cell office:value-type="string" calcext:value-type="string">
            <text:p>OnePlus 5 ROMs, Kernels, Recoveries, &amp; Other Devel</text:p>
          </table:table-cell>
          <table:table-cell office:value-type="float" office:value="188" calcext:value-type="float">
            <text:p>188</text:p>
          </table:table-cell>
          <table:table-cell office:value-type="float" office:value="83900" calcext:value-type="float">
            <text:p>83900</text:p>
          </table:table-cell>
          <table:table-cell table:formula="of:=[.B11]*[.C11]" office:value-type="float" office:value="15773200" calcext:value-type="float">
            <text:p>15773200</text:p>
          </table:table-cell>
        </table:table-row>
        <table:table-row table:style-name="ro1">
          <table:table-cell office:value-type="string" calcext:value-type="string">
            <text:p>Samsung Galaxy S7 (Exynos) ROMs, Kernels, Recoveri</text:p>
          </table:table-cell>
          <table:table-cell office:value-type="float" office:value="214" calcext:value-type="float">
            <text:p>214</text:p>
          </table:table-cell>
          <table:table-cell office:value-type="float" office:value="69500" calcext:value-type="float">
            <text:p>69500</text:p>
          </table:table-cell>
          <table:table-cell table:formula="of:=[.B12]*[.C12]" office:value-type="float" office:value="14873000" calcext:value-type="float">
            <text:p>14873000</text:p>
          </table:table-cell>
        </table:table-row>
        <table:table-row table:style-name="ro1">
          <table:table-cell office:value-type="string" calcext:value-type="string">
            <text:p>Xiaomi Mi 5 ROMs, Kernels, Recoveries, &amp; Other Dev</text:p>
          </table:table-cell>
          <table:table-cell office:value-type="float" office:value="192" calcext:value-type="float">
            <text:p>192</text:p>
          </table:table-cell>
          <table:table-cell office:value-type="float" office:value="68200" calcext:value-type="float">
            <text:p>68200</text:p>
          </table:table-cell>
          <table:table-cell table:formula="of:=[.B13]*[.C13]" office:value-type="float" office:value="13094400" calcext:value-type="float">
            <text:p>13094400</text:p>
          </table:table-cell>
        </table:table-row>
        <table:table-row table:style-name="ro1">
          <table:table-cell office:value-type="string" calcext:value-type="string">
            <text:p>LeEco Le Max 2 ROMs, Kernels, Recoveries, &amp; Other </text:p>
          </table:table-cell>
          <table:table-cell office:value-type="float" office:value="212" calcext:value-type="float">
            <text:p>212</text:p>
          </table:table-cell>
          <table:table-cell office:value-type="float" office:value="60400" calcext:value-type="float">
            <text:p>60400</text:p>
          </table:table-cell>
          <table:table-cell table:formula="of:=[.B14]*[.C14]" office:value-type="float" office:value="12804800" calcext:value-type="float">
            <text:p>12804800</text:p>
          </table:table-cell>
        </table:table-row>
        <table:table-row table:style-name="ro1">
          <table:table-cell office:value-type="string" calcext:value-type="string">
            <text:p>Xiaomi Redmi 4X ROMs, Kernels, Recoveries, &amp; Other</text:p>
          </table:table-cell>
          <table:table-cell office:value-type="float" office:value="262" calcext:value-type="float">
            <text:p>262</text:p>
          </table:table-cell>
          <table:table-cell office:value-type="float" office:value="36100" calcext:value-type="float">
            <text:p>36100</text:p>
          </table:table-cell>
          <table:table-cell table:formula="of:=[.B15]*[.C15]" office:value-type="float" office:value="9458200" calcext:value-type="float">
            <text:p>9458200</text:p>
          </table:table-cell>
        </table:table-row>
        <table:table-row table:style-name="ro1">
          <table:table-cell office:value-type="string" calcext:value-type="string">
            <text:p>Moto G4 Plus ROMs, Kernels, Recoveries, &amp; Other De</text:p>
          </table:table-cell>
          <table:table-cell office:value-type="float" office:value="190" calcext:value-type="float">
            <text:p>190</text:p>
          </table:table-cell>
          <table:table-cell office:value-type="float" office:value="49000" calcext:value-type="float">
            <text:p>49000</text:p>
          </table:table-cell>
          <table:table-cell table:formula="of:=[.B16]*[.C16]" office:value-type="float" office:value="9310000" calcext:value-type="float">
            <text:p>9310000</text:p>
          </table:table-cell>
        </table:table-row>
        <table:table-row table:style-name="ro1">
          <table:table-cell office:value-type="string" calcext:value-type="string">
            <text:p>OnePlus 3 ROMs, Kernels, Recoveries, &amp; Other Devel</text:p>
          </table:table-cell>
          <table:table-cell office:value-type="float" office:value="140" calcext:value-type="float">
            <text:p>140</text:p>
          </table:table-cell>
          <table:table-cell office:value-type="float" office:value="66500" calcext:value-type="float">
            <text:p>66500</text:p>
          </table:table-cell>
          <table:table-cell table:formula="of:=[.B17]*[.C17]" office:value-type="float" office:value="9310000" calcext:value-type="float">
            <text:p>9310000</text:p>
          </table:table-cell>
        </table:table-row>
        <table:table-row table:style-name="ro1">
          <table:table-cell office:value-type="string" calcext:value-type="string">
            <text:p>Xiaomi Redmi 2 ROMs, Kernels, Recoveries, &amp; Other </text:p>
          </table:table-cell>
          <table:table-cell office:value-type="float" office:value="224" calcext:value-type="float">
            <text:p>224</text:p>
          </table:table-cell>
          <table:table-cell office:value-type="float" office:value="41400" calcext:value-type="float">
            <text:p>41400</text:p>
          </table:table-cell>
          <table:table-cell table:formula="of:=[.B18]*[.C18]" office:value-type="float" office:value="9273600" calcext:value-type="float">
            <text:p>9273600</text:p>
          </table:table-cell>
        </table:table-row>
        <table:table-row table:style-name="ro1">
          <table:table-cell office:value-type="string" calcext:value-type="string">
            <text:p>HTC 10 ROMs, Kernels, Recoveries, &amp; Other Developm</text:p>
          </table:table-cell>
          <table:table-cell office:value-type="float" office:value="88" calcext:value-type="float">
            <text:p>88</text:p>
          </table:table-cell>
          <table:table-cell office:value-type="float" office:value="102800" calcext:value-type="float">
            <text:p>102800</text:p>
          </table:table-cell>
          <table:table-cell table:formula="of:=[.B19]*[.C19]" office:value-type="float" office:value="9046400" calcext:value-type="float">
            <text:p>9046400</text:p>
          </table:table-cell>
        </table:table-row>
        <table:table-row table:style-name="ro1">
          <table:table-cell office:value-type="string" calcext:value-type="string">
            <text:p>LeEco Le 2 ROMs, Kernels, Recoveries, &amp; Other Deve</text:p>
          </table:table-cell>
          <table:table-cell office:value-type="float" office:value="262" calcext:value-type="float">
            <text:p>262</text:p>
          </table:table-cell>
          <table:table-cell office:value-type="float" office:value="33400" calcext:value-type="float">
            <text:p>33400</text:p>
          </table:table-cell>
          <table:table-cell table:formula="of:=[.B20]*[.C20]" office:value-type="float" office:value="8750800" calcext:value-type="float">
            <text:p>8750800</text:p>
          </table:table-cell>
        </table:table-row>
        <table:table-row table:style-name="ro1">
          <table:table-cell office:value-type="string" calcext:value-type="string">
            <text:p>Asus ZenFone Max Pro M1 ROMs, Kernels, Recoveries</text:p>
          </table:table-cell>
          <table:table-cell office:value-type="float" office:value="241" calcext:value-type="float">
            <text:p>241</text:p>
          </table:table-cell>
          <table:table-cell office:value-type="float" office:value="35700" calcext:value-type="float">
            <text:p>35700</text:p>
          </table:table-cell>
          <table:table-cell table:formula="of:=[.B21]*[.C21]" office:value-type="float" office:value="8603700" calcext:value-type="float">
            <text:p>8603700</text:p>
          </table:table-cell>
        </table:table-row>
        <table:table-row table:style-name="ro1">
          <table:table-cell office:value-type="string" calcext:value-type="string">
            <text:p>Samsung Galaxy J7 ROMs, Kernels, Recoveries, &amp; Oth</text:p>
          </table:table-cell>
          <table:table-cell office:value-type="float" office:value="296" calcext:value-type="float">
            <text:p>296</text:p>
          </table:table-cell>
          <table:table-cell office:value-type="float" office:value="27500" calcext:value-type="float">
            <text:p>27500</text:p>
          </table:table-cell>
          <table:table-cell table:formula="of:=[.B22]*[.C22]" office:value-type="float" office:value="8140000" calcext:value-type="float">
            <text:p>8140000</text:p>
          </table:table-cell>
        </table:table-row>
        <table:table-row table:style-name="ro1">
          <table:table-cell office:value-type="string" calcext:value-type="string">
            <text:p>Moto G5 Plus ROMs, Kernels, Recoveries, &amp; Other De</text:p>
          </table:table-cell>
          <table:table-cell office:value-type="float" office:value="223" calcext:value-type="float">
            <text:p>223</text:p>
          </table:table-cell>
          <table:table-cell office:value-type="float" office:value="34300" calcext:value-type="float">
            <text:p>34300</text:p>
          </table:table-cell>
          <table:table-cell table:formula="of:=[.B23]*[.C23]" office:value-type="float" office:value="7648900" calcext:value-type="float">
            <text:p>7648900</text:p>
          </table:table-cell>
        </table:table-row>
        <table:table-row table:style-name="ro1">
          <table:table-cell office:value-type="string" calcext:value-type="string">
            <text:p>OnePlus 6 ROMs, Kernels, Recoveries, &amp; Other Devel</text:p>
          </table:table-cell>
          <table:table-cell office:value-type="float" office:value="150" calcext:value-type="float">
            <text:p>150</text:p>
          </table:table-cell>
          <table:table-cell office:value-type="float" office:value="50200" calcext:value-type="float">
            <text:p>50200</text:p>
          </table:table-cell>
          <table:table-cell table:formula="of:=[.B24]*[.C24]" office:value-type="float" office:value="7530000" calcext:value-type="float">
            <text:p>7530000</text:p>
          </table:table-cell>
        </table:table-row>
        <table:table-row table:style-name="ro1">
          <table:table-cell office:value-type="string" calcext:value-type="string">
            <text:p>LG V20 ROMs, Kernels, Recoveries, &amp; Other Developm</text:p>
          </table:table-cell>
          <table:table-cell office:value-type="float" office:value="134" calcext:value-type="float">
            <text:p>134</text:p>
          </table:table-cell>
          <table:table-cell office:value-type="float" office:value="55800" calcext:value-type="float">
            <text:p>55800</text:p>
          </table:table-cell>
          <table:table-cell table:formula="of:=[.B25]*[.C25]" office:value-type="float" office:value="7477200" calcext:value-type="float">
            <text:p>7477200</text:p>
          </table:table-cell>
        </table:table-row>
        <table:table-row table:style-name="ro1">
          <table:table-cell office:value-type="string" calcext:value-type="string">
            <text:p>Samsung Galaxy J5 (2015) ROMs, Kernels, Recoveries</text:p>
          </table:table-cell>
          <table:table-cell office:value-type="float" office:value="183" calcext:value-type="float">
            <text:p>183</text:p>
          </table:table-cell>
          <table:table-cell office:value-type="float" office:value="40500" calcext:value-type="float">
            <text:p>40500</text:p>
          </table:table-cell>
          <table:table-cell table:formula="of:=[.B26]*[.C26]" office:value-type="float" office:value="7411500" calcext:value-type="float">
            <text:p>7411500</text:p>
          </table:table-cell>
        </table:table-row>
        <table:table-row table:style-name="ro1">
          <table:table-cell office:value-type="string" calcext:value-type="string">
            <text:p>Xiaomi Redmi Note 5 / 5 Plus ROMs, Kernels, Recove</text:p>
          </table:table-cell>
          <table:table-cell office:value-type="float" office:value="236" calcext:value-type="float">
            <text:p>236</text:p>
          </table:table-cell>
          <table:table-cell office:value-type="float" office:value="30500" calcext:value-type="float">
            <text:p>30500</text:p>
          </table:table-cell>
          <table:table-cell table:formula="of:=[.B27]*[.C27]" office:value-type="float" office:value="7198000" calcext:value-type="float">
            <text:p>7198000</text:p>
          </table:table-cell>
        </table:table-row>
        <table:table-row table:style-name="ro1">
          <table:table-cell office:value-type="string" calcext:value-type="string">
            <text:p>Lenovo P2 ROMs, Kernels, Recoveries, &amp; Other Devel</text:p>
          </table:table-cell>
          <table:table-cell office:value-type="float" office:value="231" calcext:value-type="float">
            <text:p>231</text:p>
          </table:table-cell>
          <table:table-cell office:value-type="float" office:value="31100" calcext:value-type="float">
            <text:p>31100</text:p>
          </table:table-cell>
          <table:table-cell table:formula="of:=[.B28]*[.C28]" office:value-type="float" office:value="7184100" calcext:value-type="float">
            <text:p>7184100</text:p>
          </table:table-cell>
        </table:table-row>
        <table:table-row table:style-name="ro1">
          <table:table-cell office:value-type="string" calcext:value-type="string">
            <text:p>OnePlus 5T ROMs, Kernels, Recoveries, &amp; Other Dev</text:p>
          </table:table-cell>
          <table:table-cell office:value-type="float" office:value="127" calcext:value-type="float">
            <text:p>127</text:p>
          </table:table-cell>
          <table:table-cell office:value-type="float" office:value="53300" calcext:value-type="float">
            <text:p>53300</text:p>
          </table:table-cell>
          <table:table-cell table:formula="of:=[.B29]*[.C29]" office:value-type="float" office:value="6769100" calcext:value-type="float">
            <text:p>6769100</text:p>
          </table:table-cell>
        </table:table-row>
        <table:table-row table:style-name="ro1">
          <table:table-cell office:value-type="string" calcext:value-type="string">
            <text:p>Lenovo A6000/Plus ROMs, Kernels, Recoveries, &amp; Oth</text:p>
          </table:table-cell>
          <table:table-cell office:value-type="float" office:value="261" calcext:value-type="float">
            <text:p>261</text:p>
          </table:table-cell>
          <table:table-cell office:value-type="float" office:value="24400" calcext:value-type="float">
            <text:p>24400</text:p>
          </table:table-cell>
          <table:table-cell table:formula="of:=[.B30]*[.C30]" office:value-type="float" office:value="6368400" calcext:value-type="float">
            <text:p>6368400</text:p>
          </table:table-cell>
        </table:table-row>
        <table:table-row table:style-name="ro1">
          <table:table-cell office:value-type="string" calcext:value-type="string">
            <text:p>Xiaomi Mi Max ROMs, Kernels, Recoveries, &amp; Other D</text:p>
          </table:table-cell>
          <table:table-cell office:value-type="float" office:value="184" calcext:value-type="float">
            <text:p>184</text:p>
          </table:table-cell>
          <table:table-cell office:value-type="float" office:value="34500" calcext:value-type="float">
            <text:p>34500</text:p>
          </table:table-cell>
          <table:table-cell table:formula="of:=[.B31]*[.C31]" office:value-type="float" office:value="6348000" calcext:value-type="float">
            <text:p>6348000</text:p>
          </table:table-cell>
        </table:table-row>
        <table:table-row table:style-name="ro1">
          <table:table-cell office:value-type="string" calcext:value-type="string">
            <text:p>ZTE Axon 7 ROMs, Kernels, Recoveries, &amp; Other Deve</text:p>
          </table:table-cell>
          <table:table-cell office:value-type="float" office:value="137" calcext:value-type="float">
            <text:p>137</text:p>
          </table:table-cell>
          <table:table-cell office:value-type="float" office:value="41500" calcext:value-type="float">
            <text:p>41500</text:p>
          </table:table-cell>
          <table:table-cell table:formula="of:=[.B32]*[.C32]" office:value-type="float" office:value="5685500" calcext:value-type="float">
            <text:p>5685500</text:p>
          </table:table-cell>
        </table:table-row>
        <table:table-row table:style-name="ro1">
          <table:table-cell office:value-type="string" calcext:value-type="string">
            <text:p>LeEco Le Pro3 ROMs, Kernels, Recoveries, &amp; Other D</text:p>
          </table:table-cell>
          <table:table-cell office:value-type="float" office:value="119" calcext:value-type="float">
            <text:p>119</text:p>
          </table:table-cell>
          <table:table-cell office:value-type="float" office:value="40200" calcext:value-type="float">
            <text:p>40200</text:p>
          </table:table-cell>
          <table:table-cell table:formula="of:=[.B33]*[.C33]" office:value-type="float" office:value="4783800" calcext:value-type="float">
            <text:p>4783800</text:p>
          </table:table-cell>
        </table:table-row>
        <table:table-row table:style-name="ro1">
          <table:table-cell office:value-type="string" calcext:value-type="string">
            <text:p>Samsung Galaxy Note 8 ROMs, Kernels, Recoveries, &amp;</text:p>
          </table:table-cell>
          <table:table-cell office:value-type="float" office:value="104" calcext:value-type="float">
            <text:p>104</text:p>
          </table:table-cell>
          <table:table-cell office:value-type="float" office:value="40400" calcext:value-type="float">
            <text:p>40400</text:p>
          </table:table-cell>
          <table:table-cell table:formula="of:=[.B34]*[.C34]" office:value-type="float" office:value="4201600" calcext:value-type="float">
            <text:p>4201600</text:p>
          </table:table-cell>
        </table:table-row>
        <table:table-row table:style-name="ro1">
          <table:table-cell office:value-type="string" calcext:value-type="string">
            <text:p>LG V30 ROMs, Kernels, Recoveries, &amp; Other Developm</text:p>
          </table:table-cell>
          <table:table-cell office:value-type="float" office:value="163" calcext:value-type="float">
            <text:p>163</text:p>
          </table:table-cell>
          <table:table-cell office:value-type="float" office:value="25000" calcext:value-type="float">
            <text:p>25000</text:p>
          </table:table-cell>
          <table:table-cell table:formula="of:=[.B35]*[.C35]" office:value-type="float" office:value="4075000" calcext:value-type="float">
            <text:p>4075000</text:p>
          </table:table-cell>
        </table:table-row>
        <table:table-row table:style-name="ro1">
          <table:table-cell office:value-type="string" calcext:value-type="string">
            <text:p>LG G5 ROMs, Kernels, Recoveries, &amp; Other Developme</text:p>
          </table:table-cell>
          <table:table-cell office:value-type="float" office:value="131" calcext:value-type="float">
            <text:p>131</text:p>
          </table:table-cell>
          <table:table-cell office:value-type="float" office:value="30500" calcext:value-type="float">
            <text:p>30500</text:p>
          </table:table-cell>
          <table:table-cell table:formula="of:=[.B36]*[.C36]" office:value-type="float" office:value="3995500" calcext:value-type="float">
            <text:p>3995500</text:p>
          </table:table-cell>
        </table:table-row>
        <table:table-row table:style-name="ro1">
          <table:table-cell office:value-type="string" calcext:value-type="string">
            <text:p>Xiaomi Mi 8 ROMs, Kernels, Recoveries, &amp; Other Dev</text:p>
          </table:table-cell>
          <table:table-cell office:value-type="float" office:value="126" calcext:value-type="float">
            <text:p>126</text:p>
          </table:table-cell>
          <table:table-cell office:value-type="float" office:value="31100" calcext:value-type="float">
            <text:p>31100</text:p>
          </table:table-cell>
          <table:table-cell table:formula="of:=[.B37]*[.C37]" office:value-type="float" office:value="3918600" calcext:value-type="float">
            <text:p>3918600</text:p>
          </table:table-cell>
        </table:table-row>
        <table:table-row table:style-name="ro1">
          <table:table-cell office:value-type="string" calcext:value-type="string">
            <text:p>Xiaomi Redmi Note 7 ROMs, Kernels, Recoveries, &amp; O</text:p>
          </table:table-cell>
          <table:table-cell office:value-type="float" office:value="155" calcext:value-type="float">
            <text:p>155</text:p>
          </table:table-cell>
          <table:table-cell office:value-type="float" office:value="25000" calcext:value-type="float">
            <text:p>25000</text:p>
          </table:table-cell>
          <table:table-cell table:formula="of:=[.B38]*[.C38]" office:value-type="float" office:value="3875000" calcext:value-type="float">
            <text:p>3875000</text:p>
          </table:table-cell>
        </table:table-row>
        <table:table-row table:style-name="ro1">
          <table:table-cell office:value-type="string" calcext:value-type="string">
            <text:p>Google Pixel XL ROMs, Kernels, Recoveries, &amp; Other</text:p>
          </table:table-cell>
          <table:table-cell office:value-type="float" office:value="95" calcext:value-type="float">
            <text:p>95</text:p>
          </table:table-cell>
          <table:table-cell office:value-type="float" office:value="39600" calcext:value-type="float">
            <text:p>39600</text:p>
          </table:table-cell>
          <table:table-cell table:formula="of:=[.B39]*[.C39]" office:value-type="float" office:value="3762000" calcext:value-type="float">
            <text:p>3762000</text:p>
          </table:table-cell>
        </table:table-row>
        <table:table-row table:style-name="ro1">
          <table:table-cell office:value-type="string" calcext:value-type="string">
            <text:p>Treble-Enabled Device Development A/AB ROMS</text:p>
          </table:table-cell>
          <table:table-cell office:value-type="float" office:value="113" calcext:value-type="float">
            <text:p>113</text:p>
          </table:table-cell>
          <table:table-cell office:value-type="float" office:value="32100" calcext:value-type="float">
            <text:p>32100</text:p>
          </table:table-cell>
          <table:table-cell table:formula="of:=[.B40]*[.C40]" office:value-type="float" office:value="3627300" calcext:value-type="float">
            <text:p>3627300</text:p>
          </table:table-cell>
        </table:table-row>
        <table:table-row table:style-name="ro1">
          <table:table-cell office:value-type="string" calcext:value-type="string">
            <text:p>Redmi K20 Pro / Xiaomi Mi 9T Pro ROMs, Kernels, Re</text:p>
          </table:table-cell>
          <table:table-cell office:value-type="float" office:value="113" calcext:value-type="float">
            <text:p>113</text:p>
          </table:table-cell>
          <table:table-cell office:value-type="float" office:value="31100" calcext:value-type="float">
            <text:p>31100</text:p>
          </table:table-cell>
          <table:table-cell table:formula="of:=[.B41]*[.C41]" office:value-type="float" office:value="3514300" calcext:value-type="float">
            <text:p>3514300</text:p>
          </table:table-cell>
        </table:table-row>
        <table:table-row table:style-name="ro1">
          <table:table-cell office:value-type="string" calcext:value-type="string">
            <text:p>Google Pixel 2 XL ROMs, Kernels, Recoveries, &amp; Oth</text:p>
          </table:table-cell>
          <table:table-cell office:value-type="float" office:value="85" calcext:value-type="float">
            <text:p>85</text:p>
          </table:table-cell>
          <table:table-cell office:value-type="float" office:value="41100" calcext:value-type="float">
            <text:p>41100</text:p>
          </table:table-cell>
          <table:table-cell table:formula="of:=[.B42]*[.C42]" office:value-type="float" office:value="3493500" calcext:value-type="float">
            <text:p>3493500</text:p>
          </table:table-cell>
        </table:table-row>
        <table:table-row table:style-name="ro1">
          <table:table-cell office:value-type="string" calcext:value-type="string">
            <text:p>Honor 5X ROMs, Kernels, Recoveries, &amp; Other Develo</text:p>
          </table:table-cell>
          <table:table-cell office:value-type="float" office:value="134" calcext:value-type="float">
            <text:p>134</text:p>
          </table:table-cell>
          <table:table-cell office:value-type="float" office:value="25200" calcext:value-type="float">
            <text:p>25200</text:p>
          </table:table-cell>
          <table:table-cell table:formula="of:=[.B43]*[.C43]" office:value-type="float" office:value="3376800" calcext:value-type="float">
            <text:p>3376800</text:p>
          </table:table-cell>
        </table:table-row>
        <table:table-row table:style-name="ro1">
          <table:table-cell office:value-type="string" calcext:value-type="string">
            <text:p>Xiaomi Mi Max 2 ROMs, Kernels, Recoveries, &amp; Othe</text:p>
          </table:table-cell>
          <table:table-cell office:value-type="float" office:value="168" calcext:value-type="float">
            <text:p>168</text:p>
          </table:table-cell>
          <table:table-cell office:value-type="float" office:value="18400" calcext:value-type="float">
            <text:p>18400</text:p>
          </table:table-cell>
          <table:table-cell table:formula="of:=[.B44]*[.C44]" office:value-type="float" office:value="3091200" calcext:value-type="float">
            <text:p>3091200</text:p>
          </table:table-cell>
        </table:table-row>
        <table:table-row table:style-name="ro1">
          <table:table-cell office:value-type="string" calcext:value-type="string">
            <text:p>Xiaomi Mi 5s ROMs, Kernels, Recoveries, &amp; Other De</text:p>
          </table:table-cell>
          <table:table-cell office:value-type="float" office:value="128" calcext:value-type="float">
            <text:p>128</text:p>
          </table:table-cell>
          <table:table-cell office:value-type="float" office:value="24100" calcext:value-type="float">
            <text:p>24100</text:p>
          </table:table-cell>
          <table:table-cell table:formula="of:=[.B45]*[.C45]" office:value-type="float" office:value="3084800" calcext:value-type="float">
            <text:p>3084800</text:p>
          </table:table-cell>
        </table:table-row>
        <table:table-row table:style-name="ro1">
          <table:table-cell office:value-type="string" calcext:value-type="string">
            <text:p>Xiaomi Mi 6 ROMs, Kernels, Recoveries, &amp; Other Dev</text:p>
          </table:table-cell>
          <table:table-cell office:value-type="float" office:value="110" calcext:value-type="float">
            <text:p>110</text:p>
          </table:table-cell>
          <table:table-cell office:value-type="float" office:value="27100" calcext:value-type="float">
            <text:p>27100</text:p>
          </table:table-cell>
          <table:table-cell table:formula="of:=[.B46]*[.C46]" office:value-type="float" office:value="2981000" calcext:value-type="float">
            <text:p>2981000</text:p>
          </table:table-cell>
        </table:table-row>
        <table:table-row table:style-name="ro1">
          <table:table-cell office:value-type="string" calcext:value-type="string">
            <text:p>OnePlus 6T ROMs, Kernels, Recoveries, &amp; Other Dev</text:p>
          </table:table-cell>
          <table:table-cell office:value-type="float" office:value="93" calcext:value-type="float">
            <text:p>93</text:p>
          </table:table-cell>
          <table:table-cell office:value-type="float" office:value="31900" calcext:value-type="float">
            <text:p>31900</text:p>
          </table:table-cell>
          <table:table-cell table:formula="of:=[.B47]*[.C47]" office:value-type="float" office:value="2966700" calcext:value-type="float">
            <text:p>2966700</text:p>
          </table:table-cell>
        </table:table-row>
        <table:table-row table:style-name="ro1">
          <table:table-cell office:value-type="string" calcext:value-type="string">
            <text:p>Samsung Galaxy Tab A series ROMs, Kernels, Recover</text:p>
          </table:table-cell>
          <table:table-cell office:value-type="float" office:value="145" calcext:value-type="float">
            <text:p>145</text:p>
          </table:table-cell>
          <table:table-cell office:value-type="float" office:value="20100" calcext:value-type="float">
            <text:p>20100</text:p>
          </table:table-cell>
          <table:table-cell table:formula="of:=[.B48]*[.C48]" office:value-type="float" office:value="2914500" calcext:value-type="float">
            <text:p>2914500</text:p>
          </table:table-cell>
        </table:table-row>
        <table:table-row table:style-name="ro1">
          <table:table-cell office:value-type="string" calcext:value-type="string">
            <text:p>Lenovo Vibe K5 Plus ROMs, Kernels, Recoveries, &amp; O</text:p>
          </table:table-cell>
          <table:table-cell office:value-type="float" office:value="148" calcext:value-type="float">
            <text:p>148</text:p>
          </table:table-cell>
          <table:table-cell office:value-type="float" office:value="18800" calcext:value-type="float">
            <text:p>18800</text:p>
          </table:table-cell>
          <table:table-cell table:formula="of:=[.B49]*[.C49]" office:value-type="float" office:value="2782400" calcext:value-type="float">
            <text:p>2782400</text:p>
          </table:table-cell>
        </table:table-row>
        <table:table-row table:style-name="ro1">
          <table:table-cell office:value-type="string" calcext:value-type="string">
            <text:p>Samsung Galaxy A3, A5, A7 (2017) ROMs, Kernels, Re</text:p>
          </table:table-cell>
          <table:table-cell office:value-type="float" office:value="133" calcext:value-type="float">
            <text:p>133</text:p>
          </table:table-cell>
          <table:table-cell office:value-type="float" office:value="18900" calcext:value-type="float">
            <text:p>18900</text:p>
          </table:table-cell>
          <table:table-cell table:formula="of:=[.B50]*[.C50]" office:value-type="float" office:value="2513700" calcext:value-type="float">
            <text:p>2513700</text:p>
          </table:table-cell>
        </table:table-row>
        <table:table-row table:style-name="ro1">
          <table:table-cell office:value-type="string" calcext:value-type="string">
            <text:p>Samsung Galaxy J5 (2016) ROMs, Kernels, Recoveries</text:p>
          </table:table-cell>
          <table:table-cell office:value-type="float" office:value="147" calcext:value-type="float">
            <text:p>147</text:p>
          </table:table-cell>
          <table:table-cell office:value-type="float" office:value="15200" calcext:value-type="float">
            <text:p>15200</text:p>
          </table:table-cell>
          <table:table-cell table:formula="of:=[.B51]*[.C51]" office:value-type="float" office:value="2234400" calcext:value-type="float">
            <text:p>2234400</text:p>
          </table:table-cell>
        </table:table-row>
        <table:table-row table:style-name="ro1">
          <table:table-cell office:value-type="string" calcext:value-type="string">
            <text:p>Samsung Galaxy Note 9 (Exynos) ROMs, Kernels, Reco</text:p>
          </table:table-cell>
          <table:table-cell office:value-type="float" office:value="93" calcext:value-type="float">
            <text:p>93</text:p>
          </table:table-cell>
          <table:table-cell office:value-type="float" office:value="23200" calcext:value-type="float">
            <text:p>23200</text:p>
          </table:table-cell>
          <table:table-cell table:formula="of:=[.B52]*[.C52]" office:value-type="float" office:value="2157600" calcext:value-type="float">
            <text:p>2157600</text:p>
          </table:table-cell>
        </table:table-row>
        <table:table-row table:style-name="ro1">
          <table:table-cell office:value-type="string" calcext:value-type="string">
            <text:p>OnePlus 7 Pro ROMs, Kernels, Recoveries, &amp; Other D</text:p>
          </table:table-cell>
          <table:table-cell office:value-type="float" office:value="54" calcext:value-type="float">
            <text:p>54</text:p>
          </table:table-cell>
          <table:table-cell office:value-type="float" office:value="38500" calcext:value-type="float">
            <text:p>38500</text:p>
          </table:table-cell>
          <table:table-cell table:formula="of:=[.B53]*[.C53]" office:value-type="float" office:value="2079000" calcext:value-type="float">
            <text:p>2079000</text:p>
          </table:table-cell>
        </table:table-row>
        <table:table-row table:style-name="ro1">
          <table:table-cell office:value-type="string" calcext:value-type="string">
            <text:p>Moto G5S Plus ROMs, Kernels, Recoveries, &amp; Other D</text:p>
          </table:table-cell>
          <table:table-cell office:value-type="float" office:value="137" calcext:value-type="float">
            <text:p>137</text:p>
          </table:table-cell>
          <table:table-cell office:value-type="float" office:value="14200" calcext:value-type="float">
            <text:p>14200</text:p>
          </table:table-cell>
          <table:table-cell table:formula="of:=[.B54]*[.C54]" office:value-type="float" office:value="1945400" calcext:value-type="float">
            <text:p>1945400</text:p>
          </table:table-cell>
        </table:table-row>
        <table:table-row table:style-name="ro1">
          <table:table-cell office:value-type="string" calcext:value-type="string">
            <text:p>Xiaomi Mi A2 ROMs, Kernels, Recoveries, &amp; Other De</text:p>
          </table:table-cell>
          <table:table-cell office:value-type="float" office:value="124" calcext:value-type="float">
            <text:p>124</text:p>
          </table:table-cell>
          <table:table-cell office:value-type="float" office:value="14700" calcext:value-type="float">
            <text:p>14700</text:p>
          </table:table-cell>
          <table:table-cell table:formula="of:=[.B55]*[.C55]" office:value-type="float" office:value="1822800" calcext:value-type="float">
            <text:p>1822800</text:p>
          </table:table-cell>
        </table:table-row>
        <table:table-row table:style-name="ro1">
          <table:table-cell office:value-type="string" calcext:value-type="string">
            <text:p>Xiaomi Mi MIX ROMs, Kernels, Recoveries, &amp; Other </text:p>
          </table:table-cell>
          <table:table-cell office:value-type="float" office:value="93" calcext:value-type="float">
            <text:p>93</text:p>
          </table:table-cell>
          <table:table-cell office:value-type="float" office:value="19000" calcext:value-type="float">
            <text:p>19000</text:p>
          </table:table-cell>
          <table:table-cell table:formula="of:=[.B56]*[.C56]" office:value-type="float" office:value="1767000" calcext:value-type="float">
            <text:p>1767000</text:p>
          </table:table-cell>
        </table:table-row>
        <table:table-row table:style-name="ro1">
          <table:table-cell office:value-type="string" calcext:value-type="string">
            <text:p>LG G6 ROMs, Kernels, Recoveries, &amp; Other Developme</text:p>
          </table:table-cell>
          <table:table-cell office:value-type="float" office:value="103" calcext:value-type="float">
            <text:p>103</text:p>
          </table:table-cell>
          <table:table-cell office:value-type="float" office:value="17100" calcext:value-type="float">
            <text:p>17100</text:p>
          </table:table-cell>
          <table:table-cell table:formula="of:=[.B57]*[.C57]" office:value-type="float" office:value="1761300" calcext:value-type="float">
            <text:p>1761300</text:p>
          </table:table-cell>
        </table:table-row>
        <table:table-row table:style-name="ro1">
          <table:table-cell office:value-type="string" calcext:value-type="string">
            <text:p>Samsung Galaxy J7 (2016 Exynos 7870) ROMs, Kernels</text:p>
          </table:table-cell>
          <table:table-cell office:value-type="float" office:value="170" calcext:value-type="float">
            <text:p>170</text:p>
          </table:table-cell>
          <table:table-cell office:value-type="float" office:value="10200" calcext:value-type="float">
            <text:p>10200</text:p>
          </table:table-cell>
          <table:table-cell table:formula="of:=[.B58]*[.C58]" office:value-type="float" office:value="1734000" calcext:value-type="float">
            <text:p>1734000</text:p>
          </table:table-cell>
        </table:table-row>
        <table:table-row table:style-name="ro1">
          <table:table-cell office:value-type="string" calcext:value-type="string">
            <text:p>Xiaomi Redmi 4a ROMs, Kernels, Recoveries, &amp; Other</text:p>
          </table:table-cell>
          <table:table-cell office:value-type="float" office:value="224" calcext:value-type="float">
            <text:p>224</text:p>
          </table:table-cell>
          <table:table-cell office:value-type="float" office:value="6900" calcext:value-type="float">
            <text:p>6900</text:p>
          </table:table-cell>
          <table:table-cell table:formula="of:=[.B59]*[.C59]" office:value-type="float" office:value="1545600" calcext:value-type="float">
            <text:p>1545600</text:p>
          </table:table-cell>
        </table:table-row>
        <table:table-row table:style-name="ro1">
          <table:table-cell office:value-type="string" calcext:value-type="string">
            <text:p>Huawei P9 Lite ROMs, Kernels, Recoveries, &amp; Other </text:p>
          </table:table-cell>
          <table:table-cell office:value-type="float" office:value="89" calcext:value-type="float">
            <text:p>89</text:p>
          </table:table-cell>
          <table:table-cell office:value-type="float" office:value="16800" calcext:value-type="float">
            <text:p>16800</text:p>
          </table:table-cell>
          <table:table-cell table:formula="of:=[.B60]*[.C60]" office:value-type="float" office:value="1495200" calcext:value-type="float">
            <text:p>1495200</text:p>
          </table:table-cell>
        </table:table-row>
        <table:table-row table:style-name="ro1">
          <table:table-cell office:value-type="string" calcext:value-type="string">
            <text:p>Moto Z Play ROMs, Kernels, Recoveries, &amp; Other Dev</text:p>
          </table:table-cell>
          <table:table-cell office:value-type="float" office:value="80" calcext:value-type="float">
            <text:p>80</text:p>
          </table:table-cell>
          <table:table-cell office:value-type="float" office:value="18000" calcext:value-type="float">
            <text:p>18000</text:p>
          </table:table-cell>
          <table:table-cell table:formula="of:=[.B61]*[.C61]" office:value-type="float" office:value="1440000" calcext:value-type="float">
            <text:p>1440000</text:p>
          </table:table-cell>
        </table:table-row>
        <table:table-row table:style-name="ro1">
          <table:table-cell office:value-type="string" calcext:value-type="string">
            <text:p>Xiaomi Redmi 4 Prime ROMs, Kernels, Recoveries, &amp; </text:p>
          </table:table-cell>
          <table:table-cell office:value-type="float" office:value="101" calcext:value-type="float">
            <text:p>101</text:p>
          </table:table-cell>
          <table:table-cell office:value-type="float" office:value="13500" calcext:value-type="float">
            <text:p>13500</text:p>
          </table:table-cell>
          <table:table-cell table:formula="of:=[.B62]*[.C62]" office:value-type="float" office:value="1363500" calcext:value-type="float">
            <text:p>1363500</text:p>
          </table:table-cell>
        </table:table-row>
        <table:table-row table:style-name="ro1">
          <table:table-cell office:value-type="string" calcext:value-type="string">
            <text:p>Samsung Galaxy J7 (2017) ROMs, Kernels, Recoveries</text:p>
          </table:table-cell>
          <table:table-cell office:value-type="float" office:value="145" calcext:value-type="float">
            <text:p>145</text:p>
          </table:table-cell>
          <table:table-cell office:value-type="float" office:value="9100" calcext:value-type="float">
            <text:p>9100</text:p>
          </table:table-cell>
          <table:table-cell table:formula="of:=[.B63]*[.C63]" office:value-type="float" office:value="1319500" calcext:value-type="float">
            <text:p>1319500</text:p>
          </table:table-cell>
        </table:table-row>
        <table:table-row table:style-name="ro1">
          <table:table-cell office:value-type="string" calcext:value-type="string">
            <text:p>Samsung Galaxy J3 (2016) ROMs, Kernels, Recoveries</text:p>
          </table:table-cell>
          <table:table-cell office:value-type="float" office:value="85" calcext:value-type="float">
            <text:p>85</text:p>
          </table:table-cell>
          <table:table-cell office:value-type="float" office:value="14800" calcext:value-type="float">
            <text:p>14800</text:p>
          </table:table-cell>
          <table:table-cell table:formula="of:=[.B64]*[.C64]" office:value-type="float" office:value="1258000" calcext:value-type="float">
            <text:p>1258000</text:p>
          </table:table-cell>
        </table:table-row>
        <table:table-row table:style-name="ro1">
          <table:table-cell office:value-type="string" calcext:value-type="string">
            <text:p>Moto G5 ROMs, Kernels, Recoveries, &amp; Other Develop</text:p>
          </table:table-cell>
          <table:table-cell office:value-type="float" office:value="104" calcext:value-type="float">
            <text:p>104</text:p>
          </table:table-cell>
          <table:table-cell office:value-type="float" office:value="11300" calcext:value-type="float">
            <text:p>11300</text:p>
          </table:table-cell>
          <table:table-cell table:formula="of:=[.B65]*[.C65]" office:value-type="float" office:value="1175200" calcext:value-type="float">
            <text:p>1175200</text:p>
          </table:table-cell>
        </table:table-row>
        <table:table-row table:style-name="ro1">
          <table:table-cell office:value-type="string" calcext:value-type="string">
            <text:p>Google Pixel ROMs, Kernels, Recoveries, &amp; Other De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table:formula="of:=[.B66]*[.C66]" office:value-type="float" office:value="1152400" calcext:value-type="float">
            <text:p>1152400</text:p>
          </table:table-cell>
        </table:table-row>
        <table:table-row table:style-name="ro1">
          <table:table-cell office:value-type="string" calcext:value-type="string">
            <text:p>Xiaomi Redmi 3 ROMs, Kernels, Recoveries, &amp; Other </text:p>
          </table:table-cell>
          <table:table-cell office:value-type="float" office:value="75" calcext:value-type="float">
            <text:p>75</text:p>
          </table:table-cell>
          <table:table-cell office:value-type="float" office:value="15000" calcext:value-type="float">
            <text:p>15000</text:p>
          </table:table-cell>
          <table:table-cell table:formula="of:=[.B67]*[.C67]" office:value-type="float" office:value="1125000" calcext:value-type="float">
            <text:p>1125000</text:p>
          </table:table-cell>
        </table:table-row>
        <table:table-row table:style-name="ro1">
          <table:table-cell office:value-type="string" calcext:value-type="string">
            <text:p>Redmi K20 / Xiaomi Mi 9T ROMs, Kernels, Recoveries</text:p>
          </table:table-cell>
          <table:table-cell office:value-type="float" office:value="81" calcext:value-type="float">
            <text:p>81</text:p>
          </table:table-cell>
          <table:table-cell office:value-type="float" office:value="13600" calcext:value-type="float">
            <text:p>13600</text:p>
          </table:table-cell>
          <table:table-cell table:formula="of:=[.B68]*[.C68]" office:value-type="float" office:value="1101600" calcext:value-type="float">
            <text:p>1101600</text:p>
          </table:table-cell>
        </table:table-row>
        <table:table-row table:style-name="ro1">
          <table:table-cell office:value-type="string" calcext:value-type="string">
            <text:p>OnePlus 3T ROMs, Kernels, Recoveries, &amp; Other Deve</text:p>
          </table:table-cell>
          <table:table-cell office:value-type="float" office:value="51" calcext:value-type="float">
            <text:p>51</text:p>
          </table:table-cell>
          <table:table-cell office:value-type="float" office:value="20300" calcext:value-type="float">
            <text:p>20300</text:p>
          </table:table-cell>
          <table:table-cell table:formula="of:=[.B69]*[.C69]" office:value-type="float" office:value="1035300" calcext:value-type="float">
            <text:p>1035300</text:p>
          </table:table-cell>
        </table:table-row>
        <table:table-row table:style-name="ro1">
          <table:table-cell office:value-type="string" calcext:value-type="string">
            <text:p>Xiaomi Redmi Note 7 Pro ROMs, Kernels, Recoveries,</text:p>
          </table:table-cell>
          <table:table-cell office:value-type="float" office:value="126" calcext:value-type="float">
            <text:p>126</text:p>
          </table:table-cell>
          <table:table-cell office:value-type="float" office:value="8000" calcext:value-type="float">
            <text:p>8000</text:p>
          </table:table-cell>
          <table:table-cell table:formula="of:=[.B70]*[.C70]" office:value-type="float" office:value="1008000" calcext:value-type="float">
            <text:p>1008000</text:p>
          </table:table-cell>
        </table:table-row>
        <table:table-row table:style-name="ro1">
          <table:table-cell office:value-type="string" calcext:value-type="string">
            <text:p>Redmi Note 8 ROMs, Kernels, Recoveries, &amp; Other De</text:p>
          </table:table-cell>
          <table:table-cell office:value-type="float" office:value="100" calcext:value-type="float">
            <text:p>100</text:p>
          </table:table-cell>
          <table:table-cell office:value-type="float" office:value="9900" calcext:value-type="float">
            <text:p>9900</text:p>
          </table:table-cell>
          <table:table-cell table:formula="of:=[.B71]*[.C71]" office:value-type="float" office:value="990000" calcext:value-type="float">
            <text:p>990000</text:p>
          </table:table-cell>
        </table:table-row>
        <table:table-row table:style-name="ro1">
          <table:table-cell office:value-type="string" calcext:value-type="string">
            <text:p>Lenovo Vibe K4 Note ROMs, Kernels, Recoveries, &amp; O</text:p>
          </table:table-cell>
          <table:table-cell office:value-type="float" office:value="92" calcext:value-type="float">
            <text:p>92</text:p>
          </table:table-cell>
          <table:table-cell office:value-type="float" office:value="10700" calcext:value-type="float">
            <text:p>10700</text:p>
          </table:table-cell>
          <table:table-cell table:formula="of:=[.B72]*[.C72]" office:value-type="float" office:value="984400" calcext:value-type="float">
            <text:p>984400</text:p>
          </table:table-cell>
        </table:table-row>
        <table:table-row table:style-name="ro1">
          <table:table-cell office:value-type="string" calcext:value-type="string">
            <text:p>Xiaomi Mi A2 Lite ROMs, Kernels, Recoveries, &amp; Oth</text:p>
          </table:table-cell>
          <table:table-cell office:value-type="float" office:value="94" calcext:value-type="float">
            <text:p>94</text:p>
          </table:table-cell>
          <table:table-cell office:value-type="float" office:value="10200" calcext:value-type="float">
            <text:p>10200</text:p>
          </table:table-cell>
          <table:table-cell table:formula="of:=[.B73]*[.C73]" office:value-type="float" office:value="958800" calcext:value-type="float">
            <text:p>958800</text:p>
          </table:table-cell>
        </table:table-row>
        <table:table-row table:style-name="ro1">
          <table:table-cell office:value-type="string" calcext:value-type="string">
            <text:p>Samsung Galaxy S8+ ROMs, Kernels, Recoveries, &amp; Ot</text:p>
          </table:table-cell>
          <table:table-cell office:value-type="float" office:value="54" calcext:value-type="float">
            <text:p>54</text:p>
          </table:table-cell>
          <table:table-cell office:value-type="float" office:value="17600" calcext:value-type="float">
            <text:p>17600</text:p>
          </table:table-cell>
          <table:table-cell table:formula="of:=[.B74]*[.C74]" office:value-type="float" office:value="950400" calcext:value-type="float">
            <text:p>950400</text:p>
          </table:table-cell>
        </table:table-row>
        <table:table-row table:style-name="ro1">
          <table:table-cell office:value-type="string" calcext:value-type="string">
            <text:p>Xiaomi Mi Mix 2 ROMs, Kernels, Recoveries, &amp; Other</text:p>
          </table:table-cell>
          <table:table-cell office:value-type="float" office:value="71" calcext:value-type="float">
            <text:p>71</text:p>
          </table:table-cell>
          <table:table-cell office:value-type="float" office:value="13300" calcext:value-type="float">
            <text:p>13300</text:p>
          </table:table-cell>
          <table:table-cell table:formula="of:=[.B75]*[.C75]" office:value-type="float" office:value="944300" calcext:value-type="float">
            <text:p>944300</text:p>
          </table:table-cell>
        </table:table-row>
        <table:table-row table:style-name="ro1">
          <table:table-cell office:value-type="string" calcext:value-type="string">
            <text:p>Lenovo A7000 ROMs, Kernels, Recoveries, &amp; Other De</text:p>
          </table:table-cell>
          <table:table-cell office:value-type="float" office:value="119" calcext:value-type="float">
            <text:p>119</text:p>
          </table:table-cell>
          <table:table-cell office:value-type="float" office:value="7900" calcext:value-type="float">
            <text:p>7900</text:p>
          </table:table-cell>
          <table:table-cell table:formula="of:=[.B76]*[.C76]" office:value-type="float" office:value="940100" calcext:value-type="float">
            <text:p>940100</text:p>
          </table:table-cell>
        </table:table-row>
        <table:table-row table:style-name="ro1">
          <table:table-cell office:value-type="string" calcext:value-type="string">
            <text:p>Moto G4 Play ROMs, Kernels, Recoveries, &amp; Other De</text:p>
          </table:table-cell>
          <table:table-cell office:value-type="float" office:value="106" calcext:value-type="float">
            <text:p>106</text:p>
          </table:table-cell>
          <table:table-cell office:value-type="float" office:value="8800" calcext:value-type="float">
            <text:p>8800</text:p>
          </table:table-cell>
          <table:table-cell table:formula="of:=[.B77]*[.C77]" office:value-type="float" office:value="932800" calcext:value-type="float">
            <text:p>932800</text:p>
          </table:table-cell>
        </table:table-row>
        <table:table-row table:style-name="ro1">
          <table:table-cell office:value-type="string" calcext:value-type="string">
            <text:p>Xiaomi Mi 9 ROMs, Kernels, Recoveries, &amp; Other Dev</text:p>
          </table:table-cell>
          <table:table-cell office:value-type="float" office:value="59" calcext:value-type="float">
            <text:p>59</text:p>
          </table:table-cell>
          <table:table-cell office:value-type="float" office:value="15700" calcext:value-type="float">
            <text:p>15700</text:p>
          </table:table-cell>
          <table:table-cell table:formula="of:=[.B78]*[.C78]" office:value-type="float" office:value="926300" calcext:value-type="float">
            <text:p>926300</text:p>
          </table:table-cell>
        </table:table-row>
        <table:table-row table:style-name="ro1">
          <table:table-cell office:value-type="string" calcext:value-type="string">
            <text:p>Huawei P9 ROMs, Kernels, Recoveries, &amp; Other Devel</text:p>
          </table:table-cell>
          <table:table-cell office:value-type="float" office:value="68" calcext:value-type="float">
            <text:p>68</text:p>
          </table:table-cell>
          <table:table-cell office:value-type="float" office:value="13000" calcext:value-type="float">
            <text:p>13000</text:p>
          </table:table-cell>
          <table:table-cell table:formula="of:=[.B79]*[.C79]" office:value-type="float" office:value="884000" calcext:value-type="float">
            <text:p>884000</text:p>
          </table:table-cell>
        </table:table-row>
        <table:table-row table:style-name="ro1">
          <table:table-cell office:value-type="string" calcext:value-type="string">
            <text:p>Samsung Galaxy Core Prime ROMs, Kernels, Recoverie</text:p>
          </table:table-cell>
          <table:table-cell office:value-type="float" office:value="116" calcext:value-type="float">
            <text:p>116</text:p>
          </table:table-cell>
          <table:table-cell office:value-type="float" office:value="7600" calcext:value-type="float">
            <text:p>7600</text:p>
          </table:table-cell>
          <table:table-cell table:formula="of:=[.B80]*[.C80]" office:value-type="float" office:value="881600" calcext:value-type="float">
            <text:p>881600</text:p>
          </table:table-cell>
        </table:table-row>
        <table:table-row table:style-name="ro1">
          <table:table-cell office:value-type="string" calcext:value-type="string">
            <text:p>Essential Phone ROMs, Kernels, Recoveries, &amp; Other</text:p>
          </table:table-cell>
          <table:table-cell office:value-type="float" office:value="70" calcext:value-type="float">
            <text:p>70</text:p>
          </table:table-cell>
          <table:table-cell office:value-type="float" office:value="12300" calcext:value-type="float">
            <text:p>12300</text:p>
          </table:table-cell>
          <table:table-cell table:formula="of:=[.B81]*[.C81]" office:value-type="float" office:value="861000" calcext:value-type="float">
            <text:p>861000</text:p>
          </table:table-cell>
        </table:table-row>
        <table:table-row table:style-name="ro1">
          <table:table-cell office:value-type="string" calcext:value-type="string">
            <text:p>Samsung Galaxy S8 ROMs, Kernels, Recoveries, &amp; Oth</text:p>
          </table:table-cell>
          <table:table-cell office:value-type="float" office:value="71" calcext:value-type="float">
            <text:p>71</text:p>
          </table:table-cell>
          <table:table-cell office:value-type="float" office:value="12000" calcext:value-type="float">
            <text:p>12000</text:p>
          </table:table-cell>
          <table:table-cell table:formula="of:=[.B82]*[.C82]" office:value-type="float" office:value="852000" calcext:value-type="float">
            <text:p>852000</text:p>
          </table:table-cell>
        </table:table-row>
        <table:table-row table:style-name="ro1">
          <table:table-cell office:value-type="string" calcext:value-type="string">
            <text:p>HTC U11 ROMs, Kernels, Recoveries, &amp; Other Develo</text:p>
          </table:table-cell>
          <table:table-cell office:value-type="float" office:value="30" calcext:value-type="float">
            <text:p>30</text:p>
          </table:table-cell>
          <table:table-cell office:value-type="float" office:value="27700" calcext:value-type="float">
            <text:p>27700</text:p>
          </table:table-cell>
          <table:table-cell table:formula="of:=[.B83]*[.C83]" office:value-type="float" office:value="831000" calcext:value-type="float">
            <text:p>831000</text:p>
          </table:table-cell>
        </table:table-row>
        <table:table-row table:style-name="ro1">
          <table:table-cell office:value-type="string" calcext:value-type="string">
            <text:p>Lenovo Zuk Z2 Pro ROMs, Kernels, Recoveries, &amp; Oth</text:p>
          </table:table-cell>
          <table:table-cell office:value-type="float" office:value="82" calcext:value-type="float">
            <text:p>82</text:p>
          </table:table-cell>
          <table:table-cell office:value-type="float" office:value="9700" calcext:value-type="float">
            <text:p>9700</text:p>
          </table:table-cell>
          <table:table-cell table:formula="of:=[.B84]*[.C84]" office:value-type="float" office:value="795400" calcext:value-type="float">
            <text:p>795400</text:p>
          </table:table-cell>
        </table:table-row>
        <table:table-row table:style-name="ro1">
          <table:table-cell office:value-type="string" calcext:value-type="string">
            <text:p>Xiaomi Redmi 5 ROMs, Kernels, Recoveries, &amp; Other </text:p>
          </table:table-cell>
          <table:table-cell office:value-type="float" office:value="122" calcext:value-type="float">
            <text:p>122</text:p>
          </table:table-cell>
          <table:table-cell office:value-type="float" office:value="6200" calcext:value-type="float">
            <text:p>6200</text:p>
          </table:table-cell>
          <table:table-cell table:formula="of:=[.B85]*[.C85]" office:value-type="float" office:value="756400" calcext:value-type="float">
            <text:p>756400</text:p>
          </table:table-cell>
        </table:table-row>
        <table:table-row table:style-name="ro1">
          <table:table-cell office:value-type="string" calcext:value-type="string">
            <text:p>Sony Xperia XZ ROMs, Kernels, Recoveries, &amp; Other </text:p>
          </table:table-cell>
          <table:table-cell office:value-type="float" office:value="58" calcext:value-type="float">
            <text:p>58</text:p>
          </table:table-cell>
          <table:table-cell office:value-type="float" office:value="12100" calcext:value-type="float">
            <text:p>12100</text:p>
          </table:table-cell>
          <table:table-cell table:formula="of:=[.B86]*[.C86]" office:value-type="float" office:value="701800" calcext:value-type="float">
            <text:p>701800</text:p>
          </table:table-cell>
        </table:table-row>
        <table:table-row table:style-name="ro1">
          <table:table-cell office:value-type="string" calcext:value-type="string">
            <text:p>Xiaomi Redmi Note 6 Pro ROMs, Kernels, Recoveries,</text:p>
          </table:table-cell>
          <table:table-cell office:value-type="float" office:value="112" calcext:value-type="float">
            <text:p>112</text:p>
          </table:table-cell>
          <table:table-cell office:value-type="float" office:value="5800" calcext:value-type="float">
            <text:p>5800</text:p>
          </table:table-cell>
          <table:table-cell table:formula="of:=[.B87]*[.C87]" office:value-type="float" office:value="649600" calcext:value-type="float">
            <text:p>649600</text:p>
          </table:table-cell>
        </table:table-row>
        <table:table-row table:style-name="ro1">
          <table:table-cell office:value-type="string" calcext:value-type="string">
            <text:p>Xiaomi Mi 5s Plus ROMs, Kernels, Recoveries, &amp; Oth</text:p>
          </table:table-cell>
          <table:table-cell office:value-type="float" office:value="79" calcext:value-type="float">
            <text:p>79</text:p>
          </table:table-cell>
          <table:table-cell office:value-type="float" office:value="8200" calcext:value-type="float">
            <text:p>8200</text:p>
          </table:table-cell>
          <table:table-cell table:formula="of:=[.B88]*[.C88]" office:value-type="float" office:value="647800" calcext:value-type="float">
            <text:p>647800</text:p>
          </table:table-cell>
        </table:table-row>
        <table:table-row table:style-name="ro1">
          <table:table-cell office:value-type="string" calcext:value-type="string">
            <text:p>Sony Xperia XZ Premium ROMs, Kernels, Recoveries, </text:p>
          </table:table-cell>
          <table:table-cell office:value-type="float" office:value="64" calcext:value-type="float">
            <text:p>64</text:p>
          </table:table-cell>
          <table:table-cell office:value-type="float" office:value="10100" calcext:value-type="float">
            <text:p>10100</text:p>
          </table:table-cell>
          <table:table-cell table:formula="of:=[.B89]*[.C89]" office:value-type="float" office:value="646400" calcext:value-type="float">
            <text:p>646400</text:p>
          </table:table-cell>
        </table:table-row>
        <table:table-row table:style-name="ro1">
          <table:table-cell office:value-type="string" calcext:value-type="string">
            <text:p>Google Pixel 3 XL ROMs, Kernels, Recoveries, &amp; Oth</text:p>
          </table:table-cell>
          <table:table-cell office:value-type="float" office:value="52" calcext:value-type="float">
            <text:p>52</text:p>
          </table:table-cell>
          <table:table-cell office:value-type="float" office:value="12100" calcext:value-type="float">
            <text:p>12100</text:p>
          </table:table-cell>
          <table:table-cell table:formula="of:=[.B90]*[.C90]" office:value-type="float" office:value="629200" calcext:value-type="float">
            <text:p>629200</text:p>
          </table:table-cell>
        </table:table-row>
        <table:table-row table:style-name="ro1">
          <table:table-cell office:value-type="string" calcext:value-type="string">
            <text:p>Xiaomi Mi Mix 2S ROMs, Kernels, Recoveries, &amp; Othe</text:p>
          </table:table-cell>
          <table:table-cell office:value-type="float" office:value="68" calcext:value-type="float">
            <text:p>68</text:p>
          </table:table-cell>
          <table:table-cell office:value-type="float" office:value="8800" calcext:value-type="float">
            <text:p>8800</text:p>
          </table:table-cell>
          <table:table-cell table:formula="of:=[.B91]*[.C91]" office:value-type="float" office:value="598400" calcext:value-type="float">
            <text:p>598400</text:p>
          </table:table-cell>
        </table:table-row>
        <table:table-row table:style-name="ro1">
          <table:table-cell office:value-type="string" calcext:value-type="string">
            <text:p>Honor 8 ROMs, Kernels, Recoveries, &amp; Other Develop</text:p>
          </table:table-cell>
          <table:table-cell office:value-type="float" office:value="55" calcext:value-type="float">
            <text:p>55</text:p>
          </table:table-cell>
          <table:table-cell office:value-type="float" office:value="10700" calcext:value-type="float">
            <text:p>10700</text:p>
          </table:table-cell>
          <table:table-cell table:formula="of:=[.B92]*[.C92]" office:value-type="float" office:value="588500" calcext:value-type="float">
            <text:p>588500</text:p>
          </table:table-cell>
        </table:table-row>
        <table:table-row table:style-name="ro1">
          <table:table-cell office:value-type="string" calcext:value-type="string">
            <text:p>Lenovo K6 / K6 Power / K6 Note ROMs, Kernels, Reco</text:p>
          </table:table-cell>
          <table:table-cell office:value-type="float" office:value="74" calcext:value-type="float">
            <text:p>74</text:p>
          </table:table-cell>
          <table:table-cell office:value-type="float" office:value="7900" calcext:value-type="float">
            <text:p>7900</text:p>
          </table:table-cell>
          <table:table-cell table:formula="of:=[.B93]*[.C93]" office:value-type="float" office:value="584600" calcext:value-type="float">
            <text:p>584600</text:p>
          </table:table-cell>
        </table:table-row>
        <table:table-row table:style-name="ro1">
          <table:table-cell office:value-type="string" calcext:value-type="string">
            <text:p>Samsung Galaxy J2 ROMs, Kernels, Recoveries, &amp; Oth</text:p>
          </table:table-cell>
          <table:table-cell office:value-type="float" office:value="98" calcext:value-type="float">
            <text:p>98</text:p>
          </table:table-cell>
          <table:table-cell office:value-type="float" office:value="5500" calcext:value-type="float">
            <text:p>5500</text:p>
          </table:table-cell>
          <table:table-cell table:formula="of:=[.B94]*[.C94]" office:value-type="float" office:value="539000" calcext:value-type="float">
            <text:p>539000</text:p>
          </table:table-cell>
        </table:table-row>
        <table:table-row table:style-name="ro1">
          <table:table-cell office:value-type="string" calcext:value-type="string">
            <text:p>Xiaomi Redmi 5A ROMs, Kernels, Recoveries, &amp; Other</text:p>
          </table:table-cell>
          <table:table-cell office:value-type="float" office:value="114" calcext:value-type="float">
            <text:p>114</text:p>
          </table:table-cell>
          <table:table-cell office:value-type="float" office:value="4200" calcext:value-type="float">
            <text:p>4200</text:p>
          </table:table-cell>
          <table:table-cell table:formula="of:=[.B95]*[.C95]" office:value-type="float" office:value="478800" calcext:value-type="float">
            <text:p>478800</text:p>
          </table:table-cell>
        </table:table-row>
        <table:table-row table:style-name="ro1">
          <table:table-cell office:value-type="string" calcext:value-type="string">
            <text:p>Moto Z ROMs, Kernels, Recoveries, &amp; Other Developm</text:p>
          </table:table-cell>
          <table:table-cell office:value-type="float" office:value="51" calcext:value-type="float">
            <text:p>51</text:p>
          </table:table-cell>
          <table:table-cell office:value-type="float" office:value="9200" calcext:value-type="float">
            <text:p>9200</text:p>
          </table:table-cell>
          <table:table-cell table:formula="of:=[.B96]*[.C96]" office:value-type="float" office:value="469200" calcext:value-type="float">
            <text:p>469200</text:p>
          </table:table-cell>
        </table:table-row>
        <table:table-row table:style-name="ro1">
          <table:table-cell office:value-type="string" calcext:value-type="string">
            <text:p>Asus Zenfone Max Pro M2 ROMs, Kernels, Recoveries,</text:p>
          </table:table-cell>
          <table:table-cell office:value-type="float" office:value="74" calcext:value-type="float">
            <text:p>74</text:p>
          </table:table-cell>
          <table:table-cell office:value-type="float" office:value="6300" calcext:value-type="float">
            <text:p>6300</text:p>
          </table:table-cell>
          <table:table-cell table:formula="of:=[.B97]*[.C97]" office:value-type="float" office:value="466200" calcext:value-type="float">
            <text:p>466200</text:p>
          </table:table-cell>
        </table:table-row>
        <table:table-row table:style-name="ro1">
          <table:table-cell office:value-type="string" calcext:value-type="string">
            <text:p>Yu Yunique ROMs, Kernels, Recoveries, &amp; Other Deve</text:p>
          </table:table-cell>
          <table:table-cell office:value-type="float" office:value="111" calcext:value-type="float">
            <text:p>111</text:p>
          </table:table-cell>
          <table:table-cell office:value-type="float" office:value="4000" calcext:value-type="float">
            <text:p>4000</text:p>
          </table:table-cell>
          <table:table-cell table:formula="of:=[.B98]*[.C98]" office:value-type="float" office:value="444000" calcext:value-type="float">
            <text:p>444000</text:p>
          </table:table-cell>
        </table:table-row>
        <table:table-row table:style-name="ro1">
          <table:table-cell office:value-type="string" calcext:value-type="string">
            <text:p>JiaYu S3 ROMs, Kernels, Recoveries, &amp; Other Develo</text:p>
          </table:table-cell>
          <table:table-cell office:value-type="float" office:value="29" calcext:value-type="float">
            <text:p>29</text:p>
          </table:table-cell>
          <table:table-cell office:value-type="float" office:value="15000" calcext:value-type="float">
            <text:p>15000</text:p>
          </table:table-cell>
          <table:table-cell table:formula="of:=[.B99]*[.C99]" office:value-type="float" office:value="435000" calcext:value-type="float">
            <text:p>435000</text:p>
          </table:table-cell>
        </table:table-row>
        <table:table-row table:style-name="ro1">
          <table:table-cell office:value-type="string" calcext:value-type="string">
            <text:p>Xiaomi Mi A3 ROMs, Kernels, Recoveries, &amp; Other De</text:p>
          </table:table-cell>
          <table:table-cell office:value-type="float" office:value="62" calcext:value-type="float">
            <text:p>62</text:p>
          </table:table-cell>
          <table:table-cell office:value-type="float" office:value="6900" calcext:value-type="float">
            <text:p>6900</text:p>
          </table:table-cell>
          <table:table-cell table:formula="of:=[.B100]*[.C100]" office:value-type="float" office:value="427800" calcext:value-type="float">
            <text:p>427800</text:p>
          </table:table-cell>
        </table:table-row>
        <table:table-row table:style-name="ro1">
          <table:table-cell office:value-type="string" calcext:value-type="string">
            <text:p>Elephone P9000 ROMs, Kernels, Recoveries, &amp; Other </text:p>
          </table:table-cell>
          <table:table-cell office:value-type="float" office:value="47" calcext:value-type="float">
            <text:p>47</text:p>
          </table:table-cell>
          <table:table-cell office:value-type="float" office:value="8700" calcext:value-type="float">
            <text:p>8700</text:p>
          </table:table-cell>
          <table:table-cell table:formula="of:=[.B101]*[.C101]" office:value-type="float" office:value="408900" calcext:value-type="float">
            <text:p>408900</text:p>
          </table:table-cell>
        </table:table-row>
        <table:table-row table:style-name="ro1">
          <table:table-cell office:value-type="string" calcext:value-type="string">
            <text:p>Moto G5S ROMs, Kernels, Recoveries, &amp; Other Devel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table:formula="of:=[.B102]*[.C102]" office:value-type="float" office:value="400000" calcext:value-type="float">
            <text:p>400000</text:p>
          </table:table-cell>
        </table:table-row>
        <table:table-row table:style-name="ro1">
          <table:table-cell office:value-type="string" calcext:value-type="string">
            <text:p>Asus ZenFone 3 ROMs, Kernels, Recoveries, &amp; Other </text:p>
          </table:table-cell>
          <table:table-cell office:value-type="float" office:value="56" calcext:value-type="float">
            <text:p>56</text:p>
          </table:table-cell>
          <table:table-cell office:value-type="float" office:value="6900" calcext:value-type="float">
            <text:p>6900</text:p>
          </table:table-cell>
          <table:table-cell table:formula="of:=[.B103]*[.C103]" office:value-type="float" office:value="386400" calcext:value-type="float">
            <text:p>386400</text:p>
          </table:table-cell>
        </table:table-row>
        <table:table-row table:style-name="ro1">
          <table:table-cell office:value-type="string" calcext:value-type="string">
            <text:p>Honor 6X ROMs, Kernels, Recoveries, &amp; Other Develo</text:p>
          </table:table-cell>
          <table:table-cell office:value-type="float" office:value="51" calcext:value-type="float">
            <text:p>51</text:p>
          </table:table-cell>
          <table:table-cell office:value-type="float" office:value="6900" calcext:value-type="float">
            <text:p>6900</text:p>
          </table:table-cell>
          <table:table-cell table:formula="of:=[.B104]*[.C104]" office:value-type="float" office:value="351900" calcext:value-type="float">
            <text:p>351900</text:p>
          </table:table-cell>
        </table:table-row>
        <table:table-row table:style-name="ro1">
          <table:table-cell office:value-type="string" calcext:value-type="string">
            <text:p>Huawei Mate 9 ROMs, Kernels, Recoveries, &amp; Other D</text:p>
          </table:table-cell>
          <table:table-cell office:value-type="float" office:value="46" calcext:value-type="float">
            <text:p>46</text:p>
          </table:table-cell>
          <table:table-cell office:value-type="float" office:value="7300" calcext:value-type="float">
            <text:p>7300</text:p>
          </table:table-cell>
          <table:table-cell table:formula="of:=[.B105]*[.C105]" office:value-type="float" office:value="335800" calcext:value-type="float">
            <text:p>335800</text:p>
          </table:table-cell>
        </table:table-row>
        <table:table-row table:style-name="ro1">
          <table:table-cell office:value-type="string" calcext:value-type="string">
            <text:p>Redmi Note 9S / Note 9 Pro (Indian Model) ROMs, Ke</text:p>
          </table:table-cell>
          <table:table-cell office:value-type="float" office:value="61" calcext:value-type="float">
            <text:p>61</text:p>
          </table:table-cell>
          <table:table-cell office:value-type="float" office:value="5300" calcext:value-type="float">
            <text:p>5300</text:p>
          </table:table-cell>
          <table:table-cell table:formula="of:=[.B106]*[.C106]" office:value-type="float" office:value="323300" calcext:value-type="float">
            <text:p>323300</text:p>
          </table:table-cell>
        </table:table-row>
        <table:table-row table:style-name="ro1">
          <table:table-cell office:value-type="string" calcext:value-type="string">
            <text:p>Xiaomi Mi Pad ROMs, Kernels, Recoveries, &amp; Other D</text:p>
          </table:table-cell>
          <table:table-cell office:value-type="float" office:value="48" calcext:value-type="float">
            <text:p>48</text:p>
          </table:table-cell>
          <table:table-cell office:value-type="float" office:value="6600" calcext:value-type="float">
            <text:p>6600</text:p>
          </table:table-cell>
          <table:table-cell table:formula="of:=[.B107]*[.C107]" office:value-type="float" office:value="316800" calcext:value-type="float">
            <text:p>316800</text:p>
          </table:table-cell>
        </table:table-row>
        <table:table-row table:style-name="ro1">
          <table:table-cell office:value-type="string" calcext:value-type="string">
            <text:p>Moto X4 ROMs, Kernels, Recoveries, &amp; Other Develop</text:p>
          </table:table-cell>
          <table:table-cell office:value-type="float" office:value="46" calcext:value-type="float">
            <text:p>46</text:p>
          </table:table-cell>
          <table:table-cell office:value-type="float" office:value="6700" calcext:value-type="float">
            <text:p>6700</text:p>
          </table:table-cell>
          <table:table-cell table:formula="of:=[.B108]*[.C108]" office:value-type="float" office:value="308200" calcext:value-type="float">
            <text:p>308200</text:p>
          </table:table-cell>
        </table:table-row>
        <table:table-row table:style-name="ro1">
          <table:table-cell office:value-type="string" calcext:value-type="string">
            <text:p>Sony Xperia X ROMs, Kernels, Recoveries, &amp; Other D</text:p>
          </table:table-cell>
          <table:table-cell office:value-type="float" office:value="55" calcext:value-type="float">
            <text:p>55</text:p>
          </table:table-cell>
          <table:table-cell office:value-type="float" office:value="5600" calcext:value-type="float">
            <text:p>5600</text:p>
          </table:table-cell>
          <table:table-cell table:formula="of:=[.B109]*[.C109]" office:value-type="float" office:value="308000" calcext:value-type="float">
            <text:p>308000</text:p>
          </table:table-cell>
        </table:table-row>
        <table:table-row table:style-name="ro1">
          <table:table-cell office:value-type="string" calcext:value-type="string">
            <text:p>Honor View 10 ROMs, Kernels, Recoveries, &amp; Other D</text:p>
          </table:table-cell>
          <table:table-cell office:value-type="float" office:value="53" calcext:value-type="float">
            <text:p>53</text:p>
          </table:table-cell>
          <table:table-cell office:value-type="float" office:value="5300" calcext:value-type="float">
            <text:p>5300</text:p>
          </table:table-cell>
          <table:table-cell table:formula="of:=[.B110]*[.C110]" office:value-type="float" office:value="280900" calcext:value-type="float">
            <text:p>280900</text:p>
          </table:table-cell>
        </table:table-row>
        <table:table-row table:style-name="ro1">
          <table:table-cell office:value-type="string" calcext:value-type="string">
            <text:p>LeEco Le 1S ROMs, Kernels, Recoveries, &amp; Other Dev</text:p>
          </table:table-cell>
          <table:table-cell office:value-type="float" office:value="85" calcext:value-type="float">
            <text:p>85</text:p>
          </table:table-cell>
          <table:table-cell office:value-type="float" office:value="3300" calcext:value-type="float">
            <text:p>3300</text:p>
          </table:table-cell>
          <table:table-cell table:formula="of:=[.B111]*[.C111]" office:value-type="float" office:value="280500" calcext:value-type="float">
            <text:p>280500</text:p>
          </table:table-cell>
        </table:table-row>
        <table:table-row table:style-name="ro1">
          <table:table-cell office:value-type="string" calcext:value-type="string">
            <text:p>Xiaomi 6X (Wayne) ROMs, Kernels, Recoveries, &amp; Oth</text:p>
          </table:table-cell>
          <table:table-cell office:value-type="float" office:value="102" calcext:value-type="float">
            <text:p>102</text:p>
          </table:table-cell>
          <table:table-cell office:value-type="float" office:value="2700" calcext:value-type="float">
            <text:p>2700</text:p>
          </table:table-cell>
          <table:table-cell table:formula="of:=[.B112]*[.C112]" office:value-type="float" office:value="275400" calcext:value-type="float">
            <text:p>275400</text:p>
          </table:table-cell>
        </table:table-row>
        <table:table-row table:style-name="ro1">
          <table:table-cell office:value-type="string" calcext:value-type="string">
            <text:p>Samsung Galaxy J5 PRO (2017) ROMs, Kernels, Recove</text:p>
          </table:table-cell>
          <table:table-cell office:value-type="float" office:value="75" calcext:value-type="float">
            <text:p>75</text:p>
          </table:table-cell>
          <table:table-cell office:value-type="float" office:value="3600" calcext:value-type="float">
            <text:p>3600</text:p>
          </table:table-cell>
          <table:table-cell table:formula="of:=[.B113]*[.C113]" office:value-type="float" office:value="270000" calcext:value-type="float">
            <text:p>270000</text:p>
          </table:table-cell>
        </table:table-row>
        <table:table-row table:style-name="ro1">
          <table:table-cell office:value-type="string" calcext:value-type="string">
            <text:p>Xiaomi Mi Pad 4 ROMs, Kernels, Recoveries, &amp; Other</text:p>
          </table:table-cell>
          <table:table-cell office:value-type="float" office:value="42" calcext:value-type="float">
            <text:p>42</text:p>
          </table:table-cell>
          <table:table-cell office:value-type="float" office:value="6300" calcext:value-type="float">
            <text:p>6300</text:p>
          </table:table-cell>
          <table:table-cell table:formula="of:=[.B114]*[.C114]" office:value-type="float" office:value="264600" calcext:value-type="float">
            <text:p>264600</text:p>
          </table:table-cell>
        </table:table-row>
        <table:table-row table:style-name="ro1">
          <table:table-cell office:value-type="string" calcext:value-type="string">
            <text:p>Samsung Galaxy Note 10+ ROMs, Kernels, Recoveries,</text:p>
          </table:table-cell>
          <table:table-cell office:value-type="float" office:value="37" calcext:value-type="float">
            <text:p>37</text:p>
          </table:table-cell>
          <table:table-cell office:value-type="float" office:value="7100" calcext:value-type="float">
            <text:p>7100</text:p>
          </table:table-cell>
          <table:table-cell table:formula="of:=[.B115]*[.C115]" office:value-type="float" office:value="262700" calcext:value-type="float">
            <text:p>262700</text:p>
          </table:table-cell>
        </table:table-row>
        <table:table-row table:style-name="ro1">
          <table:table-cell office:value-type="string" calcext:value-type="string">
            <text:p>Xiaomi Mi 8 Lite ROMs, Kernels, Recoveries, &amp; Othe</text:p>
          </table:table-cell>
          <table:table-cell office:value-type="float" office:value="76" calcext:value-type="float">
            <text:p>76</text:p>
          </table:table-cell>
          <table:table-cell office:value-type="float" office:value="3400" calcext:value-type="float">
            <text:p>3400</text:p>
          </table:table-cell>
          <table:table-cell table:formula="of:=[.B116]*[.C116]" office:value-type="float" office:value="258400" calcext:value-type="float">
            <text:p>258400</text:p>
          </table:table-cell>
        </table:table-row>
        <table:table-row table:style-name="ro1">
          <table:table-cell office:value-type="string" calcext:value-type="string">
            <text:p>Google Pixel 2 ROMs, Kernels, Recoveries, &amp; Other </text:p>
          </table:table-cell>
          <table:table-cell office:value-type="float" office:value="41" calcext:value-type="float">
            <text:p>41</text:p>
          </table:table-cell>
          <table:table-cell office:value-type="float" office:value="6100" calcext:value-type="float">
            <text:p>6100</text:p>
          </table:table-cell>
          <table:table-cell table:formula="of:=[.B117]*[.C117]" office:value-type="float" office:value="250100" calcext:value-type="float">
            <text:p>250100</text:p>
          </table:table-cell>
        </table:table-row>
        <table:table-row table:style-name="ro1">
          <table:table-cell office:value-type="string" calcext:value-type="string">
            <text:p>Asus Zenfone Max ROMs, Kernels, Recoveries, &amp; Othe</text:p>
          </table:table-cell>
          <table:table-cell office:value-type="float" office:value="59" calcext:value-type="float">
            <text:p>59</text:p>
          </table:table-cell>
          <table:table-cell office:value-type="float" office:value="4100" calcext:value-type="float">
            <text:p>4100</text:p>
          </table:table-cell>
          <table:table-cell table:formula="of:=[.B118]*[.C118]" office:value-type="float" office:value="241900" calcext:value-type="float">
            <text:p>241900</text:p>
          </table:table-cell>
        </table:table-row>
        <table:table-row table:style-name="ro1">
          <table:table-cell office:value-type="string" calcext:value-type="string">
            <text:p>Samsung Galaxy J700T &amp; J700T1 ROMs, Kernels, Recov</text:p>
          </table:table-cell>
          <table:table-cell office:value-type="float" office:value="67" calcext:value-type="float">
            <text:p>67</text:p>
          </table:table-cell>
          <table:table-cell office:value-type="float" office:value="3600" calcext:value-type="float">
            <text:p>3600</text:p>
          </table:table-cell>
          <table:table-cell table:formula="of:=[.B119]*[.C119]" office:value-type="float" office:value="241200" calcext:value-type="float">
            <text:p>241200</text:p>
          </table:table-cell>
        </table:table-row>
        <table:table-row table:style-name="ro1">
          <table:table-cell office:value-type="string" calcext:value-type="string">
            <text:p>Huawei Y6 ROMs, Kernels, Recoveries, &amp; Other Devel</text:p>
          </table:table-cell>
          <table:table-cell office:value-type="float" office:value="59" calcext:value-type="float">
            <text:p>59</text:p>
          </table:table-cell>
          <table:table-cell office:value-type="float" office:value="4000" calcext:value-type="float">
            <text:p>4000</text:p>
          </table:table-cell>
          <table:table-cell table:formula="of:=[.B120]*[.C120]" office:value-type="float" office:value="236000" calcext:value-type="float">
            <text:p>236000</text:p>
          </table:table-cell>
        </table:table-row>
        <table:table-row table:style-name="ro1">
          <table:table-cell office:value-type="string" calcext:value-type="string">
            <text:p>Xiaomi Redmi 7 ROMs, Kernels, Recoveries, &amp; Other </text:p>
          </table:table-cell>
          <table:table-cell office:value-type="float" office:value="72" calcext:value-type="float">
            <text:p>72</text:p>
          </table:table-cell>
          <table:table-cell office:value-type="float" office:value="3000" calcext:value-type="float">
            <text:p>3000</text:p>
          </table:table-cell>
          <table:table-cell table:formula="of:=[.B121]*[.C121]" office:value-type="float" office:value="216000" calcext:value-type="float">
            <text:p>216000</text:p>
          </table:table-cell>
        </table:table-row>
        <table:table-row table:style-name="ro1">
          <table:table-cell office:value-type="string" calcext:value-type="string">
            <text:p>Sony Xperia XZ1 Compact ROMs, Kernels, Recoveries,</text:p>
          </table:table-cell>
          <table:table-cell office:value-type="float" office:value="28" calcext:value-type="float">
            <text:p>28</text:p>
          </table:table-cell>
          <table:table-cell office:value-type="float" office:value="7700" calcext:value-type="float">
            <text:p>7700</text:p>
          </table:table-cell>
          <table:table-cell table:formula="of:=[.B122]*[.C122]" office:value-type="float" office:value="215600" calcext:value-type="float">
            <text:p>215600</text:p>
          </table:table-cell>
        </table:table-row>
        <table:table-row table:style-name="ro1">
          <table:table-cell office:value-type="string" calcext:value-type="string">
            <text:p>Xiaomi Mi Note 2 ROMs, Kernels, Recoveries, &amp; Oth</text:p>
          </table:table-cell>
          <table:table-cell office:value-type="float" office:value="52" calcext:value-type="float">
            <text:p>52</text:p>
          </table:table-cell>
          <table:table-cell office:value-type="float" office:value="4100" calcext:value-type="float">
            <text:p>4100</text:p>
          </table:table-cell>
          <table:table-cell table:formula="of:=[.B123]*[.C123]" office:value-type="float" office:value="213200" calcext:value-type="float">
            <text:p>213200</text:p>
          </table:table-cell>
        </table:table-row>
        <table:table-row table:style-name="ro1">
          <table:table-cell office:value-type="string" calcext:value-type="string">
            <text:p>ZTE Nubia Z17 ROMs, Kernels, Recoveries, &amp; Other </text:p>
          </table:table-cell>
          <table:table-cell office:value-type="float" office:value="52" calcext:value-type="float">
            <text:p>52</text:p>
          </table:table-cell>
          <table:table-cell office:value-type="float" office:value="4000" calcext:value-type="float">
            <text:p>4000</text:p>
          </table:table-cell>
          <table:table-cell table:formula="of:=[.B124]*[.C124]" office:value-type="float" office:value="208000" calcext:value-type="float">
            <text:p>208000</text:p>
          </table:table-cell>
        </table:table-row>
        <table:table-row table:style-name="ro1">
          <table:table-cell office:value-type="string" calcext:value-type="string">
            <text:p>Xiaomi Redmi 6 Pro ROMs, Kernels, Recoveries, &amp; Ot</text:p>
          </table:table-cell>
          <table:table-cell office:value-type="float" office:value="73" calcext:value-type="float">
            <text:p>73</text:p>
          </table:table-cell>
          <table:table-cell office:value-type="float" office:value="2800" calcext:value-type="float">
            <text:p>2800</text:p>
          </table:table-cell>
          <table:table-cell table:formula="of:=[.B125]*[.C125]" office:value-type="float" office:value="204400" calcext:value-type="float">
            <text:p>204400</text:p>
          </table:table-cell>
        </table:table-row>
        <table:table-row table:style-name="ro1">
          <table:table-cell office:value-type="string" calcext:value-type="string">
            <text:p>Sony Xperia XZ2 ROMs, Kernels, Recoveries, &amp; Other</text:p>
          </table:table-cell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table:formula="of:=[.B126]*[.C126]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Honor 3C ROMs, Kernels, Recoveries, &amp; Other Develo</text:p>
          </table:table-cell>
          <table:table-cell office:value-type="float" office:value="47" calcext:value-type="float">
            <text:p>47</text:p>
          </table:table-cell>
          <table:table-cell office:value-type="float" office:value="4200" calcext:value-type="float">
            <text:p>4200</text:p>
          </table:table-cell>
          <table:table-cell table:formula="of:=[.B127]*[.C127]" office:value-type="float" office:value="197400" calcext:value-type="float">
            <text:p>197400</text:p>
          </table:table-cell>
        </table:table-row>
        <table:table-row table:style-name="ro1">
          <table:table-cell office:value-type="string" calcext:value-type="string">
            <text:p>Xiaomi Redmi Note 4 [Mediatek] ROMs, Kernels, Reco</text:p>
          </table:table-cell>
          <table:table-cell office:value-type="float" office:value="53" calcext:value-type="float">
            <text:p>53</text:p>
          </table:table-cell>
          <table:table-cell office:value-type="float" office:value="3400" calcext:value-type="float">
            <text:p>3400</text:p>
          </table:table-cell>
          <table:table-cell table:formula="of:=[.B128]*[.C128]" office:value-type="float" office:value="180200" calcext:value-type="float">
            <text:p>180200</text:p>
          </table:table-cell>
        </table:table-row>
        <table:table-row table:style-name="ro1">
          <table:table-cell office:value-type="string" calcext:value-type="string">
            <text:p>Huawei Nova 2i (Mate 10 Lite / Honor 9i) ROMs, Ker</text:p>
          </table:table-cell>
          <table:table-cell office:value-type="float" office:value="63" calcext:value-type="float">
            <text:p>63</text:p>
          </table:table-cell>
          <table:table-cell office:value-type="float" office:value="2800" calcext:value-type="float">
            <text:p>2800</text:p>
          </table:table-cell>
          <table:table-cell table:formula="of:=[.B129]*[.C129]" office:value-type="float" office:value="176400" calcext:value-type="float">
            <text:p>176400</text:p>
          </table:table-cell>
        </table:table-row>
        <table:table-row table:style-name="ro1">
          <table:table-cell office:value-type="string" calcext:value-type="string">
            <text:p>Xiaomi Mi Note 3 ROMs, Kernels, Recoveries, &amp; Othe</text:p>
          </table:table-cell>
          <table:table-cell office:value-type="float" office:value="58" calcext:value-type="float">
            <text:p>58</text:p>
          </table:table-cell>
          <table:table-cell office:value-type="float" office:value="3000" calcext:value-type="float">
            <text:p>3000</text:p>
          </table:table-cell>
          <table:table-cell table:formula="of:=[.B130]*[.C130]" office:value-type="float" office:value="174000" calcext:value-type="float">
            <text:p>174000</text:p>
          </table:table-cell>
        </table:table-row>
        <table:table-row table:style-name="ro1">
          <table:table-cell office:value-type="string" calcext:value-type="string">
            <text:p>Samsung Galaxy S5 Neo ROMs, Kernels, Recoveries, &amp;</text:p>
          </table:table-cell>
          <table:table-cell office:value-type="float" office:value="32" calcext:value-type="float">
            <text:p>32</text:p>
          </table:table-cell>
          <table:table-cell office:value-type="float" office:value="5300" calcext:value-type="float">
            <text:p>5300</text:p>
          </table:table-cell>
          <table:table-cell table:formula="of:=[.B131]*[.C131]" office:value-type="float" office:value="169600" calcext:value-type="float">
            <text:p>169600</text:p>
          </table:table-cell>
        </table:table-row>
        <table:table-row table:style-name="ro1">
          <table:table-cell office:value-type="string" calcext:value-type="string">
            <text:p>Samsung Galaxy Tab S3 ROMs, Kernels, Recoveries, &amp;</text:p>
          </table:table-cell>
          <table:table-cell office:value-type="float" office:value="35" calcext:value-type="float">
            <text:p>35</text:p>
          </table:table-cell>
          <table:table-cell office:value-type="float" office:value="4800" calcext:value-type="float">
            <text:p>4800</text:p>
          </table:table-cell>
          <table:table-cell table:formula="of:=[.B132]*[.C132]" office:value-type="float" office:value="168000" calcext:value-type="float">
            <text:p>168000</text:p>
          </table:table-cell>
        </table:table-row>
        <table:table-row table:style-name="ro1">
          <table:table-cell office:value-type="string" calcext:value-type="string">
            <text:p>Honor 4x ROMs, Kernels, Recoveries, &amp; Other Develo</text:p>
          </table:table-cell>
          <table:table-cell office:value-type="float" office:value="35" calcext:value-type="float">
            <text:p>35</text:p>
          </table:table-cell>
          <table:table-cell office:value-type="float" office:value="4300" calcext:value-type="float">
            <text:p>4300</text:p>
          </table:table-cell>
          <table:table-cell table:formula="of:=[.B133]*[.C133]" office:value-type="float" office:value="150500" calcext:value-type="float">
            <text:p>150500</text:p>
          </table:table-cell>
        </table:table-row>
        <table:table-row table:style-name="ro1">
          <table:table-cell office:value-type="string" calcext:value-type="string">
            <text:p>Huawei P10 Lite ROMs, Kernels, Recoveries, &amp; Other</text:p>
          </table:table-cell>
          <table:table-cell office:value-type="float" office:value="47" calcext:value-type="float">
            <text:p>47</text:p>
          </table:table-cell>
          <table:table-cell office:value-type="float" office:value="3200" calcext:value-type="float">
            <text:p>3200</text:p>
          </table:table-cell>
          <table:table-cell table:formula="of:=[.B134]*[.C134]" office:value-type="float" office:value="150400" calcext:value-type="float">
            <text:p>150400</text:p>
          </table:table-cell>
        </table:table-row>
        <table:table-row table:style-name="ro1">
          <table:table-cell office:value-type="string" calcext:value-type="string">
            <text:p>Xiaomi Poco X2 ROMs, Kernels, Recoveries, &amp; Other </text:p>
          </table:table-cell>
          <table:table-cell office:value-type="float" office:value="49" calcext:value-type="float">
            <text:p>49</text:p>
          </table:table-cell>
          <table:table-cell office:value-type="float" office:value="3000" calcext:value-type="float">
            <text:p>3000</text:p>
          </table:table-cell>
          <table:table-cell table:formula="of:=[.B135]*[.C135]" office:value-type="float" office:value="147000" calcext:value-type="float">
            <text:p>147000</text:p>
          </table:table-cell>
        </table:table-row>
        <table:table-row table:style-name="ro1">
          <table:table-cell office:value-type="string" calcext:value-type="string">
            <text:p>Xiaomi Mi Mix 3 ROMs, Kernels, Recoveries, &amp; Other</text:p>
          </table:table-cell>
          <table:table-cell office:value-type="float" office:value="35" calcext:value-type="float">
            <text:p>35</text:p>
          </table:table-cell>
          <table:table-cell office:value-type="float" office:value="4000" calcext:value-type="float">
            <text:p>4000</text:p>
          </table:table-cell>
          <table:table-cell table:formula="of:=[.B136]*[.C136]" office:value-type="float" office:value="140000" calcext:value-type="float">
            <text:p>140000</text:p>
          </table:table-cell>
        </table:table-row>
        <table:table-row table:style-name="ro1">
          <table:table-cell office:value-type="string" calcext:value-type="string">
            <text:p>Xiaomi Poco X3 NFC ROMs, Kernels, Recoveries, &amp; Ot</text:p>
          </table:table-cell>
          <table:table-cell office:value-type="float" office:value="33" calcext:value-type="float">
            <text:p>33</text:p>
          </table:table-cell>
          <table:table-cell office:value-type="float" office:value="4200" calcext:value-type="float">
            <text:p>4200</text:p>
          </table:table-cell>
          <table:table-cell table:formula="of:=[.B137]*[.C137]" office:value-type="float" office:value="138600" calcext:value-type="float">
            <text:p>138600</text:p>
          </table:table-cell>
        </table:table-row>
        <table:table-row table:style-name="ro1">
          <table:table-cell office:value-type="string" calcext:value-type="string">
            <text:p>Lenovo Vibe Z2 Pro ROMs, Kernels, Recoveries, &amp; Ot</text:p>
          </table:table-cell>
          <table:table-cell office:value-type="float" office:value="26" calcext:value-type="float">
            <text:p>26</text:p>
          </table:table-cell>
          <table:table-cell office:value-type="float" office:value="5300" calcext:value-type="float">
            <text:p>5300</text:p>
          </table:table-cell>
          <table:table-cell table:formula="of:=[.B138]*[.C138]" office:value-type="float" office:value="137800" calcext:value-type="float">
            <text:p>137800</text:p>
          </table:table-cell>
        </table:table-row>
        <table:table-row table:style-name="ro1">
          <table:table-cell office:value-type="string" calcext:value-type="string">
            <text:p>Xiaomi Mi Max 3 ROMs, Kernels, Recoveries, &amp; Other</text:p>
          </table:table-cell>
          <table:table-cell office:value-type="float" office:value="44" calcext:value-type="float">
            <text:p>44</text:p>
          </table:table-cell>
          <table:table-cell office:value-type="float" office:value="3100" calcext:value-type="float">
            <text:p>3100</text:p>
          </table:table-cell>
          <table:table-cell table:formula="of:=[.B139]*[.C139]" office:value-type="float" office:value="136400" calcext:value-type="float">
            <text:p>136400</text:p>
          </table:table-cell>
        </table:table-row>
        <table:table-row table:style-name="ro1">
          <table:table-cell office:value-type="string" calcext:value-type="string">
            <text:p>Huawei P8 ROMs, Kernels, Recoveries, &amp; Other Devel</text:p>
          </table:table-cell>
          <table:table-cell office:value-type="float" office:value="33" calcext:value-type="float">
            <text:p>33</text:p>
          </table:table-cell>
          <table:table-cell office:value-type="float" office:value="4000" calcext:value-type="float">
            <text:p>4000</text:p>
          </table:table-cell>
          <table:table-cell table:formula="of:=[.B140]*[.C140]" office:value-type="float" office:value="132000" calcext:value-type="float">
            <text:p>132000</text:p>
          </table:table-cell>
        </table:table-row>
        <table:table-row table:style-name="ro1">
          <table:table-cell office:value-type="string" calcext:value-type="string">
            <text:p>Samsung Galaxy S10 ROMs, Kernels, Recoveries, &amp; Ot</text:p>
          </table:table-cell>
          <table:table-cell office:value-type="float" office:value="25" calcext:value-type="float">
            <text:p>25</text:p>
          </table:table-cell>
          <table:table-cell office:value-type="float" office:value="5200" calcext:value-type="float">
            <text:p>5200</text:p>
          </table:table-cell>
          <table:table-cell table:formula="of:=[.B141]*[.C141]" office:value-type="float" office:value="130000" calcext:value-type="float">
            <text:p>130000</text:p>
          </table:table-cell>
        </table:table-row>
        <table:table-row table:style-name="ro1">
          <table:table-cell office:value-type="string" calcext:value-type="string">
            <text:p>Samsung Galaxy S10+ ROMs, Kernels, Recoveries, &amp; O</text:p>
          </table:table-cell>
          <table:table-cell office:value-type="float" office:value="28" calcext:value-type="float">
            <text:p>28</text:p>
          </table:table-cell>
          <table:table-cell office:value-type="float" office:value="4600" calcext:value-type="float">
            <text:p>4600</text:p>
          </table:table-cell>
          <table:table-cell table:formula="of:=[.B142]*[.C142]" office:value-type="float" office:value="128800" calcext:value-type="float">
            <text:p>128800</text:p>
          </table:table-cell>
        </table:table-row>
        <table:table-row table:style-name="ro1">
          <table:table-cell office:value-type="string" calcext:value-type="string">
            <text:p>Samsung Galaxy S9 &amp; S9+ (Snapdragon) ROMs, Kernels</text:p>
          </table:table-cell>
          <table:table-cell office:value-type="float" office:value="29" calcext:value-type="float">
            <text:p>29</text:p>
          </table:table-cell>
          <table:table-cell office:value-type="float" office:value="4300" calcext:value-type="float">
            <text:p>4300</text:p>
          </table:table-cell>
          <table:table-cell table:formula="of:=[.B143]*[.C143]" office:value-type="float" office:value="124700" calcext:value-type="float">
            <text:p>124700</text:p>
          </table:table-cell>
        </table:table-row>
        <table:table-row table:style-name="ro1">
          <table:table-cell office:value-type="string" calcext:value-type="string">
            <text:p>Sony Xperia XZ1 ROMs, Kernels, Recoveries, &amp; Othe</text:p>
          </table:table-cell>
          <table:table-cell office:value-type="float" office:value="28" calcext:value-type="float">
            <text:p>28</text:p>
          </table:table-cell>
          <table:table-cell office:value-type="float" office:value="4300" calcext:value-type="float">
            <text:p>4300</text:p>
          </table:table-cell>
          <table:table-cell table:formula="of:=[.B144]*[.C144]" office:value-type="float" office:value="120400" calcext:value-type="float">
            <text:p>120400</text:p>
          </table:table-cell>
        </table:table-row>
        <table:table-row table:style-name="ro1">
          <table:table-cell office:value-type="string" calcext:value-type="string">
            <text:p>Samsung Galaxy J5 PRIME ROMs, Kernels, Recoveries,</text:p>
          </table:table-cell>
          <table:table-cell office:value-type="float" office:value="50" calcext:value-type="float">
            <text:p>50</text:p>
          </table:table-cell>
          <table:table-cell office:value-type="float" office:value="2400" calcext:value-type="float">
            <text:p>2400</text:p>
          </table:table-cell>
          <table:table-cell table:formula="of:=[.B145]*[.C145]"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T-Mobile LG G5 ROMs, Kernels, Recoveries, &amp; Other </text:p>
          </table:table-cell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  <table:table-cell table:formula="of:=[.B146]*[.C146]" office:value-type="float" office:value="120000" calcext:value-type="float">
            <text:p>120000</text:p>
          </table:table-cell>
        </table:table-row>
        <table:table-row table:style-name="ro1">
          <table:table-cell office:value-type="string" calcext:value-type="string">
            <text:p>Google Pixel 4 XL ROMs, Kernels, Recoveries, &amp; Oth</text:p>
          </table:table-cell>
          <table:table-cell office:value-type="float" office:value="23" calcext:value-type="float">
            <text:p>23</text:p>
          </table:table-cell>
          <table:table-cell office:value-type="float" office:value="5200" calcext:value-type="float">
            <text:p>5200</text:p>
          </table:table-cell>
          <table:table-cell table:formula="of:=[.B147]*[.C147]" office:value-type="float" office:value="119600" calcext:value-type="float">
            <text:p>119600</text:p>
          </table:table-cell>
        </table:table-row>
        <table:table-row table:style-name="ro1">
          <table:table-cell office:value-type="string" calcext:value-type="string">
            <text:p>Redmi Note 8 Pro ROMs, Kernels, Recoveries, &amp; Othe</text:p>
          </table:table-cell>
          <table:table-cell office:value-type="float" office:value="43" calcext:value-type="float">
            <text:p>43</text:p>
          </table:table-cell>
          <table:table-cell office:value-type="float" office:value="2700" calcext:value-type="float">
            <text:p>2700</text:p>
          </table:table-cell>
          <table:table-cell table:formula="of:=[.B148]*[.C148]" office:value-type="float" office:value="116100" calcext:value-type="float">
            <text:p>116100</text:p>
          </table:table-cell>
        </table:table-row>
        <table:table-row table:style-name="ro1">
          <table:table-cell office:value-type="string" calcext:value-type="string">
            <text:p>Note 7 ROMs, Kernels, Recoveries, &amp; Other Developm</text:p>
          </table:table-cell>
          <table:table-cell office:value-type="float" office:value="27" calcext:value-type="float">
            <text:p>27</text:p>
          </table:table-cell>
          <table:table-cell office:value-type="float" office:value="4300" calcext:value-type="float">
            <text:p>4300</text:p>
          </table:table-cell>
          <table:table-cell table:formula="of:=[.B149]*[.C149]" office:value-type="float" office:value="116100" calcext:value-type="float">
            <text:p>116100</text:p>
          </table:table-cell>
        </table:table-row>
        <table:table-row table:style-name="ro1">
          <table:table-cell office:value-type="string" calcext:value-type="string">
            <text:p>Huawei P20 Pro ROMs, Kernels, Recoveries, &amp; Other </text:p>
          </table:table-cell>
          <table:table-cell office:value-type="float" office:value="27" calcext:value-type="float">
            <text:p>27</text:p>
          </table:table-cell>
          <table:table-cell office:value-type="float" office:value="4200" calcext:value-type="float">
            <text:p>4200</text:p>
          </table:table-cell>
          <table:table-cell table:formula="of:=[.B150]*[.C150]" office:value-type="float" office:value="113400" calcext:value-type="float">
            <text:p>113400</text:p>
          </table:table-cell>
        </table:table-row>
        <table:table-row table:style-name="ro1">
          <table:table-cell office:value-type="string" calcext:value-type="string">
            <text:p>Honor 9 ROMs, Kernels, Recoveries, &amp; Other Develo</text:p>
          </table:table-cell>
          <table:table-cell office:value-type="float" office:value="28" calcext:value-type="float">
            <text:p>28</text:p>
          </table:table-cell>
          <table:table-cell office:value-type="float" office:value="3900" calcext:value-type="float">
            <text:p>3900</text:p>
          </table:table-cell>
          <table:table-cell table:formula="of:=[.B151]*[.C151]" office:value-type="float" office:value="109200" calcext:value-type="float">
            <text:p>109200</text:p>
          </table:table-cell>
        </table:table-row>
        <table:table-row table:style-name="ro1">
          <table:table-cell office:value-type="string" calcext:value-type="string">
            <text:p>Moto Z2 Force ROMs, Kernels, Recoveries, &amp; Other </text:p>
          </table:table-cell>
          <table:table-cell office:value-type="float" office:value="31" calcext:value-type="float">
            <text:p>31</text:p>
          </table:table-cell>
          <table:table-cell office:value-type="float" office:value="3500" calcext:value-type="float">
            <text:p>3500</text:p>
          </table:table-cell>
          <table:table-cell table:formula="of:=[.B152]*[.C152]" office:value-type="float" office:value="108500" calcext:value-type="float">
            <text:p>108500</text:p>
          </table:table-cell>
        </table:table-row>
        <table:table-row table:style-name="ro1">
          <table:table-cell office:value-type="string" calcext:value-type="string">
            <text:p>Honor 5C ROMs, Kernels, Recoveries, &amp; Other Develo</text:p>
          </table:table-cell>
          <table:table-cell office:value-type="float" office:value="45" calcext:value-type="float">
            <text:p>45</text:p>
          </table:table-cell>
          <table:table-cell office:value-type="float" office:value="2400" calcext:value-type="float">
            <text:p>2400</text:p>
          </table:table-cell>
          <table:table-cell table:formula="of:=[.B153]*[.C153]" office:value-type="float" office:value="108000" calcext:value-type="float">
            <text:p>108000</text:p>
          </table:table-cell>
        </table:table-row>
        <table:table-row table:style-name="ro1">
          <table:table-cell office:value-type="string" calcext:value-type="string">
            <text:p>Xiaomi Redmi S2 ROMs, Kernels, Recoveries, &amp; Other</text:p>
          </table:table-cell>
          <table:table-cell office:value-type="float" office:value="53" calcext:value-type="float">
            <text:p>53</text:p>
          </table:table-cell>
          <table:table-cell office:value-type="float" office:value="2000" calcext:value-type="float">
            <text:p>2000</text:p>
          </table:table-cell>
          <table:table-cell table:formula="of:=[.B154]*[.C154]" office:value-type="float" office:value="106000" calcext:value-type="float">
            <text:p>106000</text:p>
          </table:table-cell>
        </table:table-row>
        <table:table-row table:style-name="ro1">
          <table:table-cell office:value-type="string" calcext:value-type="string">
            <text:p>Samsung Galaxy A20 ROMs, Kernels, Recoveries, &amp; Ot</text:p>
          </table:table-cell>
          <table:table-cell office:value-type="float" office:value="43" calcext:value-type="float">
            <text:p>43</text:p>
          </table:table-cell>
          <table:table-cell office:value-type="float" office:value="2400" calcext:value-type="float">
            <text:p>2400</text:p>
          </table:table-cell>
          <table:table-cell table:formula="of:=[.B155]*[.C155]" office:value-type="float" office:value="103200" calcext:value-type="float">
            <text:p>103200</text:p>
          </table:table-cell>
        </table:table-row>
        <table:table-row table:style-name="ro1">
          <table:table-cell office:value-type="string" calcext:value-type="string">
            <text:p>Samsung Galaxy J3 (2017) ROMs, Kernels, Recoveries</text:p>
          </table:table-cell>
          <table:table-cell office:value-type="float" office:value="36" calcext:value-type="float">
            <text:p>36</text:p>
          </table:table-cell>
          <table:table-cell office:value-type="float" office:value="2800" calcext:value-type="float">
            <text:p>2800</text:p>
          </table:table-cell>
          <table:table-cell table:formula="of:=[.B156]*[.C156]" office:value-type="float" office:value="100800" calcext:value-type="float">
            <text:p>100800</text:p>
          </table:table-cell>
        </table:table-row>
        <table:table-row table:style-name="ro1">
          <table:table-cell office:value-type="string" calcext:value-type="string">
            <text:p>Hisense Sero 7 Pro ROMs, Kernels, Recoveries, &amp; Ot</text:p>
          </table:table-cell>
          <table:table-cell office:value-type="float" office:value="14" calcext:value-type="float">
            <text:p>14</text:p>
          </table:table-cell>
          <table:table-cell office:value-type="float" office:value="7100" calcext:value-type="float">
            <text:p>7100</text:p>
          </table:table-cell>
          <table:table-cell table:formula="of:=[.B157]*[.C157]" office:value-type="float" office:value="99400" calcext:value-type="float">
            <text:p>99400</text:p>
          </table:table-cell>
        </table:table-row>
        <table:table-row table:style-name="ro1">
          <table:table-cell office:value-type="string" calcext:value-type="string">
            <text:p>Xiaomi Mi 5X ROMs, Kernels, Recoveries, &amp; Other De</text:p>
          </table:table-cell>
          <table:table-cell office:value-type="float" office:value="45" calcext:value-type="float">
            <text:p>45</text:p>
          </table:table-cell>
          <table:table-cell office:value-type="float" office:value="2100" calcext:value-type="float">
            <text:p>2100</text:p>
          </table:table-cell>
          <table:table-cell table:formula="of:=[.B158]*[.C158]" office:value-type="float" office:value="94500" calcext:value-type="float">
            <text:p>94500</text:p>
          </table:table-cell>
        </table:table-row>
        <table:table-row table:style-name="ro1">
          <table:table-cell office:value-type="string" calcext:value-type="string">
            <text:p>Google Pixel 3 ROMs, Kernels, Recoveries, &amp; Other </text:p>
          </table:table-cell>
          <table:table-cell office:value-type="float" office:value="31" calcext:value-type="float">
            <text:p>31</text:p>
          </table:table-cell>
          <table:table-cell office:value-type="float" office:value="3000" calcext:value-type="float">
            <text:p>3000</text:p>
          </table:table-cell>
          <table:table-cell table:formula="of:=[.B159]*[.C159]"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Verizon Samsung Galaxy S7 Edge ROMs, Kernels, Reco</text:p>
          </table:table-cell>
          <table:table-cell office:value-type="float" office:value="15" calcext:value-type="float">
            <text:p>15</text:p>
          </table:table-cell>
          <table:table-cell office:value-type="float" office:value="6200" calcext:value-type="float">
            <text:p>6200</text:p>
          </table:table-cell>
          <table:table-cell table:formula="of:=[.B160]*[.C160]"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Moto Z2 Play ROMs, Kernels, Recoveries, &amp; Other D</text:p>
          </table:table-cell>
          <table:table-cell office:value-type="float" office:value="33" calcext:value-type="float">
            <text:p>33</text:p>
          </table:table-cell>
          <table:table-cell office:value-type="float" office:value="2600" calcext:value-type="float">
            <text:p>2600</text:p>
          </table:table-cell>
          <table:table-cell table:formula="of:=[.B161]*[.C161]" office:value-type="float" office:value="85800" calcext:value-type="float">
            <text:p>85800</text:p>
          </table:table-cell>
        </table:table-row>
        <table:table-row table:style-name="ro1">
          <table:table-cell office:value-type="string" calcext:value-type="string">
            <text:p>Xiaomi Mi 9 SE ROMs, Kernels, Recoveries, &amp; Other </text:p>
          </table:table-cell>
          <table:table-cell office:value-type="float" office:value="23" calcext:value-type="float">
            <text:p>23</text:p>
          </table:table-cell>
          <table:table-cell office:value-type="float" office:value="3700" calcext:value-type="float">
            <text:p>3700</text:p>
          </table:table-cell>
          <table:table-cell table:formula="of:=[.B162]*[.C162]" office:value-type="float" office:value="85100" calcext:value-type="float">
            <text:p>85100</text:p>
          </table:table-cell>
        </table:table-row>
        <table:table-row table:style-name="ro1">
          <table:table-cell office:value-type="string" calcext:value-type="string">
            <text:p>Xiaomi Mi CC9 / Mi 9 Lite ROMs, Kernels, Recoverie</text:p>
          </table:table-cell>
          <table:table-cell office:value-type="float" office:value="25" calcext:value-type="float">
            <text:p>25</text:p>
          </table:table-cell>
          <table:table-cell office:value-type="float" office:value="3400" calcext:value-type="float">
            <text:p>3400</text:p>
          </table:table-cell>
          <table:table-cell table:formula="of:=[.B163]*[.C163]"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Sony Xperia X Compact ROMs, Kernels, Recoveries, &amp;</text:p>
          </table:table-cell>
          <table:table-cell office:value-type="float" office:value="30" calcext:value-type="float">
            <text:p>30</text:p>
          </table:table-cell>
          <table:table-cell office:value-type="float" office:value="2800" calcext:value-type="float">
            <text:p>2800</text:p>
          </table:table-cell>
          <table:table-cell table:formula="of:=[.B164]*[.C164]" office:value-type="float" office:value="84000" calcext:value-type="float">
            <text:p>84000</text:p>
          </table:table-cell>
        </table:table-row>
        <table:table-row table:style-name="ro1">
          <table:table-cell office:value-type="string" calcext:value-type="string">
            <text:p>Realme 3 Pro ROMs, Kernels, Recoveries, &amp; Other De</text:p>
          </table:table-cell>
          <table:table-cell office:value-type="float" office:value="59" calcext:value-type="float">
            <text:p>59</text:p>
          </table:table-cell>
          <table:table-cell office:value-type="float" office:value="1400" calcext:value-type="float">
            <text:p>1400</text:p>
          </table:table-cell>
          <table:table-cell table:formula="of:=[.B165]*[.C165]" office:value-type="float" office:value="82600" calcext:value-type="float">
            <text:p>82600</text:p>
          </table:table-cell>
        </table:table-row>
        <table:table-row table:style-name="ro1">
          <table:table-cell office:value-type="string" calcext:value-type="string">
            <text:p>Moto G7 Power ROMs, Kernels, Recoveries, &amp; Other D</text:p>
          </table:table-cell>
          <table:table-cell office:value-type="float" office:value="39" calcext:value-type="float">
            <text:p>39</text:p>
          </table:table-cell>
          <table:table-cell office:value-type="float" office:value="2100" calcext:value-type="float">
            <text:p>2100</text:p>
          </table:table-cell>
          <table:table-cell table:formula="of:=[.B166]*[.C166]" office:value-type="float" office:value="81900" calcext:value-type="float">
            <text:p>81900</text:p>
          </table:table-cell>
        </table:table-row>
        <table:table-row table:style-name="ro1">
          <table:table-cell office:value-type="string" calcext:value-type="string">
            <text:p>Xiaomi Redmi Note 3 [Mediatek] ROMs, Kernels, Reco</text:p>
          </table:table-cell>
          <table:table-cell office:value-type="float" office:value="30" calcext:value-type="float">
            <text:p>30</text:p>
          </table:table-cell>
          <table:table-cell office:value-type="float" office:value="2700" calcext:value-type="float">
            <text:p>2700</text:p>
          </table:table-cell>
          <table:table-cell table:formula="of:=[.B167]*[.C167]" office:value-type="float" office:value="81000" calcext:value-type="float">
            <text:p>81000</text:p>
          </table:table-cell>
        </table:table-row>
        <table:table-row table:style-name="ro1">
          <table:table-cell office:value-type="string" calcext:value-type="string">
            <text:p>Lenovo Vibe P1 ROMs, Kernels, Recoveries, &amp; Other </text:p>
          </table:table-cell>
          <table:table-cell office:value-type="float" office:value="32" calcext:value-type="float">
            <text:p>32</text:p>
          </table:table-cell>
          <table:table-cell office:value-type="float" office:value="2500" calcext:value-type="float">
            <text:p>2500</text:p>
          </table:table-cell>
          <table:table-cell table:formula="of:=[.B168]*[.C168]"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LeEco Le1 Pro ROMs, Kernels, Recoveries, &amp; Other D</text:p>
          </table:table-cell>
          <table:table-cell office:value-type="float" office:value="30" calcext:value-type="float">
            <text:p>30</text:p>
          </table:table-cell>
          <table:table-cell office:value-type="float" office:value="2600" calcext:value-type="float">
            <text:p>2600</text:p>
          </table:table-cell>
          <table:table-cell table:formula="of:=[.B169]*[.C169]" office:value-type="float" office:value="78000" calcext:value-type="float">
            <text:p>78000</text:p>
          </table:table-cell>
        </table:table-row>
        <table:table-row table:style-name="ro1">
          <table:table-cell office:value-type="string" calcext:value-type="string">
            <text:p>OnePlus 8 Pro ROMs, Kernels, Recoveries, &amp; Other </text:p>
          </table:table-cell>
          <table:table-cell office:value-type="float" office:value="21" calcext:value-type="float">
            <text:p>21</text:p>
          </table:table-cell>
          <table:table-cell office:value-type="float" office:value="3700" calcext:value-type="float">
            <text:p>3700</text:p>
          </table:table-cell>
          <table:table-cell table:formula="of:=[.B170]*[.C170]" office:value-type="float" office:value="77700" calcext:value-type="float">
            <text:p>77700</text:p>
          </table:table-cell>
        </table:table-row>
        <table:table-row table:style-name="ro1">
          <table:table-cell office:value-type="string" calcext:value-type="string">
            <text:p>LG G7 ThinQ ROMs, Kernels, Recoveries, &amp; Other De</text:p>
          </table:table-cell>
          <table:table-cell office:value-type="float" office:value="32" calcext:value-type="float">
            <text:p>32</text:p>
          </table:table-cell>
          <table:table-cell office:value-type="float" office:value="2400" calcext:value-type="float">
            <text:p>2400</text:p>
          </table:table-cell>
          <table:table-cell table:formula="of:=[.B171]*[.C171]" office:value-type="float" office:value="76800" calcext:value-type="float">
            <text:p>76800</text:p>
          </table:table-cell>
        </table:table-row>
        <table:table-row table:style-name="ro1">
          <table:table-cell office:value-type="string" calcext:value-type="string">
            <text:p>Xiaomi Mi 8 SE ROMs, Kernels, Recoveries, &amp; Other </text:p>
          </table:table-cell>
          <table:table-cell office:value-type="float" office:value="42" calcext:value-type="float">
            <text:p>42</text:p>
          </table:table-cell>
          <table:table-cell office:value-type="float" office:value="1800" calcext:value-type="float">
            <text:p>1800</text:p>
          </table:table-cell>
          <table:table-cell table:formula="of:=[.B172]*[.C172]" office:value-type="float" office:value="75600" calcext:value-type="float">
            <text:p>75600</text:p>
          </table:table-cell>
        </table:table-row>
        <table:table-row table:style-name="ro1">
          <table:table-cell office:value-type="string" calcext:value-type="string">
            <text:p>BLU R1 HD ROMs, Kernels, Recoveries, &amp; Other Devel</text:p>
          </table:table-cell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  <table:table-cell table:formula="of:=[.B173]*[.C173]"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Moto E4 (Qualcomm) ROMs, Kernels, Recoveries, &amp; Ot</text:p>
          </table:table-cell>
          <table:table-cell office:value-type="float" office:value="33" calcext:value-type="float">
            <text:p>33</text:p>
          </table:table-cell>
          <table:table-cell office:value-type="float" office:value="2200" calcext:value-type="float">
            <text:p>2200</text:p>
          </table:table-cell>
          <table:table-cell table:formula="of:=[.B174]*[.C174]" office:value-type="float" office:value="72600" calcext:value-type="float">
            <text:p>72600</text:p>
          </table:table-cell>
        </table:table-row>
        <table:table-row table:style-name="ro1">
          <table:table-cell office:value-type="string" calcext:value-type="string">
            <text:p>Moto E4 Plus ROMs, Kernels, Recoveries, &amp; Other De</text:p>
          </table:table-cell>
          <table:table-cell office:value-type="float" office:value="42" calcext:value-type="float">
            <text:p>42</text:p>
          </table:table-cell>
          <table:table-cell office:value-type="float" office:value="1700" calcext:value-type="float">
            <text:p>1700</text:p>
          </table:table-cell>
          <table:table-cell table:formula="of:=[.B175]*[.C175]" office:value-type="float" office:value="71400" calcext:value-type="float">
            <text:p>71400</text:p>
          </table:table-cell>
        </table:table-row>
        <table:table-row table:style-name="ro1">
          <table:table-cell office:value-type="string" calcext:value-type="string">
            <text:p>Samsung Galaxy A6 ROMs, Kernels, Recoveries, &amp; Oth</text:p>
          </table:table-cell>
          <table:table-cell office:value-type="float" office:value="35" calcext:value-type="float">
            <text:p>35</text:p>
          </table:table-cell>
          <table:table-cell office:value-type="float" office:value="2000" calcext:value-type="float">
            <text:p>2000</text:p>
          </table:table-cell>
          <table:table-cell table:formula="of:=[.B176]*[.C176]" office:value-type="float" office:value="70000" calcext:value-type="float">
            <text:p>70000</text:p>
          </table:table-cell>
        </table:table-row>
        <table:table-row table:style-name="ro1">
          <table:table-cell office:value-type="string" calcext:value-type="string">
            <text:p>Samsung Galaxy Note 9 (Snapdragon) ROMs, Kernels, </text:p>
          </table:table-cell>
          <table:table-cell office:value-type="float" office:value="24" calcext:value-type="float">
            <text:p>24</text:p>
          </table:table-cell>
          <table:table-cell office:value-type="float" office:value="2900" calcext:value-type="float">
            <text:p>2900</text:p>
          </table:table-cell>
          <table:table-cell table:formula="of:=[.B177]*[.C177]" office:value-type="float" office:value="69600" calcext:value-type="float">
            <text:p>69600</text:p>
          </table:table-cell>
        </table:table-row>
        <table:table-row table:style-name="ro1">
          <table:table-cell office:value-type="string" calcext:value-type="string">
            <text:p>Samsung Galaxy Tab E ROMs, Kernels, Recoveries, &amp;</text:p>
          </table:table-cell>
          <table:table-cell office:value-type="float" office:value="34" calcext:value-type="float">
            <text:p>34</text:p>
          </table:table-cell>
          <table:table-cell office:value-type="float" office:value="2000" calcext:value-type="float">
            <text:p>2000</text:p>
          </table:table-cell>
          <table:table-cell table:formula="of:=[.B178]*[.C178]" office:value-type="float" office:value="68000" calcext:value-type="float">
            <text:p>68000</text:p>
          </table:table-cell>
        </table:table-row>
        <table:table-row table:style-name="ro1">
          <table:table-cell office:value-type="string" calcext:value-type="string">
            <text:p>Wiko Rainbow ROMs, Kernels, Recoveries, &amp; Other De</text:p>
          </table:table-cell>
          <table:table-cell office:value-type="float" office:value="48" calcext:value-type="float">
            <text:p>48</text:p>
          </table:table-cell>
          <table:table-cell office:value-type="float" office:value="1400" calcext:value-type="float">
            <text:p>1400</text:p>
          </table:table-cell>
          <table:table-cell table:formula="of:=[.B179]*[.C179]" office:value-type="float" office:value="67200" calcext:value-type="float">
            <text:p>67200</text:p>
          </table:table-cell>
        </table:table-row>
        <table:table-row table:style-name="ro1">
          <table:table-cell office:value-type="string" calcext:value-type="string">
            <text:p>OnePlus 7 ROMs, Kernels, Recoveries, &amp; Other Devel</text:p>
          </table:table-cell>
          <table:table-cell office:value-type="float" office:value="24" calcext:value-type="float">
            <text:p>24</text:p>
          </table:table-cell>
          <table:table-cell office:value-type="float" office:value="2800" calcext:value-type="float">
            <text:p>2800</text:p>
          </table:table-cell>
          <table:table-cell table:formula="of:=[.B180]*[.C180]" office:value-type="float" office:value="67200" calcext:value-type="float">
            <text:p>67200</text:p>
          </table:table-cell>
        </table:table-row>
        <table:table-row table:style-name="ro1">
          <table:table-cell office:value-type="string" calcext:value-type="string">
            <text:p>Nokia 6.1 Plus (X6) ROMs, Kernels, Recoveries, &amp; O</text:p>
          </table:table-cell>
          <table:table-cell office:value-type="float" office:value="51" calcext:value-type="float">
            <text:p>51</text:p>
          </table:table-cell>
          <table:table-cell office:value-type="float" office:value="1300" calcext:value-type="float">
            <text:p>1300</text:p>
          </table:table-cell>
          <table:table-cell table:formula="of:=[.B181]*[.C181]" office:value-type="float" office:value="66300" calcext:value-type="float">
            <text:p>66300</text:p>
          </table:table-cell>
        </table:table-row>
        <table:table-row table:style-name="ro1">
          <table:table-cell office:value-type="string" calcext:value-type="string">
            <text:p>Huawei P9 Plus ROMs, Kernels, Recoveries, &amp; Other </text:p>
          </table:table-cell>
          <table:table-cell office:value-type="float" office:value="22" calcext:value-type="float">
            <text:p>22</text:p>
          </table:table-cell>
          <table:table-cell office:value-type="float" office:value="3000" calcext:value-type="float">
            <text:p>3000</text:p>
          </table:table-cell>
          <table:table-cell table:formula="of:=[.B182]*[.C182]" office:value-type="float" office:value="66000" calcext:value-type="float">
            <text:p>66000</text:p>
          </table:table-cell>
        </table:table-row>
        <table:table-row table:style-name="ro1">
          <table:table-cell office:value-type="string" calcext:value-type="string">
            <text:p>Realme 2 pro ROMs, Kernels, Recoveries, &amp; Other De</text:p>
          </table:table-cell>
          <table:table-cell office:value-type="float" office:value="53" calcext:value-type="float">
            <text:p>53</text:p>
          </table:table-cell>
          <table:table-cell office:value-type="float" office:value="1200" calcext:value-type="float">
            <text:p>1200</text:p>
          </table:table-cell>
          <table:table-cell table:formula="of:=[.B183]*[.C183]" office:value-type="float" office:value="63600" calcext:value-type="float">
            <text:p>63600</text:p>
          </table:table-cell>
        </table:table-row>
        <table:table-row table:style-name="ro1">
          <table:table-cell office:value-type="string" calcext:value-type="string">
            <text:p>HTC U Ultra ROMs, Kernels, Recoveries, &amp; Other Dev</text:p>
          </table:table-cell>
          <table:table-cell office:value-type="float" office:value="16" calcext:value-type="float">
            <text:p>16</text:p>
          </table:table-cell>
          <table:table-cell office:value-type="float" office:value="3900" calcext:value-type="float">
            <text:p>3900</text:p>
          </table:table-cell>
          <table:table-cell table:formula="of:=[.B184]*[.C184]" office:value-type="float" office:value="62400" calcext:value-type="float">
            <text:p>62400</text:p>
          </table:table-cell>
        </table:table-row>
        <table:table-row table:style-name="ro1">
          <table:table-cell office:value-type="string" calcext:value-type="string">
            <text:p>Huawei P10 Plus ROMs, Kernels, Recoveries, &amp; Other</text:p>
          </table:table-cell>
          <table:table-cell office:value-type="float" office:value="23" calcext:value-type="float">
            <text:p>23</text:p>
          </table:table-cell>
          <table:table-cell office:value-type="float" office:value="2700" calcext:value-type="float">
            <text:p>2700</text:p>
          </table:table-cell>
          <table:table-cell table:formula="of:=[.B185]*[.C185]" office:value-type="float" office:value="62100" calcext:value-type="float">
            <text:p>62100</text:p>
          </table:table-cell>
        </table:table-row>
        <table:table-row table:style-name="ro1">
          <table:table-cell office:value-type="string" calcext:value-type="string">
            <text:p>Sony Xperia X Performance ROMs, Kernels, Recoverie</text:p>
          </table:table-cell>
          <table:table-cell office:value-type="float" office:value="35" calcext:value-type="float">
            <text:p>35</text:p>
          </table:table-cell>
          <table:table-cell office:value-type="float" office:value="1700" calcext:value-type="float">
            <text:p>1700</text:p>
          </table:table-cell>
          <table:table-cell table:formula="of:=[.B186]*[.C186]" office:value-type="float" office:value="59500" calcext:value-type="float">
            <text:p>59500</text:p>
          </table:table-cell>
        </table:table-row>
        <table:table-row table:style-name="ro1">
          <table:table-cell office:value-type="string" calcext:value-type="string">
            <text:p>Huawei Ascend G7 ROMs, Kernels, Recoveries, &amp; Othe</text:p>
          </table:table-cell>
          <table:table-cell office:value-type="float" office:value="18" calcext:value-type="float">
            <text:p>18</text:p>
          </table:table-cell>
          <table:table-cell office:value-type="float" office:value="3300" calcext:value-type="float">
            <text:p>3300</text:p>
          </table:table-cell>
          <table:table-cell table:formula="of:=[.B187]*[.C187]" office:value-type="float" office:value="59400" calcext:value-type="float">
            <text:p>59400</text:p>
          </table:table-cell>
        </table:table-row>
        <table:table-row table:style-name="ro1">
          <table:table-cell office:value-type="string" calcext:value-type="string">
            <text:p>Sony Xperia XA2 ROMs, Kernels, Recoveries, &amp; Other</text:p>
          </table:table-cell>
          <table:table-cell office:value-type="float" office:value="18" calcext:value-type="float">
            <text:p>18</text:p>
          </table:table-cell>
          <table:table-cell office:value-type="float" office:value="3300" calcext:value-type="float">
            <text:p>3300</text:p>
          </table:table-cell>
          <table:table-cell table:formula="of:=[.B188]*[.C188]" office:value-type="float" office:value="59400" calcext:value-type="float">
            <text:p>59400</text:p>
          </table:table-cell>
        </table:table-row>
        <table:table-row table:style-name="ro1">
          <table:table-cell office:value-type="string" calcext:value-type="string">
            <text:p>Samsung Galaxy Core Plus ROMs, Kernels, Recoveries</text:p>
          </table:table-cell>
          <table:table-cell office:value-type="float" office:value="21" calcext:value-type="float">
            <text:p>21</text:p>
          </table:table-cell>
          <table:table-cell office:value-type="float" office:value="2800" calcext:value-type="float">
            <text:p>2800</text:p>
          </table:table-cell>
          <table:table-cell table:formula="of:=[.B189]*[.C189]" office:value-type="float" office:value="58800" calcext:value-type="float">
            <text:p>58800</text:p>
          </table:table-cell>
        </table:table-row>
        <table:table-row table:style-name="ro1">
          <table:table-cell office:value-type="string" calcext:value-type="string">
            <text:p>LG K10 ROMs, Kernels, Recoveries, &amp; Other Developm</text:p>
          </table:table-cell>
          <table:table-cell office:value-type="float" office:value="34" calcext:value-type="float">
            <text:p>34</text:p>
          </table:table-cell>
          <table:table-cell office:value-type="float" office:value="1700" calcext:value-type="float">
            <text:p>1700</text:p>
          </table:table-cell>
          <table:table-cell table:formula="of:=[.B190]*[.C190]" office:value-type="float" office:value="57800" calcext:value-type="float">
            <text:p>57800</text:p>
          </table:table-cell>
        </table:table-row>
        <table:table-row table:style-name="ro1">
          <table:table-cell office:value-type="string" calcext:value-type="string">
            <text:p>Moto E5 ROMs, Kernels, Recoveries, &amp; Other Develop</text:p>
          </table:table-cell>
          <table:table-cell office:value-type="float" office:value="30" calcext:value-type="float">
            <text:p>30</text:p>
          </table:table-cell>
          <table:table-cell office:value-type="float" office:value="1900" calcext:value-type="float">
            <text:p>1900</text:p>
          </table:table-cell>
          <table:table-cell table:formula="of:=[.B191]*[.C191]" office:value-type="float" office:value="57000" calcext:value-type="float">
            <text:p>57000</text:p>
          </table:table-cell>
        </table:table-row>
        <table:table-row table:style-name="ro1">
          <table:table-cell office:value-type="string" calcext:value-type="string">
            <text:p>OnePlus 7T ROMs, Kernels, Recoveries, &amp; Other Deve</text:p>
          </table:table-cell>
          <table:table-cell office:value-type="float" office:value="13" calcext:value-type="float">
            <text:p>13</text:p>
          </table:table-cell>
          <table:table-cell office:value-type="float" office:value="4200" calcext:value-type="float">
            <text:p>4200</text:p>
          </table:table-cell>
          <table:table-cell table:formula="of:=[.B192]*[.C192]" office:value-type="float" office:value="54600" calcext:value-type="float">
            <text:p>54600</text:p>
          </table:table-cell>
        </table:table-row>
        <table:table-row table:style-name="ro1">
          <table:table-cell office:value-type="string" calcext:value-type="string">
            <text:p>Samsung Galaxy A50 ROMs, Kernels, Recoveries, &amp; Ot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table:formula="of:=[.B193]*[.C193]" office:value-type="float" office:value="54000" calcext:value-type="float">
            <text:p>54000</text:p>
          </table:table-cell>
        </table:table-row>
        <table:table-row table:style-name="ro1">
          <table:table-cell office:value-type="string" calcext:value-type="string">
            <text:p>XOLO Play 8X-1000/1100 ROMs, Kernels, Recoveries, 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table:formula="of:=[.B194]*[.C194]" office:value-type="float" office:value="54000" calcext:value-type="float">
            <text:p>54000</text:p>
          </table:table-cell>
        </table:table-row>
        <table:table-row table:style-name="ro1">
          <table:table-cell office:value-type="string" calcext:value-type="string">
            <text:p>Realme X ROMs, Kernels, Recoveries, &amp; Other Develo</text:p>
          </table:table-cell>
          <table:table-cell office:value-type="float" office:value="49" calcext:value-type="float">
            <text:p>49</text:p>
          </table:table-cell>
          <table:table-cell office:value-type="float" office:value="1100" calcext:value-type="float">
            <text:p>1100</text:p>
          </table:table-cell>
          <table:table-cell table:formula="of:=[.B195]*[.C195]" office:value-type="float" office:value="53900" calcext:value-type="float">
            <text:p>53900</text:p>
          </table:table-cell>
        </table:table-row>
        <table:table-row table:style-name="ro1">
          <table:table-cell office:value-type="string" calcext:value-type="string">
            <text:p>Honor 8 Lite ROMs, Kernels, Recoveries, &amp; Other De</text:p>
          </table:table-cell>
          <table:table-cell office:value-type="float" office:value="37" calcext:value-type="float">
            <text:p>37</text:p>
          </table:table-cell>
          <table:table-cell office:value-type="float" office:value="1400" calcext:value-type="float">
            <text:p>1400</text:p>
          </table:table-cell>
          <table:table-cell table:formula="of:=[.B196]*[.C196]" office:value-type="float" office:value="51800" calcext:value-type="float">
            <text:p>51800</text:p>
          </table:table-cell>
        </table:table-row>
        <table:table-row table:style-name="ro1">
          <table:table-cell office:value-type="string" calcext:value-type="string">
            <text:p>Realme 5 Pro ROMs, Kernels, Recoveries, &amp; Other De</text:p>
          </table:table-cell>
          <table:table-cell office:value-type="float" office:value="36" calcext:value-type="float">
            <text:p>36</text:p>
          </table:table-cell>
          <table:table-cell office:value-type="float" office:value="1400" calcext:value-type="float">
            <text:p>1400</text:p>
          </table:table-cell>
          <table:table-cell table:formula="of:=[.B197]*[.C197]" office:value-type="float" office:value="50400" calcext:value-type="float">
            <text:p>50400</text:p>
          </table:table-cell>
        </table:table-row>
        <table:table-row table:style-name="ro1">
          <table:table-cell office:value-type="string" calcext:value-type="string">
            <text:p>LG Stylo 2 Plus ROMs, Kernels, Recoveries, &amp; Other</text:p>
          </table:table-cell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table:formula="of:=[.B198]*[.C198]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Samsung Galaxy Express GT-I8730 ROMs, Kernels, Rec</text:p>
          </table:table-cell>
          <table:table-cell office:value-type="float" office:value="13" calcext:value-type="float">
            <text:p>13</text:p>
          </table:table-cell>
          <table:table-cell office:value-type="float" office:value="3800" calcext:value-type="float">
            <text:p>3800</text:p>
          </table:table-cell>
          <table:table-cell table:formula="of:=[.B199]*[.C199]" office:value-type="float" office:value="49400" calcext:value-type="float">
            <text:p>49400</text:p>
          </table:table-cell>
        </table:table-row>
        <table:table-row table:style-name="ro1">
          <table:table-cell office:value-type="string" calcext:value-type="string">
            <text:p>Samsung Galaxy S7 Edge (Snapdragon) ROMs, Kernels,</text:p>
          </table:table-cell>
          <table:table-cell office:value-type="float" office:value="26" calcext:value-type="float">
            <text:p>26</text:p>
          </table:table-cell>
          <table:table-cell office:value-type="float" office:value="1800" calcext:value-type="float">
            <text:p>1800</text:p>
          </table:table-cell>
          <table:table-cell table:formula="of:=[.B200]*[.C200]" office:value-type="float" office:value="46800" calcext:value-type="float">
            <text:p>46800</text:p>
          </table:table-cell>
        </table:table-row>
        <table:table-row table:style-name="ro1">
          <table:table-cell office:value-type="string" calcext:value-type="string">
            <text:p>Samsung Galaxy A8 (2018) ROMs, Kernels, Recoveries</text:p>
          </table:table-cell>
          <table:table-cell office:value-type="float" office:value="31" calcext:value-type="float">
            <text:p>31</text:p>
          </table:table-cell>
          <table:table-cell office:value-type="float" office:value="1500" calcext:value-type="float">
            <text:p>1500</text:p>
          </table:table-cell>
          <table:table-cell table:formula="of:=[.B201]*[.C201]" office:value-type="float" office:value="46500" calcext:value-type="float">
            <text:p>46500</text:p>
          </table:table-cell>
        </table:table-row>
        <table:table-row table:style-name="ro1">
          <table:table-cell office:value-type="string" calcext:value-type="string">
            <text:p>Verizon Samsung Galaxy S8+ ROMs, Kernels, Recoveri</text:p>
          </table:table-cell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table:formula="of:=[.B202]*[.C202]"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Samsung Galaxy J6 ROMs, Kernels, Recoveries, &amp; Oth</text:p>
          </table:table-cell>
          <table:table-cell office:value-type="float" office:value="40" calcext:value-type="float">
            <text:p>40</text:p>
          </table:table-cell>
          <table:table-cell office:value-type="float" office:value="1100" calcext:value-type="float">
            <text:p>1100</text:p>
          </table:table-cell>
          <table:table-cell table:formula="of:=[.B203]*[.C203]" office:value-type="float" office:value="44000" calcext:value-type="float">
            <text:p>44000</text:p>
          </table:table-cell>
        </table:table-row>
        <table:table-row table:style-name="ro1">
          <table:table-cell office:value-type="string" calcext:value-type="string">
            <text:p>Honor 7X ROMs, Kernels, Recoveries, &amp; Other Devel</text:p>
          </table:table-cell>
          <table:table-cell office:value-type="float" office:value="29" calcext:value-type="float">
            <text:p>29</text:p>
          </table:table-cell>
          <table:table-cell office:value-type="float" office:value="1500" calcext:value-type="float">
            <text:p>1500</text:p>
          </table:table-cell>
          <table:table-cell table:formula="of:=[.B204]*[.C204]" office:value-type="float" office:value="43500" calcext:value-type="float">
            <text:p>43500</text:p>
          </table:table-cell>
        </table:table-row>
        <table:table-row table:style-name="ro1">
          <table:table-cell office:value-type="string" calcext:value-type="string">
            <text:p>OnePlus 7T Pro ROMs, Kernels, Recoveries, &amp; Other </text:p>
          </table:table-cell>
          <table:table-cell office:value-type="float" office:value="16" calcext:value-type="float">
            <text:p>16</text:p>
          </table:table-cell>
          <table:table-cell office:value-type="float" office:value="2600" calcext:value-type="float">
            <text:p>2600</text:p>
          </table:table-cell>
          <table:table-cell table:formula="of:=[.B205]*[.C205]" office:value-type="float" office:value="41600" calcext:value-type="float">
            <text:p>41600</text:p>
          </table:table-cell>
        </table:table-row>
        <table:table-row table:style-name="ro1">
          <table:table-cell office:value-type="string" calcext:value-type="string">
            <text:p>Lenovo Yoga Tab 3 Plus ROMs, Kernels, Recoveries, </text:p>
          </table:table-cell>
          <table:table-cell office:value-type="float" office:value="13" calcext:value-type="float">
            <text:p>13</text:p>
          </table:table-cell>
          <table:table-cell office:value-type="float" office:value="3200" calcext:value-type="float">
            <text:p>3200</text:p>
          </table:table-cell>
          <table:table-cell table:formula="of:=[.B206]*[.C206]" office:value-type="float" office:value="41600" calcext:value-type="float">
            <text:p>41600</text:p>
          </table:table-cell>
        </table:table-row>
        <table:table-row table:style-name="ro1">
          <table:table-cell office:value-type="string" calcext:value-type="string">
            <text:p>Samsung Galaxy J4+ ROMs, Kernels, Recoveries, &amp; Ot</text:p>
          </table:table-cell>
          <table:table-cell office:value-type="float" office:value="31" calcext:value-type="float">
            <text:p>31</text:p>
          </table:table-cell>
          <table:table-cell office:value-type="float" office:value="1300" calcext:value-type="float">
            <text:p>1300</text:p>
          </table:table-cell>
          <table:table-cell table:formula="of:=[.B207]*[.C207]" office:value-type="float" office:value="40300" calcext:value-type="float">
            <text:p>40300</text:p>
          </table:table-cell>
        </table:table-row>
        <table:table-row table:style-name="ro1">
          <table:table-cell office:value-type="string" calcext:value-type="string">
            <text:p>Meizu Pro 5 ROMs, Kernels, Recoveries, &amp; Other Dev</text:p>
          </table:table-cell>
          <table:table-cell office:value-type="float" office:value="26" calcext:value-type="float">
            <text:p>26</text:p>
          </table:table-cell>
          <table:table-cell office:value-type="float" office:value="1500" calcext:value-type="float">
            <text:p>1500</text:p>
          </table:table-cell>
          <table:table-cell table:formula="of:=[.B208]*[.C208]" office:value-type="float" office:value="39000" calcext:value-type="float">
            <text:p>39000</text:p>
          </table:table-cell>
        </table:table-row>
        <table:table-row table:style-name="ro1">
          <table:table-cell office:value-type="string" calcext:value-type="string">
            <text:p>Xiaomi Redmi Note 5A (LITE) ROMs, Kernels, Recover</text:p>
          </table:table-cell>
          <table:table-cell office:value-type="float" office:value="58" calcext:value-type="float">
            <text:p>58</text:p>
          </table:table-cell>
          <table:table-cell office:value-type="float" office:value="659" calcext:value-type="float">
            <text:p>659</text:p>
          </table:table-cell>
          <table:table-cell table:formula="of:=[.B209]*[.C209]" office:value-type="float" office:value="38222" calcext:value-type="float">
            <text:p>38222</text:p>
          </table:table-cell>
        </table:table-row>
        <table:table-row table:style-name="ro1">
          <table:table-cell office:value-type="string" calcext:value-type="string">
            <text:p>CoolPad Note 3 ROMs, Kernels, Recoveries, &amp; Other 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table:formula="of:=[.B210]*[.C210]" office:value-type="float" office:value="38000" calcext:value-type="float">
            <text:p>38000</text:p>
          </table:table-cell>
        </table:table-row>
        <table:table-row table:style-name="ro1">
          <table:table-cell office:value-type="string" calcext:value-type="string">
            <text:p>Google Pixel 3a XL ROMs, Kernels, Recoveries, &amp; Ot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table:formula="of:=[.B211]*[.C211]"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Asus Zenfone 5Z ROMs, Kernels, Recoveries, &amp; Othe</text:p>
          </table:table-cell>
          <table:table-cell office:value-type="float" office:value="25" calcext:value-type="float">
            <text:p>25</text:p>
          </table:table-cell>
          <table:table-cell office:value-type="float" office:value="1500" calcext:value-type="float">
            <text:p>1500</text:p>
          </table:table-cell>
          <table:table-cell table:formula="of:=[.B212]*[.C212]"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LG K20 Plus ROMs, Kernels, Recoveries, &amp; Other Dev</text:p>
          </table:table-cell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table:formula="of:=[.B213]*[.C213]"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Google Pixel 3a ROMs, Kernels, Recoveries, &amp; Other</text:p>
          </table:table-cell>
          <table:table-cell office:value-type="float" office:value="22" calcext:value-type="float">
            <text:p>22</text:p>
          </table:table-cell>
          <table:table-cell office:value-type="float" office:value="1700" calcext:value-type="float">
            <text:p>1700</text:p>
          </table:table-cell>
          <table:table-cell table:formula="of:=[.B214]*[.C214]" office:value-type="float" office:value="37400" calcext:value-type="float">
            <text:p>37400</text:p>
          </table:table-cell>
        </table:table-row>
        <table:table-row table:style-name="ro1">
          <table:table-cell office:value-type="string" calcext:value-type="string">
            <text:p>LG L Fino ROMs, Kernels, Recoveries, &amp; Other Devel</text:p>
          </table:table-cell>
          <table:table-cell office:value-type="float" office:value="12" calcext:value-type="float">
            <text:p>12</text:p>
          </table:table-cell>
          <table:table-cell office:value-type="float" office:value="3100" calcext:value-type="float">
            <text:p>3100</text:p>
          </table:table-cell>
          <table:table-cell table:formula="of:=[.B215]*[.C215]" office:value-type="float" office:value="37200" calcext:value-type="float">
            <text:p>37200</text:p>
          </table:table-cell>
        </table:table-row>
        <table:table-row table:style-name="ro1">
          <table:table-cell office:value-type="string" calcext:value-type="string">
            <text:p>Huawei P20 Lite ROMs, Kernels, Recoveries, &amp; Other</text:p>
          </table:table-cell>
          <table:table-cell office:value-type="float" office:value="28" calcext:value-type="float">
            <text:p>28</text:p>
          </table:table-cell>
          <table:table-cell office:value-type="float" office:value="1300" calcext:value-type="float">
            <text:p>1300</text:p>
          </table:table-cell>
          <table:table-cell table:formula="of:=[.B216]*[.C216]" office:value-type="float" office:value="36400" calcext:value-type="float">
            <text:p>36400</text:p>
          </table:table-cell>
        </table:table-row>
        <table:table-row table:style-name="ro1">
          <table:table-cell office:value-type="string" calcext:value-type="string">
            <text:p>Honor 8 Pro ROMs, Kernels, Recoveries, &amp; Other De</text:p>
          </table:table-cell>
          <table:table-cell office:value-type="float" office:value="24" calcext:value-type="float">
            <text:p>24</text:p>
          </table:table-cell>
          <table:table-cell office:value-type="float" office:value="1500" calcext:value-type="float">
            <text:p>1500</text:p>
          </table:table-cell>
          <table:table-cell table:formula="of:=[.B217]*[.C217]"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Huawei Mediapad M3 ROMs, Kernels, Recoveries, &amp; Ot</text:p>
          </table:table-cell>
          <table:table-cell office:value-type="float" office:value="17" calcext:value-type="float">
            <text:p>17</text:p>
          </table:table-cell>
          <table:table-cell office:value-type="float" office:value="2100" calcext:value-type="float">
            <text:p>2100</text:p>
          </table:table-cell>
          <table:table-cell table:formula="of:=[.B218]*[.C218]" office:value-type="float" office:value="35700" calcext:value-type="float">
            <text:p>35700</text:p>
          </table:table-cell>
        </table:table-row>
        <table:table-row table:style-name="ro1">
          <table:table-cell office:value-type="string" calcext:value-type="string">
            <text:p>Samsung Galaxy Tab S4 ROMs, Kernels, Recoveries, &amp;</text:p>
          </table:table-cell>
          <table:table-cell office:value-type="float" office:value="16" calcext:value-type="float">
            <text:p>16</text:p>
          </table:table-cell>
          <table:table-cell office:value-type="float" office:value="2200" calcext:value-type="float">
            <text:p>2200</text:p>
          </table:table-cell>
          <table:table-cell table:formula="of:=[.B219]*[.C219]" office:value-type="float" office:value="35200" calcext:value-type="float">
            <text:p>35200</text:p>
          </table:table-cell>
        </table:table-row>
        <table:table-row table:style-name="ro1">
          <table:table-cell office:value-type="string" calcext:value-type="string">
            <text:p>Verizon Samsung Galaxy S7 ROMs, Kernels, Recoverie</text:p>
          </table:table-cell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table:formula="of:=[.B220]*[.C220]" office:value-type="float" office:value="34200" calcext:value-type="float">
            <text:p>34200</text:p>
          </table:table-cell>
        </table:table-row>
        <table:table-row table:style-name="ro1">
          <table:table-cell office:value-type="string" calcext:value-type="string">
            <text:p>Sprint HTC 10 ROMs, Kernels, Recoveries, &amp; Other D</text:p>
          </table:table-cell>
          <table:table-cell office:value-type="float" office:value="9" calcext:value-type="float">
            <text:p>9</text:p>
          </table:table-cell>
          <table:table-cell office:value-type="float" office:value="3800" calcext:value-type="float">
            <text:p>3800</text:p>
          </table:table-cell>
          <table:table-cell table:formula="of:=[.B221]*[.C221]" office:value-type="float" office:value="34200" calcext:value-type="float">
            <text:p>34200</text:p>
          </table:table-cell>
        </table:table-row>
        <table:table-row table:style-name="ro1">
          <table:table-cell office:value-type="string" calcext:value-type="string">
            <text:p>Samsung C9 Pro ROMs, Kernels, Recoveries, &amp; Other</text:p>
          </table:table-cell>
          <table:table-cell office:value-type="float" office:value="26" calcext:value-type="float">
            <text:p>26</text:p>
          </table:table-cell>
          <table:table-cell office:value-type="float" office:value="1300" calcext:value-type="float">
            <text:p>1300</text:p>
          </table:table-cell>
          <table:table-cell table:formula="of:=[.B222]*[.C222]" office:value-type="float" office:value="33800" calcext:value-type="float">
            <text:p>33800</text:p>
          </table:table-cell>
        </table:table-row>
        <table:table-row table:style-name="ro1">
          <table:table-cell office:value-type="string" calcext:value-type="string">
            <text:p>Realme XT ROMs, Kernels, Recoveries, &amp; Other Devel</text:p>
          </table:table-cell>
          <table:table-cell office:value-type="float" office:value="38" calcext:value-type="float">
            <text:p>38</text:p>
          </table:table-cell>
          <table:table-cell office:value-type="float" office:value="872" calcext:value-type="float">
            <text:p>872</text:p>
          </table:table-cell>
          <table:table-cell table:formula="of:=[.B223]*[.C223]" office:value-type="float" office:value="33136" calcext:value-type="float">
            <text:p>33136</text:p>
          </table:table-cell>
        </table:table-row>
        <table:table-row table:style-name="ro1">
          <table:table-cell office:value-type="string" calcext:value-type="string">
            <text:p>LG G Pad 7 ROMs, Kernels, Recoveries, &amp; Other Deve</text:p>
          </table:table-cell>
          <table:table-cell office:value-type="float" office:value="22" calcext:value-type="float">
            <text:p>22</text:p>
          </table:table-cell>
          <table:table-cell office:value-type="float" office:value="1500" calcext:value-type="float">
            <text:p>1500</text:p>
          </table:table-cell>
          <table:table-cell table:formula="of:=[.B224]*[.C224]" office:value-type="float" office:value="33000" calcext:value-type="float">
            <text:p>33000</text:p>
          </table:table-cell>
        </table:table-row>
        <table:table-row table:style-name="ro1">
          <table:table-cell office:value-type="string" calcext:value-type="string">
            <text:p>Huawei P10 ROMs, Kernels, Recoveries, &amp; Other Deve</text:p>
          </table:table-cell>
          <table:table-cell office:value-type="float" office:value="18" calcext:value-type="float">
            <text:p>18</text:p>
          </table:table-cell>
          <table:table-cell office:value-type="float" office:value="1800" calcext:value-type="float">
            <text:p>1800</text:p>
          </table:table-cell>
          <table:table-cell table:formula="of:=[.B225]*[.C225]" office:value-type="float" office:value="32400" calcext:value-type="float">
            <text:p>32400</text:p>
          </table:table-cell>
        </table:table-row>
        <table:table-row table:style-name="ro1">
          <table:table-cell office:value-type="string" calcext:value-type="string">
            <text:p>Huawei Nova/Nova Plus ROMs, Kernels, Recoveries, &amp;</text:p>
          </table:table-cell>
          <table:table-cell office:value-type="float" office:value="17" calcext:value-type="float">
            <text:p>17</text:p>
          </table:table-cell>
          <table:table-cell office:value-type="float" office:value="1900" calcext:value-type="float">
            <text:p>1900</text:p>
          </table:table-cell>
          <table:table-cell table:formula="of:=[.B226]*[.C226]" office:value-type="float" office:value="32300" calcext:value-type="float">
            <text:p>32300</text:p>
          </table:table-cell>
        </table:table-row>
        <table:table-row table:style-name="ro1">
          <table:table-cell office:value-type="string" calcext:value-type="string">
            <text:p>T-Mobile Samsung Galaxy S7 Edge ROMs, Kernels, Rec</text:p>
          </table:table-cell>
          <table:table-cell office:value-type="float" office:value="10" calcext:value-type="float">
            <text:p>10</text:p>
          </table:table-cell>
          <table:table-cell office:value-type="float" office:value="3100" calcext:value-type="float">
            <text:p>3100</text:p>
          </table:table-cell>
          <table:table-cell table:formula="of:=[.B227]*[.C227]" office:value-type="float" office:value="31000" calcext:value-type="float">
            <text:p>31000</text:p>
          </table:table-cell>
        </table:table-row>
        <table:table-row table:style-name="ro1">
          <table:table-cell office:value-type="string" calcext:value-type="string">
            <text:p>HTC U12+ ROMs, Kernels, Recoveries, &amp; Other Develo</text:p>
          </table:table-cell>
          <table:table-cell office:value-type="float" office:value="9" calcext:value-type="float">
            <text:p>9</text:p>
          </table:table-cell>
          <table:table-cell office:value-type="float" office:value="3400" calcext:value-type="float">
            <text:p>3400</text:p>
          </table:table-cell>
          <table:table-cell table:formula="of:=[.B228]*[.C228]" office:value-type="float" office:value="30600" calcext:value-type="float">
            <text:p>30600</text:p>
          </table:table-cell>
        </table:table-row>
        <table:table-row table:style-name="ro1">
          <table:table-cell office:value-type="string" calcext:value-type="string">
            <text:p>Nokia 7 Plus ROMs, Kernels, Recoveries, &amp; Other De</text:p>
          </table:table-cell>
          <table:table-cell office:value-type="float" office:value="33" calcext:value-type="float">
            <text:p>33</text:p>
          </table:table-cell>
          <table:table-cell office:value-type="float" office:value="911" calcext:value-type="float">
            <text:p>911</text:p>
          </table:table-cell>
          <table:table-cell table:formula="of:=[.B229]*[.C229]" office:value-type="float" office:value="30063" calcext:value-type="float">
            <text:p>30063</text:p>
          </table:table-cell>
        </table:table-row>
        <table:table-row table:style-name="ro1">
          <table:table-cell office:value-type="string" calcext:value-type="string">
            <text:p>Nokia 6.1 (2018) ROMs, Kernels, Recoveries, &amp; Othe</text:p>
          </table:table-cell>
          <table:table-cell office:value-type="float" office:value="32" calcext:value-type="float">
            <text:p>32</text:p>
          </table:table-cell>
          <table:table-cell office:value-type="float" office:value="934" calcext:value-type="float">
            <text:p>934</text:p>
          </table:table-cell>
          <table:table-cell table:formula="of:=[.B230]*[.C230]" office:value-type="float" office:value="29888" calcext:value-type="float">
            <text:p>29888</text:p>
          </table:table-cell>
        </table:table-row>
        <table:table-row table:style-name="ro1">
          <table:table-cell office:value-type="string" calcext:value-type="string">
            <text:p>Samsung Galaxy A8+ (2018) ROMs, Kernels, Recoverie</text:p>
          </table:table-cell>
          <table:table-cell office:value-type="float" office:value="27" calcext:value-type="float">
            <text:p>27</text:p>
          </table:table-cell>
          <table:table-cell office:value-type="float" office:value="1100" calcext:value-type="float">
            <text:p>1100</text:p>
          </table:table-cell>
          <table:table-cell table:formula="of:=[.B231]*[.C231]" office:value-type="float" office:value="29700" calcext:value-type="float">
            <text:p>29700</text:p>
          </table:table-cell>
        </table:table-row>
        <table:table-row table:style-name="ro1">
          <table:table-cell office:value-type="string" calcext:value-type="string">
            <text:p>Samsung Galaxy Light ROMs, Kernels, Recoveries, &amp; </text:p>
          </table:table-cell>
          <table:table-cell office:value-type="float" office:value="17" calcext:value-type="float">
            <text:p>17</text:p>
          </table:table-cell>
          <table:table-cell office:value-type="float" office:value="1600" calcext:value-type="float">
            <text:p>1600</text:p>
          </table:table-cell>
          <table:table-cell table:formula="of:=[.B232]*[.C232]" office:value-type="float" office:value="27200" calcext:value-type="float">
            <text:p>27200</text:p>
          </table:table-cell>
        </table:table-row>
        <table:table-row table:style-name="ro1">
          <table:table-cell office:value-type="string" calcext:value-type="string">
            <text:p>Samsung Galaxy [EXYNOS] S20 / S20+ / S20 Ultra ROM</text:p>
          </table:table-cell>
          <table:table-cell office:value-type="float" office:value="19" calcext:value-type="float">
            <text:p>19</text:p>
          </table:table-cell>
          <table:table-cell office:value-type="float" office:value="1400" calcext:value-type="float">
            <text:p>1400</text:p>
          </table:table-cell>
          <table:table-cell table:formula="of:=[.B233]*[.C233]" office:value-type="float" office:value="26600" calcext:value-type="float">
            <text:p>26600</text:p>
          </table:table-cell>
        </table:table-row>
        <table:table-row table:style-name="ro1">
          <table:table-cell office:value-type="string" calcext:value-type="string">
            <text:p>Realme X2 ROMs, Kernels, Recoveries, &amp; Other Devel</text:p>
          </table:table-cell>
          <table:table-cell office:value-type="float" office:value="39" calcext:value-type="float">
            <text:p>39</text:p>
          </table:table-cell>
          <table:table-cell office:value-type="float" office:value="681" calcext:value-type="float">
            <text:p>681</text:p>
          </table:table-cell>
          <table:table-cell table:formula="of:=[.B234]*[.C234]" office:value-type="float" office:value="26559" calcext:value-type="float">
            <text:p>26559</text:p>
          </table:table-cell>
        </table:table-row>
        <table:table-row table:style-name="ro1">
          <table:table-cell office:value-type="string" calcext:value-type="string">
            <text:p>Wileyfox Swift 2 ROMs, Kernels, Recoveries, &amp; Othe</text:p>
          </table:table-cell>
          <table:table-cell office:value-type="float" office:value="22" calcext:value-type="float">
            <text:p>22</text:p>
          </table:table-cell>
          <table:table-cell office:value-type="float" office:value="1200" calcext:value-type="float">
            <text:p>1200</text:p>
          </table:table-cell>
          <table:table-cell table:formula="of:=[.B235]*[.C235]"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ZTE Axon 7 Mini ROMs, Kernels, Recoveries, &amp; Other</text:p>
          </table:table-cell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table:formula="of:=[.B236]*[.C236]"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Moto E4 ROMs, Kernels, Recoveries, &amp; Other Develop</text:p>
          </table:table-cell>
          <table:table-cell office:value-type="float" office:value="33" calcext:value-type="float">
            <text:p>33</text:p>
          </table:table-cell>
          <table:table-cell office:value-type="float" office:value="775" calcext:value-type="float">
            <text:p>775</text:p>
          </table:table-cell>
          <table:table-cell table:formula="of:=[.B237]*[.C237]" office:value-type="float" office:value="25575" calcext:value-type="float">
            <text:p>25575</text:p>
          </table:table-cell>
        </table:table-row>
        <table:table-row table:style-name="ro1">
          <table:table-cell office:value-type="string" calcext:value-type="string">
            <text:p>Coolpad Cool1 ROMs, Kernels, Recoveries, &amp; Other D</text:p>
          </table:table-cell>
          <table:table-cell office:value-type="float" office:value="36" calcext:value-type="float">
            <text:p>36</text:p>
          </table:table-cell>
          <table:table-cell office:value-type="float" office:value="675" calcext:value-type="float">
            <text:p>675</text:p>
          </table:table-cell>
          <table:table-cell table:formula="of:=[.B238]*[.C238]" office:value-type="float" office:value="24300" calcext:value-type="float">
            <text:p>24300</text:p>
          </table:table-cell>
        </table:table-row>
        <table:table-row table:style-name="ro1">
          <table:table-cell office:value-type="string" calcext:value-type="string">
            <text:p>Lenovo Vibe X3 ROMs, Kernels, Recoveries, &amp; Other </text:p>
          </table:table-cell>
          <table:table-cell office:value-type="float" office:value="17" calcext:value-type="float">
            <text:p>17</text:p>
          </table:table-cell>
          <table:table-cell office:value-type="float" office:value="1400" calcext:value-type="float">
            <text:p>1400</text:p>
          </table:table-cell>
          <table:table-cell table:formula="of:=[.B239]*[.C239]" office:value-type="float" office:value="23800" calcext:value-type="float">
            <text:p>23800</text:p>
          </table:table-cell>
        </table:table-row>
        <table:table-row table:style-name="ro1">
          <table:table-cell office:value-type="string" calcext:value-type="string">
            <text:p>Samsung Galaxy On5 ROMs, Kernels, Recoveries, &amp; Ot</text:p>
          </table:table-cell>
          <table:table-cell office:value-type="float" office:value="18" calcext:value-type="float">
            <text:p>18</text:p>
          </table:table-cell>
          <table:table-cell office:value-type="float" office:value="1300" calcext:value-type="float">
            <text:p>1300</text:p>
          </table:table-cell>
          <table:table-cell table:formula="of:=[.B240]*[.C240]" office:value-type="float" office:value="23400" calcext:value-type="float">
            <text:p>23400</text:p>
          </table:table-cell>
        </table:table-row>
        <table:table-row table:style-name="ro1">
          <table:table-cell office:value-type="string" calcext:value-type="string">
            <text:p>Xiaomi Poco F2 Pro (Redmi K30 Pro) ROMs, Kernels, </text:p>
          </table:table-cell>
          <table:table-cell office:value-type="float" office:value="13" calcext:value-type="float">
            <text:p>13</text:p>
          </table:table-cell>
          <table:table-cell office:value-type="float" office:value="1800" calcext:value-type="float">
            <text:p>1800</text:p>
          </table:table-cell>
          <table:table-cell table:formula="of:=[.B241]*[.C241]" office:value-type="float" office:value="23400" calcext:value-type="float">
            <text:p>23400</text:p>
          </table:table-cell>
        </table:table-row>
        <table:table-row table:style-name="ro1">
          <table:table-cell office:value-type="string" calcext:value-type="string">
            <text:p>Samsung Galaxy J6+ ROMs, Kernels, Recoveries, &amp; Ot</text:p>
          </table:table-cell>
          <table:table-cell office:value-type="float" office:value="25" calcext:value-type="float">
            <text:p>25</text:p>
          </table:table-cell>
          <table:table-cell office:value-type="float" office:value="912" calcext:value-type="float">
            <text:p>912</text:p>
          </table:table-cell>
          <table:table-cell table:formula="of:=[.B242]*[.C242]"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Moto E3 ROMs, Kernels, Recoveries, &amp; Other Develop</text:p>
          </table:table-cell>
          <table:table-cell office:value-type="float" office:value="31" calcext:value-type="float">
            <text:p>31</text:p>
          </table:table-cell>
          <table:table-cell office:value-type="float" office:value="723" calcext:value-type="float">
            <text:p>723</text:p>
          </table:table-cell>
          <table:table-cell table:formula="of:=[.B243]*[.C243]" office:value-type="float" office:value="22413" calcext:value-type="float">
            <text:p>22413</text:p>
          </table:table-cell>
        </table:table-row>
        <table:table-row table:style-name="ro1">
          <table:table-cell office:value-type="string" calcext:value-type="string">
            <text:p>Moto G6 Plus ROMs, Kernels, Recoveries, &amp; Other De</text:p>
          </table:table-cell>
          <table:table-cell office:value-type="float" office:value="23" calcext:value-type="float">
            <text:p>23</text:p>
          </table:table-cell>
          <table:table-cell office:value-type="float" office:value="967" calcext:value-type="float">
            <text:p>967</text:p>
          </table:table-cell>
          <table:table-cell table:formula="of:=[.B244]*[.C244]" office:value-type="float" office:value="22241" calcext:value-type="float">
            <text:p>22241</text:p>
          </table:table-cell>
        </table:table-row>
        <table:table-row table:style-name="ro1">
          <table:table-cell office:value-type="string" calcext:value-type="string">
            <text:p>Sony Xperia XZs ROMs, Kernels, Recoveries, &amp; Other</text:p>
          </table:table-cell>
          <table:table-cell office:value-type="float" office:value="23" calcext:value-type="float">
            <text:p>23</text:p>
          </table:table-cell>
          <table:table-cell office:value-type="float" office:value="962" calcext:value-type="float">
            <text:p>962</text:p>
          </table:table-cell>
          <table:table-cell table:formula="of:=[.B245]*[.C245]" office:value-type="float" office:value="22126" calcext:value-type="float">
            <text:p>22126</text:p>
          </table:table-cell>
        </table:table-row>
        <table:table-row table:style-name="ro1">
          <table:table-cell office:value-type="string" calcext:value-type="string">
            <text:p>LG G Stylo ROMs, Kernels, Recoveries, &amp; Other Deve</text:p>
          </table:table-cell>
          <table:table-cell office:value-type="float" office:value="23" calcext:value-type="float">
            <text:p>23</text:p>
          </table:table-cell>
          <table:table-cell office:value-type="float" office:value="961" calcext:value-type="float">
            <text:p>961</text:p>
          </table:table-cell>
          <table:table-cell table:formula="of:=[.B246]*[.C246]" office:value-type="float" office:value="22103" calcext:value-type="float">
            <text:p>22103</text:p>
          </table:table-cell>
        </table:table-row>
        <table:table-row table:style-name="ro1">
          <table:table-cell office:value-type="string" calcext:value-type="string">
            <text:p>Realme X2 Pro ROMs, Kernels, Recoveries, &amp; Other D</text:p>
          </table:table-cell>
          <table:table-cell office:value-type="float" office:value="13" calcext:value-type="float">
            <text:p>13</text:p>
          </table:table-cell>
          <table:table-cell office:value-type="float" office:value="1700" calcext:value-type="float">
            <text:p>1700</text:p>
          </table:table-cell>
          <table:table-cell table:formula="of:=[.B247]*[.C247]" office:value-type="float" office:value="22100" calcext:value-type="float">
            <text:p>22100</text:p>
          </table:table-cell>
        </table:table-row>
        <table:table-row table:style-name="ro1">
          <table:table-cell office:value-type="string" calcext:value-type="string">
            <text:p>Moto C Plus ROMs, Kernels, Recoveries, &amp; Other Dev</text:p>
          </table:table-cell>
          <table:table-cell office:value-type="float" office:value="24" calcext:value-type="float">
            <text:p>24</text:p>
          </table:table-cell>
          <table:table-cell office:value-type="float" office:value="915" calcext:value-type="float">
            <text:p>915</text:p>
          </table:table-cell>
          <table:table-cell table:formula="of:=[.B248]*[.C248]" office:value-type="float" office:value="21960" calcext:value-type="float">
            <text:p>21960</text:p>
          </table:table-cell>
        </table:table-row>
        <table:table-row table:style-name="ro1">
          <table:table-cell office:value-type="string" calcext:value-type="string">
            <text:p>Samsung Galaxy On7 ROMs, Kernels, Recoveries, &amp; Ot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table:formula="of:=[.B249]*[.C249]"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Nokia 8 ROMs, Kernels, Recoveries, &amp; Other Develop</text:p>
          </table:table-cell>
          <table:table-cell office:value-type="float" office:value="19" calcext:value-type="float">
            <text:p>19</text:p>
          </table:table-cell>
          <table:table-cell office:value-type="float" office:value="1100" calcext:value-type="float">
            <text:p>1100</text:p>
          </table:table-cell>
          <table:table-cell table:formula="of:=[.B250]*[.C250]" office:value-type="float" office:value="20900" calcext:value-type="float">
            <text:p>20900</text:p>
          </table:table-cell>
        </table:table-row>
        <table:table-row table:style-name="ro1">
          <table:table-cell office:value-type="string" calcext:value-type="string">
            <text:p>Samsung Galaxy A70 ROMs, Kernels, Recoveries, &amp; Ot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table:formula="of:=[.B251]*[.C251]"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Micromax Canvas Knight ROMs, Kernels, Recoveries, </text:p>
          </table:table-cell>
          <table:table-cell office:value-type="float" office:value="42" calcext:value-type="float">
            <text:p>42</text:p>
          </table:table-cell>
          <table:table-cell office:value-type="float" office:value="482" calcext:value-type="float">
            <text:p>482</text:p>
          </table:table-cell>
          <table:table-cell table:formula="of:=[.B252]*[.C252]" office:value-type="float" office:value="20244" calcext:value-type="float">
            <text:p>20244</text:p>
          </table:table-cell>
        </table:table-row>
        <table:table-row table:style-name="ro1">
          <table:table-cell office:value-type="string" calcext:value-type="string">
            <text:p>Verizon HTC 10 ROMs, Kernels, Recoveries, &amp; Other 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formula="of:=[.B253]*[.C253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Lenovo Vibe Shot ROMs, Kernels, Recoveries, &amp; Othe</text:p>
          </table:table-cell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table:formula="of:=[.B254]*[.C254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Honor 9 Lite ROMs, Kernels, Recoveries, &amp; Other D</text:p>
          </table:table-cell>
          <table:table-cell office:value-type="float" office:value="22" calcext:value-type="float">
            <text:p>22</text:p>
          </table:table-cell>
          <table:table-cell office:value-type="float" office:value="852" calcext:value-type="float">
            <text:p>852</text:p>
          </table:table-cell>
          <table:table-cell table:formula="of:=[.B255]*[.C255]" office:value-type="float" office:value="18744" calcext:value-type="float">
            <text:p>18744</text:p>
          </table:table-cell>
        </table:table-row>
        <table:table-row table:style-name="ro1">
          <table:table-cell office:value-type="string" calcext:value-type="string">
            <text:p>Moto G4 ROMs, Kernels, Recoveries, &amp; Other Develop</text:p>
          </table:table-cell>
          <table:table-cell office:value-type="float" office:value="17" calcext:value-type="float">
            <text:p>17</text:p>
          </table:table-cell>
          <table:table-cell office:value-type="float" office:value="1100" calcext:value-type="float">
            <text:p>1100</text:p>
          </table:table-cell>
          <table:table-cell table:formula="of:=[.B256]*[.C256]" office:value-type="float" office:value="18700" calcext:value-type="float">
            <text:p>18700</text:p>
          </table:table-cell>
        </table:table-row>
        <table:table-row table:style-name="ro1">
          <table:table-cell office:value-type="string" calcext:value-type="string">
            <text:p>Yu Yureka Black ROMs, Kernels, Recoveries, &amp; Other</text:p>
          </table:table-cell>
          <table:table-cell office:value-type="float" office:value="57" calcext:value-type="float">
            <text:p>57</text:p>
          </table:table-cell>
          <table:table-cell office:value-type="float" office:value="326" calcext:value-type="float">
            <text:p>326</text:p>
          </table:table-cell>
          <table:table-cell table:formula="of:=[.B257]*[.C257]" office:value-type="float" office:value="18582" calcext:value-type="float">
            <text:p>18582</text:p>
          </table:table-cell>
        </table:table-row>
        <table:table-row table:style-name="ro1">
          <table:table-cell office:value-type="string" calcext:value-type="string">
            <text:p>Moto G6 ROMs, Kernels, Recoveries, &amp; Other Develop</text:p>
          </table:table-cell>
          <table:table-cell office:value-type="float" office:value="14" calcext:value-type="float">
            <text:p>14</text:p>
          </table:table-cell>
          <table:table-cell office:value-type="float" office:value="1300" calcext:value-type="float">
            <text:p>1300</text:p>
          </table:table-cell>
          <table:table-cell table:formula="of:=[.B258]*[.C258]" office:value-type="float" office:value="18200" calcext:value-type="float">
            <text:p>18200</text:p>
          </table:table-cell>
        </table:table-row>
        <table:table-row table:style-name="ro1">
          <table:table-cell office:value-type="string" calcext:value-type="string">
            <text:p>Samsung Galaxy Tab S5e ROMs, Kernels, Recoveries, 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table:formula="of:=[.B259]*[.C259]"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Razer Phone 2 ROMs, Kernels, Recoveries, &amp; Other D</text:p>
          </table:table-cell>
          <table:table-cell office:value-type="float" office:value="16" calcext:value-type="float">
            <text:p>16</text:p>
          </table:table-cell>
          <table:table-cell office:value-type="float" office:value="1100" calcext:value-type="float">
            <text:p>1100</text:p>
          </table:table-cell>
          <table:table-cell table:formula="of:=[.B260]*[.C260]" office:value-type="float" office:value="17600" calcext:value-type="float">
            <text:p>17600</text:p>
          </table:table-cell>
        </table:table-row>
        <table:table-row table:style-name="ro1">
          <table:table-cell office:value-type="string" calcext:value-type="string">
            <text:p>Samsung Galaxy S9+ ROMs, Kernels, Recoveries, &amp; Ot</text:p>
          </table:table-cell>
          <table:table-cell office:value-type="float" office:value="34" calcext:value-type="float">
            <text:p>34</text:p>
          </table:table-cell>
          <table:table-cell office:value-type="float" office:value="513" calcext:value-type="float">
            <text:p>513</text:p>
          </table:table-cell>
          <table:table-cell table:formula="of:=[.B261]*[.C261]" office:value-type="float" office:value="17442" calcext:value-type="float">
            <text:p>17442</text:p>
          </table:table-cell>
        </table:table-row>
        <table:table-row table:style-name="ro1">
          <table:table-cell office:value-type="string" calcext:value-type="string">
            <text:p>Lenovo Vibe Z ROMs, Kernels, Recoveries, &amp; Other D</text:p>
          </table:table-cell>
          <table:table-cell office:value-type="float" office:value="10" calcext:value-type="float">
            <text:p>10</text:p>
          </table:table-cell>
          <table:table-cell office:value-type="float" office:value="1700" calcext:value-type="float">
            <text:p>1700</text:p>
          </table:table-cell>
          <table:table-cell table:formula="of:=[.B262]*[.C262]"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Honor 4C ROMs, Kernels, Recoveries, &amp; Other Develo</text:p>
          </table:table-cell>
          <table:table-cell office:value-type="float" office:value="13" calcext:value-type="float">
            <text:p>13</text:p>
          </table:table-cell>
          <table:table-cell office:value-type="float" office:value="1300" calcext:value-type="float">
            <text:p>1300</text:p>
          </table:table-cell>
          <table:table-cell table:formula="of:=[.B263]*[.C263]" office:value-type="float" office:value="16900" calcext:value-type="float">
            <text:p>16900</text:p>
          </table:table-cell>
        </table:table-row>
        <table:table-row table:style-name="ro1">
          <table:table-cell office:value-type="string" calcext:value-type="string">
            <text:p>Redmi 7A ROMs, Kernels, Recoveries, &amp; Other Develo</text:p>
          </table:table-cell>
          <table:table-cell office:value-type="float" office:value="24" calcext:value-type="float">
            <text:p>24</text:p>
          </table:table-cell>
          <table:table-cell office:value-type="float" office:value="692" calcext:value-type="float">
            <text:p>692</text:p>
          </table:table-cell>
          <table:table-cell table:formula="of:=[.B264]*[.C264]" office:value-type="float" office:value="16608" calcext:value-type="float">
            <text:p>16608</text:p>
          </table:table-cell>
        </table:table-row>
        <table:table-row table:style-name="ro1">
          <table:table-cell office:value-type="string" calcext:value-type="string">
            <text:p>LG Spirit ROMs, Kernels, Recoveries, &amp; Other Devel</text:p>
          </table:table-cell>
          <table:table-cell office:value-type="float" office:value="15" calcext:value-type="float">
            <text:p>15</text:p>
          </table:table-cell>
          <table:table-cell office:value-type="float" office:value="1100" calcext:value-type="float">
            <text:p>1100</text:p>
          </table:table-cell>
          <table:table-cell table:formula="of:=[.B265]*[.C265]" office:value-type="float" office:value="16500" calcext:value-type="float">
            <text:p>16500</text:p>
          </table:table-cell>
        </table:table-row>
        <table:table-row table:style-name="ro1">
          <table:table-cell office:value-type="string" calcext:value-type="string">
            <text:p>UMi Z ROMs, Kernels, Recoveries, &amp; Other Developme</text:p>
          </table:table-cell>
          <table:table-cell office:value-type="float" office:value="20" calcext:value-type="float">
            <text:p>20</text:p>
          </table:table-cell>
          <table:table-cell office:value-type="float" office:value="815" calcext:value-type="float">
            <text:p>815</text:p>
          </table:table-cell>
          <table:table-cell table:formula="of:=[.B266]*[.C266]" office:value-type="float" office:value="16300" calcext:value-type="float">
            <text:p>16300</text:p>
          </table:table-cell>
        </table:table-row>
        <table:table-row table:style-name="ro1">
          <table:table-cell office:value-type="string" calcext:value-type="string">
            <text:p>Samsung Galaxy Fresh/Trend ROMs, Kernels, Recoveri</text:p>
          </table:table-cell>
          <table:table-cell office:value-type="float" office:value="22" calcext:value-type="float">
            <text:p>22</text:p>
          </table:table-cell>
          <table:table-cell office:value-type="float" office:value="738" calcext:value-type="float">
            <text:p>738</text:p>
          </table:table-cell>
          <table:table-cell table:formula="of:=[.B267]*[.C267]" office:value-type="float" office:value="16236" calcext:value-type="float">
            <text:p>16236</text:p>
          </table:table-cell>
        </table:table-row>
        <table:table-row table:style-name="ro1">
          <table:table-cell office:value-type="string" calcext:value-type="string">
            <text:p>Lenovo Z6 Pro ROMs, Kernels, Recoveries, &amp; Other D</text:p>
          </table:table-cell>
          <table:table-cell office:value-type="float" office:value="27" calcext:value-type="float">
            <text:p>27</text:p>
          </table:table-cell>
          <table:table-cell office:value-type="float" office:value="600" calcext:value-type="float">
            <text:p>600</text:p>
          </table:table-cell>
          <table:table-cell table:formula="of:=[.B268]*[.C268]"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ASUS ZenFone 6 (2019) ROMs, Kernels, Recoveries, &amp;</text:p>
          </table:table-cell>
          <table:table-cell office:value-type="float" office:value="14" calcext:value-type="float">
            <text:p>14</text:p>
          </table:table-cell>
          <table:table-cell office:value-type="float" office:value="1100" calcext:value-type="float">
            <text:p>1100</text:p>
          </table:table-cell>
          <table:table-cell table:formula="of:=[.B269]*[.C269]" office:value-type="float" office:value="15400" calcext:value-type="float">
            <text:p>15400</text:p>
          </table:table-cell>
        </table:table-row>
        <table:table-row table:style-name="ro1">
          <table:table-cell office:value-type="string" calcext:value-type="string">
            <text:p>ZTE Nubia Z17 Mini ROMs, Kernels, Recoveries, &amp; Ot</text:p>
          </table:table-cell>
          <table:table-cell office:value-type="float" office:value="14" calcext:value-type="float">
            <text:p>14</text:p>
          </table:table-cell>
          <table:table-cell office:value-type="float" office:value="1100" calcext:value-type="float">
            <text:p>1100</text:p>
          </table:table-cell>
          <table:table-cell table:formula="of:=[.B270]*[.C270]" office:value-type="float" office:value="15400" calcext:value-type="float">
            <text:p>15400</text:p>
          </table:table-cell>
        </table:table-row>
        <table:table-row table:style-name="ro1">
          <table:table-cell office:value-type="string" calcext:value-type="string">
            <text:p>UMi ZERO ROMs, Kernels, Recoveries, &amp; Other Develo</text:p>
          </table:table-cell>
          <table:table-cell office:value-type="float" office:value="7" calcext:value-type="float">
            <text:p>7</text:p>
          </table:table-cell>
          <table:table-cell office:value-type="float" office:value="2200" calcext:value-type="float">
            <text:p>2200</text:p>
          </table:table-cell>
          <table:table-cell table:formula="of:=[.B271]*[.C271]" office:value-type="float" office:value="15400" calcext:value-type="float">
            <text:p>15400</text:p>
          </table:table-cell>
        </table:table-row>
        <table:table-row table:style-name="ro1">
          <table:table-cell office:value-type="string" calcext:value-type="string">
            <text:p>Samsung Galaxy J1 ROMs, Kernels, Recoveries, &amp; Oth</text:p>
          </table:table-cell>
          <table:table-cell office:value-type="float" office:value="25" calcext:value-type="float">
            <text:p>25</text:p>
          </table:table-cell>
          <table:table-cell office:value-type="float" office:value="599" calcext:value-type="float">
            <text:p>599</text:p>
          </table:table-cell>
          <table:table-cell table:formula="of:=[.B272]*[.C272]" office:value-type="float" office:value="14975" calcext:value-type="float">
            <text:p>14975</text:p>
          </table:table-cell>
        </table:table-row>
        <table:table-row table:style-name="ro1">
          <table:table-cell office:value-type="string" calcext:value-type="string">
            <text:p>Oppo Realme 1 ROMs, Kernels, Recoveries, &amp; Other </text:p>
          </table:table-cell>
          <table:table-cell office:value-type="float" office:value="28" calcext:value-type="float">
            <text:p>28</text:p>
          </table:table-cell>
          <table:table-cell office:value-type="float" office:value="528" calcext:value-type="float">
            <text:p>528</text:p>
          </table:table-cell>
          <table:table-cell table:formula="of:=[.B273]*[.C273]" office:value-type="float" office:value="14784" calcext:value-type="float">
            <text:p>14784</text:p>
          </table:table-cell>
        </table:table-row>
        <table:table-row table:style-name="ro1">
          <table:table-cell office:value-type="string" calcext:value-type="string">
            <text:p>Samsung Galaxy Grand Neo Plus ROMs, Kernels, Recov</text:p>
          </table:table-cell>
          <table:table-cell office:value-type="float" office:value="20" calcext:value-type="float">
            <text:p>20</text:p>
          </table:table-cell>
          <table:table-cell office:value-type="float" office:value="709" calcext:value-type="float">
            <text:p>709</text:p>
          </table:table-cell>
          <table:table-cell table:formula="of:=[.B274]*[.C274]" office:value-type="float" office:value="14180" calcext:value-type="float">
            <text:p>14180</text:p>
          </table:table-cell>
        </table:table-row>
        <table:table-row table:style-name="ro1">
          <table:table-cell office:value-type="string" calcext:value-type="string">
            <text:p>Huawei Mate 20 X ROMs, Kernels, Recoveries, &amp; Othe</text:p>
          </table:table-cell>
          <table:table-cell office:value-type="float" office:value="15" calcext:value-type="float">
            <text:p>15</text:p>
          </table:table-cell>
          <table:table-cell office:value-type="float" office:value="944" calcext:value-type="float">
            <text:p>944</text:p>
          </table:table-cell>
          <table:table-cell table:formula="of:=[.B275]*[.C275]" office:value-type="float" office:value="14160" calcext:value-type="float">
            <text:p>14160</text:p>
          </table:table-cell>
        </table:table-row>
        <table:table-row table:style-name="ro1">
          <table:table-cell office:value-type="string" calcext:value-type="string">
            <text:p>Samsung Galaxy A30 ROMs, Kernels, Recoveries, &amp; Ot</text:p>
          </table:table-cell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table:formula="of:=[.B276]*[.C276]" office:value-type="float" office:value="14028" calcext:value-type="float">
            <text:p>14028</text:p>
          </table:table-cell>
        </table:table-row>
        <table:table-row table:style-name="ro1">
          <table:table-cell office:value-type="string" calcext:value-type="string">
            <text:p>T-Mobile LG G6 ROMs, Kernels, Recoveries, &amp; Other </text:p>
          </table:table-cell>
          <table:table-cell office:value-type="float" office:value="22" calcext:value-type="float">
            <text:p>22</text:p>
          </table:table-cell>
          <table:table-cell office:value-type="float" office:value="620" calcext:value-type="float">
            <text:p>620</text:p>
          </table:table-cell>
          <table:table-cell table:formula="of:=[.B277]*[.C277]" office:value-type="float" office:value="13640" calcext:value-type="float">
            <text:p>13640</text:p>
          </table:table-cell>
        </table:table-row>
        <table:table-row table:style-name="ro1">
          <table:table-cell office:value-type="string" calcext:value-type="string">
            <text:p>Huawei Ascend XT ROMs, Kernels, Recoveries, &amp; Othe</text:p>
          </table:table-cell>
          <table:table-cell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table:formula="of:=[.B278]*[.C278]" office:value-type="float" office:value="13510" calcext:value-type="float">
            <text:p>13510</text:p>
          </table:table-cell>
        </table:table-row>
        <table:table-row table:style-name="ro1">
          <table:table-cell office:value-type="string" calcext:value-type="string">
            <text:p>Samsung Galaxy Note 20 Ultra ROMs, Kernels, Recove</text:p>
          </table:table-cell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table:formula="of:=[.B279]*[.C279]" office:value-type="float" office:value="13500" calcext:value-type="float">
            <text:p>13500</text:p>
          </table:table-cell>
        </table:table-row>
        <table:table-row table:style-name="ro1">
          <table:table-cell office:value-type="string" calcext:value-type="string">
            <text:p>Sony XA2 Ultra ROMs, Kernels, Recoveries, &amp; Other </text:p>
          </table:table-cell>
          <table:table-cell office:value-type="float" office:value="14" calcext:value-type="float">
            <text:p>14</text:p>
          </table:table-cell>
          <table:table-cell office:value-type="float" office:value="957" calcext:value-type="float">
            <text:p>957</text:p>
          </table:table-cell>
          <table:table-cell table:formula="of:=[.B280]*[.C280]"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Alcatel Idol X ROMs, Kernels, Recoveries, &amp; Other </text:p>
          </table:table-cell>
          <table:table-cell office:value-type="float" office:value="7" calcext:value-type="float">
            <text:p>7</text:p>
          </table:table-cell>
          <table:table-cell office:value-type="float" office:value="1900" calcext:value-type="float">
            <text:p>1900</text:p>
          </table:table-cell>
          <table:table-cell table:formula="of:=[.B281]*[.C281]" office:value-type="float" office:value="13300" calcext:value-type="float">
            <text:p>13300</text:p>
          </table:table-cell>
        </table:table-row>
        <table:table-row table:style-name="ro1">
          <table:table-cell office:value-type="string" calcext:value-type="string">
            <text:p>T-Mobile Samsung Galaxy S7 ROMs, Kernels, Recoveri</text:p>
          </table:table-cell>
          <table:table-cell office:value-type="float" office:value="14" calcext:value-type="float">
            <text:p>14</text:p>
          </table:table-cell>
          <table:table-cell office:value-type="float" office:value="938" calcext:value-type="float">
            <text:p>938</text:p>
          </table:table-cell>
          <table:table-cell table:formula="of:=[.B282]*[.C282]" office:value-type="float" office:value="13132" calcext:value-type="float">
            <text:p>13132</text:p>
          </table:table-cell>
        </table:table-row>
        <table:table-row table:style-name="ro1">
          <table:table-cell office:value-type="string" calcext:value-type="string">
            <text:p>General Mobile GM 5 Plus ROMs, Kernels, Recoveries</text:p>
          </table:table-cell>
          <table:table-cell office:value-type="float" office:value="45" calcext:value-type="float">
            <text:p>45</text:p>
          </table:table-cell>
          <table:table-cell office:value-type="float" office:value="276" calcext:value-type="float">
            <text:p>276</text:p>
          </table:table-cell>
          <table:table-cell table:formula="of:=[.B283]*[.C283]" office:value-type="float" office:value="12420" calcext:value-type="float">
            <text:p>12420</text:p>
          </table:table-cell>
        </table:table-row>
        <table:table-row table:style-name="ro1">
          <table:table-cell office:value-type="string" calcext:value-type="string">
            <text:p>Samsung Galaxy A7 (2018) ROMs, Kernels, Recoveries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formula="of:=[.B284]*[.C284]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Samsung Galaxy Xcover 2 ROMs, Kernels, Recoveries,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formula="of:=[.B285]*[.C285]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Huawei Mate 10 ROMs, Kernels, Recoveries, &amp; Other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formula="of:=[.B286]*[.C286]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Lenovo Vibe K5 ROMs, Kernels, Recoveries, &amp; Other 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formula="of:=[.B287]*[.C287]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YotaPhone 3 ROMs, Kernels, Recoveries, &amp; Other Dev</text:p>
          </table:table-cell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[.B288]*[.C288]" office:value-type="float" office:value="11620" calcext:value-type="float">
            <text:p>11620</text:p>
          </table:table-cell>
        </table:table-row>
        <table:table-row table:style-name="ro1">
          <table:table-cell office:value-type="string" calcext:value-type="string">
            <text:p>Huawei P30 Pro ROMs, Kernels, Recoveries, &amp; Other 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table:formula="of:=[.B289]*[.C289]"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Moto G7 Plus ROMs, Kernels, Recoveries, &amp; Other De</text:p>
          </table:table-cell>
          <table:table-cell office:value-type="float" office:value="16" calcext:value-type="float">
            <text:p>16</text:p>
          </table:table-cell>
          <table:table-cell office:value-type="float" office:value="695" calcext:value-type="float">
            <text:p>695</text:p>
          </table:table-cell>
          <table:table-cell table:formula="of:=[.B290]*[.C290]" office:value-type="float" office:value="11120" calcext:value-type="float">
            <text:p>11120</text:p>
          </table:table-cell>
        </table:table-row>
        <table:table-row table:style-name="ro1">
          <table:table-cell office:value-type="string" calcext:value-type="string">
            <text:p>Samsung Galaxy Note FE ROMs, Kernels, Recoveries, </text:p>
          </table:table-cell>
          <table:table-cell office:value-type="float" office:value="19" calcext:value-type="float">
            <text:p>19</text:p>
          </table:table-cell>
          <table:table-cell office:value-type="float" office:value="567" calcext:value-type="float">
            <text:p>567</text:p>
          </table:table-cell>
          <table:table-cell table:formula="of:=[.B291]*[.C291]" office:value-type="float" office:value="10773" calcext:value-type="float">
            <text:p>10773</text:p>
          </table:table-cell>
        </table:table-row>
        <table:table-row table:style-name="ro1">
          <table:table-cell office:value-type="string" calcext:value-type="string">
            <text:p>Sony Xperia XA1 ROMs, Kernels, Recoveries, &amp; Other</text:p>
          </table:table-cell>
          <table:table-cell office:value-type="float" office:value="16" calcext:value-type="float">
            <text:p>16</text:p>
          </table:table-cell>
          <table:table-cell office:value-type="float" office:value="640" calcext:value-type="float">
            <text:p>640</text:p>
          </table:table-cell>
          <table:table-cell table:formula="of:=[.B292]*[.C292]"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Huawei P Smart ROMs, Kernels, Recoveries, &amp; Other 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formula="of:=[.B293]*[.C293]" office:value-type="float" office:value="9954" calcext:value-type="float">
            <text:p>9954</text:p>
          </table:table-cell>
        </table:table-row>
        <table:table-row table:style-name="ro1">
          <table:table-cell office:value-type="string" calcext:value-type="string">
            <text:p>Sony Xperia XA ROMs, Kernels, Recoveries, &amp; Other </text:p>
          </table:table-cell>
          <table:table-cell office:value-type="float" office:value="20" calcext:value-type="float">
            <text:p>20</text:p>
          </table:table-cell>
          <table:table-cell office:value-type="float" office:value="496" calcext:value-type="float">
            <text:p>496</text:p>
          </table:table-cell>
          <table:table-cell table:formula="of:=[.B294]*[.C294]" office:value-type="float" office:value="9920" calcext:value-type="float">
            <text:p>9920</text:p>
          </table:table-cell>
        </table:table-row>
        <table:table-row table:style-name="ro1">
          <table:table-cell office:value-type="string" calcext:value-type="string">
            <text:p>Samsung Galaxy S9 ROMs, Kernels, Recoveries, &amp; Ot</text:p>
          </table:table-cell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table:formula="of:=[.B295]*[.C295]" office:value-type="float" office:value="9855" calcext:value-type="float">
            <text:p>9855</text:p>
          </table:table-cell>
        </table:table-row>
        <table:table-row table:style-name="ro1">
          <table:table-cell office:value-type="string" calcext:value-type="string">
            <text:p>Maze Alpha ROMs, Kernels, Recoveries, &amp; Other Deve</text:p>
          </table:table-cell>
          <table:table-cell office:value-type="float" office:value="15" calcext:value-type="float">
            <text:p>15</text:p>
          </table:table-cell>
          <table:table-cell office:value-type="float" office:value="648" calcext:value-type="float">
            <text:p>648</text:p>
          </table:table-cell>
          <table:table-cell table:formula="of:=[.B296]*[.C296]" office:value-type="float" office:value="9720" calcext:value-type="float">
            <text:p>9720</text:p>
          </table:table-cell>
        </table:table-row>
        <table:table-row table:style-name="ro1">
          <table:table-cell office:value-type="string" calcext:value-type="string">
            <text:p>Moto G7 ROMs, Kernels, Recoveries, &amp; Other Develop</text:p>
          </table:table-cell>
          <table:table-cell office:value-type="float" office:value="14" calcext:value-type="float">
            <text:p>14</text:p>
          </table:table-cell>
          <table:table-cell office:value-type="float" office:value="690" calcext:value-type="float">
            <text:p>690</text:p>
          </table:table-cell>
          <table:table-cell table:formula="of:=[.B297]*[.C297]"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Moto G7 Play ROMs, Kernels, Recoveries, &amp; Other De</text:p>
          </table:table-cell>
          <table:table-cell office:value-type="float" office:value="14" calcext:value-type="float">
            <text:p>14</text:p>
          </table:table-cell>
          <table:table-cell office:value-type="float" office:value="684" calcext:value-type="float">
            <text:p>684</text:p>
          </table:table-cell>
          <table:table-cell table:formula="of:=[.B298]*[.C298]" office:value-type="float" office:value="9576" calcext:value-type="float">
            <text:p>9576</text:p>
          </table:table-cell>
        </table:table-row>
        <table:table-row table:style-name="ro1">
          <table:table-cell office:value-type="string" calcext:value-type="string">
            <text:p>Micromax Canvas Fire 2 ROMs, Kernels, Recoveries, 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  <table:table-cell table:formula="of:=[.B299]*[.C299]" office:value-type="float" office:value="9462" calcext:value-type="float">
            <text:p>9462</text:p>
          </table:table-cell>
        </table:table-row>
        <table:table-row table:style-name="ro1">
          <table:table-cell office:value-type="string" calcext:value-type="string">
            <text:p>Samsung Galaxy A10 ROMs, Kernels, Recoveries, &amp; Ot</text:p>
          </table:table-cell>
          <table:table-cell office:value-type="float" office:value="24" calcext:value-type="float">
            <text:p>24</text:p>
          </table:table-cell>
          <table:table-cell office:value-type="float" office:value="386" calcext:value-type="float">
            <text:p>386</text:p>
          </table:table-cell>
          <table:table-cell table:formula="of:=[.B300]*[.C300]" office:value-type="float" office:value="9264" calcext:value-type="float">
            <text:p>9264</text:p>
          </table:table-cell>
        </table:table-row>
        <table:table-row table:style-name="ro1">
          <table:table-cell office:value-type="string" calcext:value-type="string">
            <text:p>Razer Phone ROMs, Kernels, Recoveries, &amp; Other Dev</text:p>
          </table:table-cell>
          <table:table-cell office:value-type="float" office:value="13" calcext:value-type="float">
            <text:p>13</text:p>
          </table:table-cell>
          <table:table-cell office:value-type="float" office:value="700" calcext:value-type="float">
            <text:p>700</text:p>
          </table:table-cell>
          <table:table-cell table:formula="of:=[.B301]*[.C301]" office:value-type="float" office:value="9100" calcext:value-type="float">
            <text:p>9100</text:p>
          </table:table-cell>
        </table:table-row>
        <table:table-row table:style-name="ro1">
          <table:table-cell office:value-type="string" calcext:value-type="string">
            <text:p>LG V40 ROMs, Kernels, Recoveries, &amp; Other Developm</text:p>
          </table:table-cell>
          <table:table-cell office:value-type="float" office:value="17" calcext:value-type="float">
            <text:p>17</text:p>
          </table:table-cell>
          <table:table-cell office:value-type="float" office:value="523" calcext:value-type="float">
            <text:p>523</text:p>
          </table:table-cell>
          <table:table-cell table:formula="of:=[.B302]*[.C302]" office:value-type="float" office:value="8891" calcext:value-type="float">
            <text:p>8891</text:p>
          </table:table-cell>
        </table:table-row>
        <table:table-row table:style-name="ro1">
          <table:table-cell office:value-type="string" calcext:value-type="string">
            <text:p>ZTE Nubia Z9 Mini ROMs, Kernels, Recoveries, &amp; Oth</text:p>
          </table:table-cell>
          <table:table-cell office:value-type="float" office:value="4" calcext:value-type="float">
            <text:p>4</text:p>
          </table:table-cell>
          <table:table-cell office:value-type="float" office:value="2200" calcext:value-type="float">
            <text:p>2200</text:p>
          </table:table-cell>
          <table:table-cell table:formula="of:=[.B303]*[.C303]"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Treble-Enabled Device Development "A" only ROMS</text:p>
          </table:table-cell>
          <table:table-cell office:value-type="float" office:value="11" calcext:value-type="float">
            <text:p>11</text:p>
          </table:table-cell>
          <table:table-cell office:value-type="float" office:value="789" calcext:value-type="float">
            <text:p>789</text:p>
          </table:table-cell>
          <table:table-cell table:formula="of:=[.B304]*[.C304]" office:value-type="float" office:value="8679" calcext:value-type="float">
            <text:p>8679</text:p>
          </table:table-cell>
        </table:table-row>
        <table:table-row table:style-name="ro1">
          <table:table-cell office:value-type="string" calcext:value-type="string">
            <text:p>Elephone S7 ROMs, Kernels, Recoveries, &amp; Other Dev</text:p>
          </table:table-cell>
          <table:table-cell office:value-type="float" office:value="12" calcext:value-type="float">
            <text:p>12</text:p>
          </table:table-cell>
          <table:table-cell office:value-type="float" office:value="674" calcext:value-type="float">
            <text:p>674</text:p>
          </table:table-cell>
          <table:table-cell table:formula="of:=[.B305]*[.C305]" office:value-type="float" office:value="8088" calcext:value-type="float">
            <text:p>8088</text:p>
          </table:table-cell>
        </table:table-row>
        <table:table-row table:style-name="ro1">
          <table:table-cell office:value-type="string" calcext:value-type="string">
            <text:p>Lenovo Z5 Pro GT ROMs, Kernels, Recoveries, &amp; Othe</text:p>
          </table:table-cell>
          <table:table-cell office:value-type="float" office:value="23" calcext:value-type="float">
            <text:p>23</text:p>
          </table:table-cell>
          <table:table-cell office:value-type="float" office:value="351" calcext:value-type="float">
            <text:p>351</text:p>
          </table:table-cell>
          <table:table-cell table:formula="of:=[.B306]*[.C306]" office:value-type="float" office:value="8073" calcext:value-type="float">
            <text:p>8073</text:p>
          </table:table-cell>
        </table:table-row>
        <table:table-row table:style-name="ro1">
          <table:table-cell office:value-type="string" calcext:value-type="string">
            <text:p>Motorola One Power ROMs, Kernels, Recoveries, &amp; Ot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table:formula="of:=[.B307]*[.C307]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enovo Vibe P1m ROMs, Kernels, Recoveries, &amp; Other</text:p>
          </table:table-cell>
          <table:table-cell office:value-type="float" office:value="23" calcext:value-type="float">
            <text:p>23</text:p>
          </table:table-cell>
          <table:table-cell office:value-type="float" office:value="341" calcext:value-type="float">
            <text:p>341</text:p>
          </table:table-cell>
          <table:table-cell table:formula="of:=[.B308]*[.C308]" office:value-type="float" office:value="7843" calcext:value-type="float">
            <text:p>7843</text:p>
          </table:table-cell>
        </table:table-row>
        <table:table-row table:style-name="ro1">
          <table:table-cell office:value-type="string" calcext:value-type="string">
            <text:p>Xiaomi Mi Mix 3 5g ROMs, Kernels, Recoveries, &amp; Ot</text:p>
          </table:table-cell>
          <table:table-cell office:value-type="float" office:value="14" calcext:value-type="float">
            <text:p>14</text:p>
          </table:table-cell>
          <table:table-cell office:value-type="float" office:value="504" calcext:value-type="float">
            <text:p>504</text:p>
          </table:table-cell>
          <table:table-cell table:formula="of:=[.B309]*[.C309]" office:value-type="float" office:value="7056" calcext:value-type="float">
            <text:p>7056</text:p>
          </table:table-cell>
        </table:table-row>
        <table:table-row table:style-name="ro1">
          <table:table-cell office:value-type="string" calcext:value-type="string">
            <text:p>Samsung Galaxy M30s ROMs, Kernels, Recoveries, &amp; O</text:p>
          </table:table-cell>
          <table:table-cell office:value-type="float" office:value="18" calcext:value-type="float">
            <text:p>18</text:p>
          </table:table-cell>
          <table:table-cell office:value-type="float" office:value="388" calcext:value-type="float">
            <text:p>388</text:p>
          </table:table-cell>
          <table:table-cell table:formula="of:=[.B310]*[.C310]" office:value-type="float" office:value="6984" calcext:value-type="float">
            <text:p>6984</text:p>
          </table:table-cell>
        </table:table-row>
        <table:table-row table:style-name="ro1">
          <table:table-cell office:value-type="string" calcext:value-type="string">
            <text:p>Samsung Galaxy Tab S6 ROMs, Kernels, Recoveries, &amp;</text:p>
          </table:table-cell>
          <table:table-cell office:value-type="float" office:value="9" calcext:value-type="float">
            <text:p>9</text:p>
          </table:table-cell>
          <table:table-cell office:value-type="float" office:value="765" calcext:value-type="float">
            <text:p>765</text:p>
          </table:table-cell>
          <table:table-cell table:formula="of:=[.B311]*[.C311]" office:value-type="float" office:value="6885" calcext:value-type="float">
            <text:p>6885</text:p>
          </table:table-cell>
        </table:table-row>
        <table:table-row table:style-name="ro1">
          <table:table-cell office:value-type="string" calcext:value-type="string">
            <text:p>LG G Pad X 8.0 ROMs, Kernels, Recoveries, &amp; Other </text:p>
          </table:table-cell>
          <table:table-cell office:value-type="float" office:value="11" calcext:value-type="float">
            <text:p>11</text:p>
          </table:table-cell>
          <table:table-cell office:value-type="float" office:value="614" calcext:value-type="float">
            <text:p>614</text:p>
          </table:table-cell>
          <table:table-cell table:formula="of:=[.B312]*[.C312]" office:value-type="float" office:value="6754" calcext:value-type="float">
            <text:p>6754</text:p>
          </table:table-cell>
        </table:table-row>
        <table:table-row table:style-name="ro1">
          <table:table-cell office:value-type="string" calcext:value-type="string">
            <text:p>Sony Xperia XZ2 Compact ROMs, Kernels, Recoveries,</text:p>
          </table:table-cell>
          <table:table-cell office:value-type="float" office:value="16" calcext:value-type="float">
            <text:p>16</text:p>
          </table:table-cell>
          <table:table-cell office:value-type="float" office:value="422" calcext:value-type="float">
            <text:p>422</text:p>
          </table:table-cell>
          <table:table-cell table:formula="of:=[.B313]*[.C313]" office:value-type="float" office:value="6752" calcext:value-type="float">
            <text:p>6752</text:p>
          </table:table-cell>
        </table:table-row>
        <table:table-row table:style-name="ro1">
          <table:table-cell office:value-type="string" calcext:value-type="string">
            <text:p>Xiaomi Mi Note 10 ROMs, Kernels, Recoveries, &amp; Oth</text:p>
          </table:table-cell>
          <table:table-cell office:value-type="float" office:value="11" calcext:value-type="float">
            <text:p>11</text:p>
          </table:table-cell>
          <table:table-cell office:value-type="float" office:value="605" calcext:value-type="float">
            <text:p>605</text:p>
          </table:table-cell>
          <table:table-cell table:formula="of:=[.B314]*[.C314]" office:value-type="float" office:value="6655" calcext:value-type="float">
            <text:p>6655</text:p>
          </table:table-cell>
        </table:table-row>
        <table:table-row table:style-name="ro1">
          <table:table-cell office:value-type="string" calcext:value-type="string">
            <text:p>LG Leon ROMs, Kernels, Recoveries, &amp; Other Develop</text:p>
          </table:table-cell>
          <table:table-cell office:value-type="float" office:value="17" calcext:value-type="float">
            <text:p>17</text:p>
          </table:table-cell>
          <table:table-cell office:value-type="float" office:value="385" calcext:value-type="float">
            <text:p>385</text:p>
          </table:table-cell>
          <table:table-cell table:formula="of:=[.B315]*[.C315]" office:value-type="float" office:value="6545" calcext:value-type="float">
            <text:p>6545</text:p>
          </table:table-cell>
        </table:table-row>
        <table:table-row table:style-name="ro1">
          <table:table-cell office:value-type="string" calcext:value-type="string">
            <text:p>T-Mobile Note 7 ROMs, Kernels, Recoveries, &amp; Othe</text:p>
          </table:table-cell>
          <table:table-cell office:value-type="float" office:value="4" calcext:value-type="float">
            <text:p>4</text:p>
          </table:table-cell>
          <table:table-cell office:value-type="float" office:value="1600" calcext:value-type="float">
            <text:p>1600</text:p>
          </table:table-cell>
          <table:table-cell table:formula="of:=[.B316]*[.C316]"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ZTE Axon 10 Pro ROMs, Kernels, Recoveries, &amp; Other</text:p>
          </table:table-cell>
          <table:table-cell office:value-type="float" office:value="12" calcext:value-type="float">
            <text:p>12</text:p>
          </table:table-cell>
          <table:table-cell office:value-type="float" office:value="520" calcext:value-type="float">
            <text:p>520</text:p>
          </table:table-cell>
          <table:table-cell table:formula="of:=[.B317]*[.C317]" office:value-type="float" office:value="6240" calcext:value-type="float">
            <text:p>6240</text:p>
          </table:table-cell>
        </table:table-row>
        <table:table-row table:style-name="ro1">
          <table:table-cell office:value-type="string" calcext:value-type="string">
            <text:p>Google Pixel 4a ROMs, Kernels, Recoveries, &amp; Other</text:p>
          </table:table-cell>
          <table:table-cell office:value-type="float" office:value="11" calcext:value-type="float">
            <text:p>11</text:p>
          </table:table-cell>
          <table:table-cell office:value-type="float" office:value="563" calcext:value-type="float">
            <text:p>563</text:p>
          </table:table-cell>
          <table:table-cell table:formula="of:=[.B318]*[.C318]" office:value-type="float" office:value="6193" calcext:value-type="float">
            <text:p>6193</text:p>
          </table:table-cell>
        </table:table-row>
        <table:table-row table:style-name="ro1">
          <table:table-cell office:value-type="string" calcext:value-type="string">
            <text:p>Lava Iris X8 ROMs, Kernels, Recoveries, &amp; Other De</text:p>
          </table:table-cell>
          <table:table-cell office:value-type="float" office:value="17" calcext:value-type="float">
            <text:p>17</text:p>
          </table:table-cell>
          <table:table-cell office:value-type="float" office:value="359" calcext:value-type="float">
            <text:p>359</text:p>
          </table:table-cell>
          <table:table-cell table:formula="of:=[.B319]*[.C319]" office:value-type="float" office:value="6103" calcext:value-type="float">
            <text:p>6103</text:p>
          </table:table-cell>
        </table:table-row>
        <table:table-row table:style-name="ro1">
          <table:table-cell office:value-type="string" calcext:value-type="string">
            <text:p>OnePlus Nord ROMs, Kernels, Recoveries, &amp; Other De</text:p>
          </table:table-cell>
          <table:table-cell office:value-type="float" office:value="9" calcext:value-type="float">
            <text:p>9</text:p>
          </table:table-cell>
          <table:table-cell office:value-type="float" office:value="668" calcext:value-type="float">
            <text:p>668</text:p>
          </table:table-cell>
          <table:table-cell table:formula="of:=[.B320]*[.C320]" office:value-type="float" office:value="6012" calcext:value-type="float">
            <text:p>6012</text:p>
          </table:table-cell>
        </table:table-row>
        <table:table-row table:style-name="ro1">
          <table:table-cell office:value-type="string" calcext:value-type="string">
            <text:p>Samsung Galaxy S7 Active ROMs, Kernels, Recoveries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formula="of:=[.B321]*[.C321]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Moto G6 Play ROMs, Kernels, Recoveries, &amp; Other De</text:p>
          </table:table-cell>
          <table:table-cell office:value-type="float" office:value="9" calcext:value-type="float">
            <text:p>9</text:p>
          </table:table-cell>
          <table:table-cell office:value-type="float" office:value="655" calcext:value-type="float">
            <text:p>655</text:p>
          </table:table-cell>
          <table:table-cell table:formula="of:=[.B322]*[.C322]" office:value-type="float" office:value="5895" calcext:value-type="float">
            <text:p>5895</text:p>
          </table:table-cell>
        </table:table-row>
        <table:table-row table:style-name="ro1">
          <table:table-cell office:value-type="string" calcext:value-type="string">
            <text:p>UMi Super ROMs, Kernels, Recoveries, &amp; Other Devel</text:p>
          </table:table-cell>
          <table:table-cell office:value-type="float" office:value="9" calcext:value-type="float">
            <text:p>9</text:p>
          </table:table-cell>
          <table:table-cell office:value-type="float" office:value="644" calcext:value-type="float">
            <text:p>644</text:p>
          </table:table-cell>
          <table:table-cell table:formula="of:=[.B323]*[.C323]" office:value-type="float" office:value="5796" calcext:value-type="float">
            <text:p>5796</text:p>
          </table:table-cell>
        </table:table-row>
        <table:table-row table:style-name="ro1">
          <table:table-cell office:value-type="string" calcext:value-type="string">
            <text:p>OnePlus 8 ROMs, Kernels, Recoveries, &amp; Other Devel</text:p>
          </table:table-cell>
          <table:table-cell office:value-type="float" office:value="9" calcext:value-type="float">
            <text:p>9</text:p>
          </table:table-cell>
          <table:table-cell office:value-type="float" office:value="638" calcext:value-type="float">
            <text:p>638</text:p>
          </table:table-cell>
          <table:table-cell table:formula="of:=[.B324]*[.C324]" office:value-type="float" office:value="5742" calcext:value-type="float">
            <text:p>5742</text:p>
          </table:table-cell>
        </table:table-row>
        <table:table-row table:style-name="ro1">
          <table:table-cell office:value-type="string" calcext:value-type="string">
            <text:p>Asus Zenfone Max M2 ROMs, Kernels, Recoveries, &amp; O</text:p>
          </table:table-cell>
          <table:table-cell office:value-type="float" office:value="16" calcext:value-type="float">
            <text:p>16</text:p>
          </table:table-cell>
          <table:table-cell office:value-type="float" office:value="358" calcext:value-type="float">
            <text:p>358</text:p>
          </table:table-cell>
          <table:table-cell table:formula="of:=[.B325]*[.C325]" office:value-type="float" office:value="5728" calcext:value-type="float">
            <text:p>5728</text:p>
          </table:table-cell>
        </table:table-row>
        <table:table-row table:style-name="ro1">
          <table:table-cell office:value-type="string" calcext:value-type="string">
            <text:p>LG G4c ROMs, Kernels, Recoveries, &amp; Other Developm</text:p>
          </table:table-cell>
          <table:table-cell office:value-type="float" office:value="11" calcext:value-type="float">
            <text:p>11</text:p>
          </table:table-cell>
          <table:table-cell office:value-type="float" office:value="513" calcext:value-type="float">
            <text:p>513</text:p>
          </table:table-cell>
          <table:table-cell table:formula="of:=[.B326]*[.C326]" office:value-type="float" office:value="5643" calcext:value-type="float">
            <text:p>5643</text:p>
          </table:table-cell>
        </table:table-row>
        <table:table-row table:style-name="ro1">
          <table:table-cell office:value-type="string" calcext:value-type="string">
            <text:p>Xiaomi Redmi 8 ROMs, Kernels, Recoveries, &amp; Other </text:p>
          </table:table-cell>
          <table:table-cell office:value-type="float" office:value="12" calcext:value-type="float">
            <text:p>12</text:p>
          </table:table-cell>
          <table:table-cell office:value-type="float" office:value="457" calcext:value-type="float">
            <text:p>457</text:p>
          </table:table-cell>
          <table:table-cell table:formula="of:=[.B327]*[.C327]" office:value-type="float" office:value="5484" calcext:value-type="float">
            <text:p>5484</text:p>
          </table:table-cell>
        </table:table-row>
        <table:table-row table:style-name="ro1">
          <table:table-cell office:value-type="string" calcext:value-type="string">
            <text:p>Elephone S8 ROMs, Kernels, Recoveries, &amp; Other De</text:p>
          </table:table-cell>
          <table:table-cell office:value-type="float" office:value="8" calcext:value-type="float">
            <text:p>8</text:p>
          </table:table-cell>
          <table:table-cell office:value-type="float" office:value="683" calcext:value-type="float">
            <text:p>683</text:p>
          </table:table-cell>
          <table:table-cell table:formula="of:=[.B328]*[.C328]" office:value-type="float" office:value="5464" calcext:value-type="float">
            <text:p>5464</text:p>
          </table:table-cell>
        </table:table-row>
        <table:table-row table:style-name="ro1">
          <table:table-cell office:value-type="string" calcext:value-type="string">
            <text:p>Samsung Galaxy A40 ROMs, Kernels, Recoveries, &amp; Ot</text:p>
          </table:table-cell>
          <table:table-cell office:value-type="float" office:value="13" calcext:value-type="float">
            <text:p>13</text:p>
          </table:table-cell>
          <table:table-cell office:value-type="float" office:value="417" calcext:value-type="float">
            <text:p>417</text:p>
          </table:table-cell>
          <table:table-cell table:formula="of:=[.B329]*[.C329]" office:value-type="float" office:value="5421" calcext:value-type="float">
            <text:p>5421</text:p>
          </table:table-cell>
        </table:table-row>
        <table:table-row table:style-name="ro1">
          <table:table-cell office:value-type="string" calcext:value-type="string">
            <text:p>Samsung Galaxy S7 (Snapdragon) ROMs, Kernels, Reco</text:p>
          </table:table-cell>
          <table:table-cell office:value-type="float" office:value="10" calcext:value-type="float">
            <text:p>10</text:p>
          </table:table-cell>
          <table:table-cell office:value-type="float" office:value="542" calcext:value-type="float">
            <text:p>542</text:p>
          </table:table-cell>
          <table:table-cell table:formula="of:=[.B330]*[.C330]" office:value-type="float" office:value="5420" calcext:value-type="float">
            <text:p>5420</text:p>
          </table:table-cell>
        </table:table-row>
        <table:table-row table:style-name="ro1">
          <table:table-cell office:value-type="string" calcext:value-type="string">
            <text:p>Alcatel Idol 4S ROMs, Kernels, Recoveries, &amp; Other</text:p>
          </table:table-cell>
          <table:table-cell office:value-type="float" office:value="14" calcext:value-type="float">
            <text:p>14</text:p>
          </table:table-cell>
          <table:table-cell office:value-type="float" office:value="378" calcext:value-type="float">
            <text:p>378</text:p>
          </table:table-cell>
          <table:table-cell table:formula="of:=[.B331]*[.C331]" office:value-type="float" office:value="5292" calcext:value-type="float">
            <text:p>5292</text:p>
          </table:table-cell>
        </table:table-row>
        <table:table-row table:style-name="ro1">
          <table:table-cell office:value-type="string" calcext:value-type="string">
            <text:p>Samsung Galaxy M30 ROMs, Kernels, Recoveries, &amp; Ot</text:p>
          </table:table-cell>
          <table:table-cell office:value-type="float" office:value="16" calcext:value-type="float">
            <text:p>16</text:p>
          </table:table-cell>
          <table:table-cell office:value-type="float" office:value="327" calcext:value-type="float">
            <text:p>327</text:p>
          </table:table-cell>
          <table:table-cell table:formula="of:=[.B332]*[.C332]"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HTC U11+ ROMs, Kernels, Recoveries, &amp; Other Develo</text:p>
          </table:table-cell>
          <table:table-cell office:value-type="float" office:value="6" calcext:value-type="float">
            <text:p>6</text:p>
          </table:table-cell>
          <table:table-cell office:value-type="float" office:value="872" calcext:value-type="float">
            <text:p>872</text:p>
          </table:table-cell>
          <table:table-cell table:formula="of:=[.B333]*[.C333]"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AT&amp;T Samsung Galaxy S7 ROMs, Kernels, Recoveries, </text:p>
          </table:table-cell>
          <table:table-cell office:value-type="float" office:value="8" calcext:value-type="float">
            <text:p>8</text:p>
          </table:table-cell>
          <table:table-cell office:value-type="float" office:value="648" calcext:value-type="float">
            <text:p>648</text:p>
          </table:table-cell>
          <table:table-cell table:formula="of:=[.B334]*[.C334]" office:value-type="float" office:value="5184" calcext:value-type="float">
            <text:p>5184</text:p>
          </table:table-cell>
        </table:table-row>
        <table:table-row table:style-name="ro1">
          <table:table-cell office:value-type="string" calcext:value-type="string">
            <text:p>AT&amp;T Samsung Galaxy S7 Edge ROMs, Kernels, Recover</text:p>
          </table:table-cell>
          <table:table-cell office:value-type="float" office:value="8" calcext:value-type="float">
            <text:p>8</text:p>
          </table:table-cell>
          <table:table-cell office:value-type="float" office:value="644" calcext:value-type="float">
            <text:p>644</text:p>
          </table:table-cell>
          <table:table-cell table:formula="of:=[.B335]*[.C335]" office:value-type="float" office:value="5152" calcext:value-type="float">
            <text:p>5152</text:p>
          </table:table-cell>
        </table:table-row>
        <table:table-row table:style-name="ro1">
          <table:table-cell office:value-type="string" calcext:value-type="string">
            <text:p>Xiaomi Mi Note 10 Lite ROMs, Kernels, Recoveries, </text:p>
          </table:table-cell>
          <table:table-cell office:value-type="float" office:value="9" calcext:value-type="float">
            <text:p>9</text:p>
          </table:table-cell>
          <table:table-cell office:value-type="float" office:value="571" calcext:value-type="float">
            <text:p>571</text:p>
          </table:table-cell>
          <table:table-cell table:formula="of:=[.B336]*[.C336]" office:value-type="float" office:value="5139" calcext:value-type="float">
            <text:p>5139</text:p>
          </table:table-cell>
        </table:table-row>
        <table:table-row table:style-name="ro1">
          <table:table-cell office:value-type="string" calcext:value-type="string">
            <text:p>Samsung Galaxy J ROMs, Kernels, Recoveries, &amp; Othe</text:p>
          </table:table-cell>
          <table:table-cell office:value-type="float" office:value="23" calcext:value-type="float">
            <text:p>23</text:p>
          </table:table-cell>
          <table:table-cell office:value-type="float" office:value="222" calcext:value-type="float">
            <text:p>222</text:p>
          </table:table-cell>
          <table:table-cell table:formula="of:=[.B337]*[.C337]" office:value-type="float" office:value="5106" calcext:value-type="float">
            <text:p>5106</text:p>
          </table:table-cell>
        </table:table-row>
        <table:table-row table:style-name="ro1">
          <table:table-cell office:value-type="string" calcext:value-type="string">
            <text:p>HTC Bolt / 10 Evo ROMs, Kernels, Recoveries, &amp; Oth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table:formula="of:=[.B338]*[.C338]" office:value-type="float" office:value="4900" calcext:value-type="float">
            <text:p>4900</text:p>
          </table:table-cell>
        </table:table-row>
        <table:table-row table:style-name="ro1">
          <table:table-cell office:value-type="string" calcext:value-type="string">
            <text:p>Vivo Y51L ROMs, Kernels, Recoveries, &amp; Other Devel</text:p>
          </table:table-cell>
          <table:table-cell office:value-type="float" office:value="24" calcext:value-type="float">
            <text:p>24</text:p>
          </table:table-cell>
          <table:table-cell office:value-type="float" office:value="202" calcext:value-type="float">
            <text:p>202</text:p>
          </table:table-cell>
          <table:table-cell table:formula="of:=[.B339]*[.C339]"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Asus Zenfone 6 ROMs, Kernels, Recoveries, &amp; Other </text:p>
          </table:table-cell>
          <table:table-cell office:value-type="float" office:value="7" calcext:value-type="float">
            <text:p>7</text:p>
          </table:table-cell>
          <table:table-cell office:value-type="float" office:value="688" calcext:value-type="float">
            <text:p>688</text:p>
          </table:table-cell>
          <table:table-cell table:formula="of:=[.B340]*[.C340]" office:value-type="float" office:value="4816" calcext:value-type="float">
            <text:p>4816</text:p>
          </table:table-cell>
        </table:table-row>
        <table:table-row table:style-name="ro1">
          <table:table-cell office:value-type="string" calcext:value-type="string">
            <text:p>Samsung Galaxy Express SGH-I437 ROMs, Kernels, Rec</text:p>
          </table:table-cell>
          <table:table-cell office:value-type="float" office:value="8" calcext:value-type="float">
            <text:p>8</text:p>
          </table:table-cell>
          <table:table-cell office:value-type="float" office:value="597" calcext:value-type="float">
            <text:p>597</text:p>
          </table:table-cell>
          <table:table-cell table:formula="of:=[.B341]*[.C341]" office:value-type="float" office:value="4776" calcext:value-type="float">
            <text:p>4776</text:p>
          </table:table-cell>
        </table:table-row>
        <table:table-row table:style-name="ro1">
          <table:table-cell office:value-type="string" calcext:value-type="string">
            <text:p>ASUS ROG Phone II ROMs, Kernels, Recoveries, &amp; Oth</text:p>
          </table:table-cell>
          <table:table-cell office:value-type="float" office:value="5" calcext:value-type="float">
            <text:p>5</text:p>
          </table:table-cell>
          <table:table-cell office:value-type="float" office:value="933" calcext:value-type="float">
            <text:p>933</text:p>
          </table:table-cell>
          <table:table-cell table:formula="of:=[.B342]*[.C342]"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Xiaomi Redmi Pro ROMs, Kernels, Recoveries, &amp; Othe</text:p>
          </table:table-cell>
          <table:table-cell office:value-type="float" office:value="11" calcext:value-type="float">
            <text:p>11</text:p>
          </table:table-cell>
          <table:table-cell office:value-type="float" office:value="420" calcext:value-type="float">
            <text:p>420</text:p>
          </table:table-cell>
          <table:table-cell table:formula="of:=[.B343]*[.C343]" office:value-type="float" office:value="4620" calcext:value-type="float">
            <text:p>4620</text:p>
          </table:table-cell>
        </table:table-row>
        <table:table-row table:style-name="ro1">
          <table:table-cell office:value-type="string" calcext:value-type="string">
            <text:p>Nokia Lumia 520 ROMs, Kernels, Recoveries, &amp; Other</text:p>
          </table:table-cell>
          <table:table-cell office:value-type="float" office:value="9" calcext:value-type="float">
            <text:p>9</text:p>
          </table:table-cell>
          <table:table-cell office:value-type="float" office:value="508" calcext:value-type="float">
            <text:p>508</text:p>
          </table:table-cell>
          <table:table-cell table:formula="of:=[.B344]*[.C344]" office:value-type="float" office:value="4572" calcext:value-type="float">
            <text:p>4572</text:p>
          </table:table-cell>
        </table:table-row>
        <table:table-row table:style-name="ro1">
          <table:table-cell office:value-type="string" calcext:value-type="string">
            <text:p>Moto G Power ROMs, Kernels, Recoveries, &amp; Other De</text:p>
          </table:table-cell>
          <table:table-cell office:value-type="float" office:value="10" calcext:value-type="float">
            <text:p>10</text:p>
          </table:table-cell>
          <table:table-cell office:value-type="float" office:value="452" calcext:value-type="float">
            <text:p>452</text:p>
          </table:table-cell>
          <table:table-cell table:formula="of:=[.B345]*[.C345]" office:value-type="float" office:value="4520" calcext:value-type="float">
            <text:p>4520</text:p>
          </table:table-cell>
        </table:table-row>
        <table:table-row table:style-name="ro1">
          <table:table-cell office:value-type="string" calcext:value-type="string">
            <text:p>Xiaomi Mi Pad 4 &amp; 4 Plus Cross Device ROMs/Dev., M</text:p>
          </table:table-cell>
          <table:table-cell office:value-type="float" office:value="5" calcext:value-type="float">
            <text:p>5</text:p>
          </table:table-cell>
          <table:table-cell office:value-type="float" office:value="841" calcext:value-type="float">
            <text:p>841</text:p>
          </table:table-cell>
          <table:table-cell table:formula="of:=[.B346]*[.C346]" office:value-type="float" office:value="4205" calcext:value-type="float">
            <text:p>4205</text:p>
          </table:table-cell>
        </table:table-row>
        <table:table-row table:style-name="ro1">
          <table:table-cell office:value-type="string" calcext:value-type="string">
            <text:p>ASUS ROG Phone 3 ROMs, Kernels, Recoveries, &amp; Othe</text:p>
          </table:table-cell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  <table:table-cell table:formula="of:=[.B347]*[.C347]" office:value-type="float" office:value="4060" calcext:value-type="float">
            <text:p>4060</text:p>
          </table:table-cell>
        </table:table-row>
        <table:table-row table:style-name="ro1">
          <table:table-cell office:value-type="string" calcext:value-type="string">
            <text:p>Asus Zenfone 5 (2018, ZE620KL) ROMs, Kernels, Reco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table:formula="of:=[.B348]*[.C348]" office:value-type="float" office:value="3888" calcext:value-type="float">
            <text:p>3888</text:p>
          </table:table-cell>
        </table:table-row>
        <table:table-row table:style-name="ro1">
          <table:table-cell office:value-type="string" calcext:value-type="string">
            <text:p>Spice Mi 509 ROMs, Kernels, Recoveries, &amp; Other De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formula="of:=[.B349]*[.C349]" office:value-type="float" office:value="3850" calcext:value-type="float">
            <text:p>3850</text:p>
          </table:table-cell>
        </table:table-row>
        <table:table-row table:style-name="ro1">
          <table:table-cell office:value-type="string" calcext:value-type="string">
            <text:p>Sony Xperia XA1 Ultra ROMs, Kernels, Recoveries, &amp;</text:p>
          </table:table-cell>
          <table:table-cell office:value-type="float" office:value="4" calcext:value-type="float">
            <text:p>4</text:p>
          </table:table-cell>
          <table:table-cell office:value-type="float" office:value="959" calcext:value-type="float">
            <text:p>959</text:p>
          </table:table-cell>
          <table:table-cell table:formula="of:=[.B350]*[.C350]" office:value-type="float" office:value="3836" calcext:value-type="float">
            <text:p>3836</text:p>
          </table:table-cell>
        </table:table-row>
        <table:table-row table:style-name="ro1">
          <table:table-cell office:value-type="string" calcext:value-type="string">
            <text:p>Xiaomi Redmi Note 5A (PRIME) ROMs, Kernels, Recove</text:p>
          </table:table-cell>
          <table:table-cell office:value-type="float" office:value="11" calcext:value-type="float">
            <text:p>11</text:p>
          </table:table-cell>
          <table:table-cell office:value-type="float" office:value="337" calcext:value-type="float">
            <text:p>337</text:p>
          </table:table-cell>
          <table:table-cell table:formula="of:=[.B351]*[.C351]" office:value-type="float" office:value="3707" calcext:value-type="float">
            <text:p>3707</text:p>
          </table:table-cell>
        </table:table-row>
        <table:table-row table:style-name="ro1">
          <table:table-cell office:value-type="string" calcext:value-type="string">
            <text:p>Honor Note 10 ROMs, Kernels, Recoveries, &amp; Other D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table:formula="of:=[.B352]*[.C352]" office:value-type="float" office:value="3616" calcext:value-type="float">
            <text:p>3616</text:p>
          </table:table-cell>
        </table:table-row>
        <table:table-row table:style-name="ro1">
          <table:table-cell office:value-type="string" calcext:value-type="string">
            <text:p>Asus ZenFone 3 Deluxe ROMs, Kernels, Recoveries, &amp;</text:p>
          </table:table-cell>
          <table:table-cell office:value-type="float" office:value="9" calcext:value-type="float">
            <text:p>9</text:p>
          </table:table-cell>
          <table:table-cell office:value-type="float" office:value="392" calcext:value-type="float">
            <text:p>392</text:p>
          </table:table-cell>
          <table:table-cell table:formula="of:=[.B353]*[.C353]" office:value-type="float" office:value="3528" calcext:value-type="float">
            <text:p>3528</text:p>
          </table:table-cell>
        </table:table-row>
        <table:table-row table:style-name="ro1">
          <table:table-cell office:value-type="string" calcext:value-type="string">
            <text:p>Xiaomi Redmi 6 ROMs, Kernels, Recoveries, &amp; Other </text:p>
          </table:table-cell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 table:formula="of:=[.B354]*[.C354]" office:value-type="float" office:value="3510" calcext:value-type="float">
            <text:p>3510</text:p>
          </table:table-cell>
        </table:table-row>
        <table:table-row table:style-name="ro1">
          <table:table-cell office:value-type="string" calcext:value-type="string">
            <text:p>Karbonn Titanium S5 ROMs, Kernels, Recoveries, &amp; O</text:p>
          </table:table-cell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table:formula="of:=[.B355]*[.C355]" office:value-type="float" office:value="3504" calcext:value-type="float">
            <text:p>3504</text:p>
          </table:table-cell>
        </table:table-row>
        <table:table-row table:style-name="ro1">
          <table:table-cell office:value-type="string" calcext:value-type="string">
            <text:p>Micromax Canvas Juice ROMs, Kernels, Recoveries, &amp;</text:p>
          </table:table-cell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table:formula="of:=[.B356]*[.C356]" office:value-type="float" office:value="3468" calcext:value-type="float">
            <text:p>3468</text:p>
          </table:table-cell>
        </table:table-row>
        <table:table-row table:style-name="ro1">
          <table:table-cell office:value-type="string" calcext:value-type="string">
            <text:p>Realme 5 ROMs, Kernels, Recoveries, &amp; Other Develo</text:p>
          </table:table-cell>
          <table:table-cell office:value-type="float" office:value="13" calcext:value-type="float">
            <text:p>13</text:p>
          </table:table-cell>
          <table:table-cell office:value-type="float" office:value="261" calcext:value-type="float">
            <text:p>261</text:p>
          </table:table-cell>
          <table:table-cell table:formula="of:=[.B357]*[.C357]"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T-Mobile Samsung Galaxy Note 8 ROMs, Kernels, Reco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formula="of:=[.B358]*[.C358]"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OnePlus 7T Pro McLaren ROMs, Kernels, Recoveries, 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formula="of:=[.B359]*[.C359]" office:value-type="float" office:value="3190" calcext:value-type="float">
            <text:p>3190</text:p>
          </table:table-cell>
        </table:table-row>
        <table:table-row table:style-name="ro1">
          <table:table-cell office:value-type="string" calcext:value-type="string">
            <text:p>Lenovo K8 Note ROMs, Kernels, Recoveries, &amp; Other </text:p>
          </table:table-cell>
          <table:table-cell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table:formula="of:=[.B360]*[.C360]"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ZTE Blade S6 ROMs, Kernels, Recoveries, &amp; Other De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table:formula="of:=[.B361]*[.C361]" office:value-type="float" office:value="3156" calcext:value-type="float">
            <text:p>3156</text:p>
          </table:table-cell>
        </table:table-row>
        <table:table-row table:style-name="ro1">
          <table:table-cell office:value-type="string" calcext:value-type="string">
            <text:p>Nokia 6 ROMs, Kernels, Recoveries, &amp; Other Develop</text:p>
          </table:table-cell>
          <table:table-cell office:value-type="float" office:value="6" calcext:value-type="float">
            <text:p>6</text:p>
          </table:table-cell>
          <table:table-cell office:value-type="float" office:value="525" calcext:value-type="float">
            <text:p>525</text:p>
          </table:table-cell>
          <table:table-cell table:formula="of:=[.B362]*[.C362]"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Sony Xperia L1 ROMs, Kernels, Recoveries, &amp; Other </text:p>
          </table:table-cell>
          <table:table-cell office:value-type="float" office:value="15" calcext:value-type="float">
            <text:p>15</text:p>
          </table:table-cell>
          <table:table-cell office:value-type="float" office:value="206" calcext:value-type="float">
            <text:p>206</text:p>
          </table:table-cell>
          <table:table-cell table:formula="of:=[.B363]*[.C363]"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ZTE Trek 2 ROMs, Kernels, Recoveries, &amp; Other Deve</text:p>
          </table:table-cell>
          <table:table-cell office:value-type="float" office:value="9" calcext:value-type="float">
            <text:p>9</text:p>
          </table:table-cell>
          <table:table-cell office:value-type="float" office:value="341" calcext:value-type="float">
            <text:p>341</text:p>
          </table:table-cell>
          <table:table-cell table:formula="of:=[.B364]*[.C364]" office:value-type="float" office:value="3069" calcext:value-type="float">
            <text:p>3069</text:p>
          </table:table-cell>
        </table:table-row>
        <table:table-row table:style-name="ro1">
          <table:table-cell office:value-type="string" calcext:value-type="string">
            <text:p>Sprint Samsung Galaxy S7 Edge ROMs, Kernels, Recov</text:p>
          </table:table-cell>
          <table:table-cell office:value-type="float" office:value="6" calcext:value-type="float">
            <text:p>6</text:p>
          </table:table-cell>
          <table:table-cell office:value-type="float" office:value="506" calcext:value-type="float">
            <text:p>506</text:p>
          </table:table-cell>
          <table:table-cell table:formula="of:=[.B365]*[.C365]"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OnePlus 8T ROMs, Kernels, Recoveries, &amp; Other Deve</text:p>
          </table:table-cell>
          <table:table-cell office:value-type="float" office:value="6" calcext:value-type="float">
            <text:p>6</text:p>
          </table:table-cell>
          <table:table-cell office:value-type="float" office:value="503" calcext:value-type="float">
            <text:p>503</text:p>
          </table:table-cell>
          <table:table-cell table:formula="of:=[.B366]*[.C366]"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Nokia 7.2 ROMs, Kernels, Recoveries, &amp; Other Devel</text:p>
          </table:table-cell>
          <table:table-cell office:value-type="float" office:value="13" calcext:value-type="float">
            <text:p>13</text:p>
          </table:table-cell>
          <table:table-cell office:value-type="float" office:value="232" calcext:value-type="float">
            <text:p>232</text:p>
          </table:table-cell>
          <table:table-cell table:formula="of:=[.B367]*[.C367]"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Google Pixel 4 ROMs, Kernels, Recoveries, &amp; Other </text:p>
          </table:table-cell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table:formula="of:=[.B368]*[.C368]"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Samsung Galaxy M20 ROMs, Kernels, Recoveries, &amp; Ot</text:p>
          </table:table-cell>
          <table:table-cell office:value-type="float" office:value="9" calcext:value-type="float">
            <text:p>9</text:p>
          </table:table-cell>
          <table:table-cell office:value-type="float" office:value="331" calcext:value-type="float">
            <text:p>331</text:p>
          </table:table-cell>
          <table:table-cell table:formula="of:=[.B369]*[.C369]" office:value-type="float" office:value="2979" calcext:value-type="float">
            <text:p>2979</text:p>
          </table:table-cell>
        </table:table-row>
        <table:table-row table:style-name="ro1">
          <table:table-cell office:value-type="string" calcext:value-type="string">
            <text:p>Honor Play ROMs, Kernels, Recoveries, &amp; Other Deve</text:p>
          </table:table-cell>
          <table:table-cell office:value-type="float" office:value="15" calcext:value-type="float">
            <text:p>15</text:p>
          </table:table-cell>
          <table:table-cell office:value-type="float" office:value="197" calcext:value-type="float">
            <text:p>197</text:p>
          </table:table-cell>
          <table:table-cell table:formula="of:=[.B370]*[.C370]" office:value-type="float" office:value="2955" calcext:value-type="float">
            <text:p>2955</text:p>
          </table:table-cell>
        </table:table-row>
        <table:table-row table:style-name="ro1">
          <table:table-cell office:value-type="string" calcext:value-type="string">
            <text:p>Huawei Mate 20 Pro ROMs, Kernels, Recoveries, &amp; Ot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table:formula="of:=[.B371]*[.C371]" office:value-type="float" office:value="2934" calcext:value-type="float">
            <text:p>2934</text:p>
          </table:table-cell>
        </table:table-row>
        <table:table-row table:style-name="ro1">
          <table:table-cell office:value-type="string" calcext:value-type="string">
            <text:p>Huawei Honor Note 8 ROMs, Kernels, Recoveries, &amp; O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table:formula="of:=[.B372]*[.C372]" office:value-type="float" office:value="2928" calcext:value-type="float">
            <text:p>2928</text:p>
          </table:table-cell>
        </table:table-row>
        <table:table-row table:style-name="ro1">
          <table:table-cell office:value-type="string" calcext:value-type="string">
            <text:p>Sony Xperia XZ3 ROMs, Kernels, Recoveries, &amp; Other</text:p>
          </table:table-cell>
          <table:table-cell office:value-type="float" office:value="14" calcext:value-type="float">
            <text:p>14</text:p>
          </table:table-cell>
          <table:table-cell office:value-type="float" office:value="209" calcext:value-type="float">
            <text:p>209</text:p>
          </table:table-cell>
          <table:table-cell table:formula="of:=[.B373]*[.C373]" office:value-type="float" office:value="2926" calcext:value-type="float">
            <text:p>2926</text:p>
          </table:table-cell>
        </table:table-row>
        <table:table-row table:style-name="ro1">
          <table:table-cell office:value-type="string" calcext:value-type="string">
            <text:p>Lenovo A328 ROMs, Kernels, Recoveries, &amp; Other Dev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table:formula="of:=[.B374]*[.C374]" office:value-type="float" office:value="2920" calcext:value-type="float">
            <text:p>2920</text:p>
          </table:table-cell>
        </table:table-row>
        <table:table-row table:style-name="ro1">
          <table:table-cell office:value-type="string" calcext:value-type="string">
            <text:p>Redmi K30 5G ROMs, Kernels, Recoveries, &amp; Other D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table:formula="of:=[.B375]*[.C375]" office:value-type="float" office:value="2860" calcext:value-type="float">
            <text:p>2860</text:p>
          </table:table-cell>
        </table:table-row>
        <table:table-row table:style-name="ro1">
          <table:table-cell office:value-type="string" calcext:value-type="string">
            <text:p>Asus ZenFone Max M1 ROMs, Kernels, Recoveries, &amp; O</text:p>
          </table:table-cell>
          <table:table-cell office:value-type="float" office:value="17" calcext:value-type="float">
            <text:p>17</text:p>
          </table:table-cell>
          <table:table-cell office:value-type="float" office:value="167" calcext:value-type="float">
            <text:p>167</text:p>
          </table:table-cell>
          <table:table-cell table:formula="of:=[.B376]*[.C376]" office:value-type="float" office:value="2839" calcext:value-type="float">
            <text:p>2839</text:p>
          </table:table-cell>
        </table:table-row>
        <table:table-row table:style-name="ro1">
          <table:table-cell office:value-type="string" calcext:value-type="string">
            <text:p>Moto Z3 Play ROMs, Kernels, Recoveries, &amp; Other De</text:p>
          </table:table-cell>
          <table:table-cell office:value-type="float" office:value="8" calcext:value-type="float">
            <text:p>8</text:p>
          </table:table-cell>
          <table:table-cell office:value-type="float" office:value="352" calcext:value-type="float">
            <text:p>352</text:p>
          </table:table-cell>
          <table:table-cell table:formula="of:=[.B377]*[.C377]"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Huawei MediaPad M5 ROMs, Kernels, Recoveries, &amp; O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table:formula="of:=[.B378]*[.C378]" office:value-type="float" office:value="2780" calcext:value-type="float">
            <text:p>2780</text:p>
          </table:table-cell>
        </table:table-row>
        <table:table-row table:style-name="ro1">
          <table:table-cell office:value-type="string" calcext:value-type="string">
            <text:p>Samsung Galaxy S4 VE ROMs, Kernels, Recoveries, &amp; </text:p>
          </table:table-cell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table:formula="of:=[.B379]*[.C379]" office:value-type="float" office:value="2780" calcext:value-type="float">
            <text:p>2780</text:p>
          </table:table-cell>
        </table:table-row>
        <table:table-row table:style-name="ro1">
          <table:table-cell office:value-type="string" calcext:value-type="string">
            <text:p>Moto G Stylus (Moto G Pro) ROMs, Kernels, Recoveri</text:p>
          </table:table-cell>
          <table:table-cell office:value-type="float" office:value="9" calcext:value-type="float">
            <text:p>9</text:p>
          </table:table-cell>
          <table:table-cell office:value-type="float" office:value="305" calcext:value-type="float">
            <text:p>305</text:p>
          </table:table-cell>
          <table:table-cell table:formula="of:=[.B380]*[.C380]" office:value-type="float" office:value="2745" calcext:value-type="float">
            <text:p>2745</text:p>
          </table:table-cell>
        </table:table-row>
        <table:table-row table:style-name="ro1">
          <table:table-cell office:value-type="string" calcext:value-type="string">
            <text:p>Moto E6 ROMs, Kernels, Recoveries, &amp; Other Develop</text:p>
          </table:table-cell>
          <table:table-cell office:value-type="float" office:value="8" calcext:value-type="float">
            <text:p>8</text:p>
          </table:table-cell>
          <table:table-cell office:value-type="float" office:value="324" calcext:value-type="float">
            <text:p>324</text:p>
          </table:table-cell>
          <table:table-cell table:formula="of:=[.B381]*[.C381]"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Huawei Y5 (2017) ROMs, Kernels, Recoveries, &amp; Othe</text:p>
          </table:table-cell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table:formula="of:=[.B382]*[.C382]" office:value-type="float" office:value="2538" calcext:value-type="float">
            <text:p>2538</text:p>
          </table:table-cell>
        </table:table-row>
        <table:table-row table:style-name="ro1">
          <table:table-cell office:value-type="string" calcext:value-type="string">
            <text:p>Samsung Galaxy A71 ROMs, Kernels, Recoveries, &amp; Ot</text:p>
          </table:table-cell>
          <table:table-cell office:value-type="float" office:value="13" calcext:value-type="float">
            <text:p>13</text:p>
          </table:table-cell>
          <table:table-cell office:value-type="float" office:value="186" calcext:value-type="float">
            <text:p>186</text:p>
          </table:table-cell>
          <table:table-cell table:formula="of:=[.B383]*[.C383]" office:value-type="float" office:value="2418" calcext:value-type="float">
            <text:p>2418</text:p>
          </table:table-cell>
        </table:table-row>
        <table:table-row table:style-name="ro1">
          <table:table-cell office:value-type="string" calcext:value-type="string">
            <text:p>Samsung Galaxy S10 5G ROMs, Kernels, Recoveries, &amp;</text:p>
          </table:table-cell>
          <table:table-cell office:value-type="float" office:value="7" calcext:value-type="float">
            <text:p>7</text:p>
          </table:table-cell>
          <table:table-cell office:value-type="float" office:value="340" calcext:value-type="float">
            <text:p>340</text:p>
          </table:table-cell>
          <table:table-cell table:formula="of:=[.B384]*[.C384]"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Xiaomi Mi 10 ROMs, Kernels, Recoveries, &amp; Other De</text:p>
          </table:table-cell>
          <table:table-cell office:value-type="float" office:value="7" calcext:value-type="float">
            <text:p>7</text:p>
          </table:table-cell>
          <table:table-cell office:value-type="float" office:value="335" calcext:value-type="float">
            <text:p>335</text:p>
          </table:table-cell>
          <table:table-cell table:formula="of:=[.B385]*[.C385]"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Asus ZenFone 4 Max ROMs, Kernels, Recoveries, &amp; Ot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formula="of:=[.B386]*[.C386]" office:value-type="float" office:value="2328" calcext:value-type="float">
            <text:p>2328</text:p>
          </table:table-cell>
        </table:table-row>
        <table:table-row table:style-name="ro1">
          <table:table-cell office:value-type="string" calcext:value-type="string">
            <text:p>Oppo Realme 3 ROMs, Kernels, Recoveries, &amp; Other D</text:p>
          </table:table-cell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  <table:table-cell table:formula="of:=[.B387]*[.C387]" office:value-type="float" office:value="2282" calcext:value-type="float">
            <text:p>2282</text:p>
          </table:table-cell>
        </table:table-row>
        <table:table-row table:style-name="ro1">
          <table:table-cell office:value-type="string" calcext:value-type="string">
            <text:p>LG Magna ROMs, Kernels, Recoveries, &amp; Other Develo</text:p>
          </table:table-cell>
          <table:table-cell office:value-type="float" office:value="6" calcext:value-type="float">
            <text:p>6</text:p>
          </table:table-cell>
          <table:table-cell office:value-type="float" office:value="362" calcext:value-type="float">
            <text:p>362</text:p>
          </table:table-cell>
          <table:table-cell table:formula="of:=[.B388]*[.C388]"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Meizu M2 Note ROMs, Kernels, Recoveries, &amp; Other D</text:p>
          </table:table-cell>
          <table:table-cell office:value-type="float" office:value="4" calcext:value-type="float">
            <text:p>4</text:p>
          </table:table-cell>
          <table:table-cell office:value-type="float" office:value="543" calcext:value-type="float">
            <text:p>543</text:p>
          </table:table-cell>
          <table:table-cell table:formula="of:=[.B389]*[.C389]" office:value-type="float" office:value="2172" calcext:value-type="float">
            <text:p>2172</text:p>
          </table:table-cell>
        </table:table-row>
        <table:table-row table:style-name="ro1">
          <table:table-cell office:value-type="string" calcext:value-type="string">
            <text:p>Honor 9i ROMs, Kernels, Recoveries, &amp; Other Devel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table:formula="of:=[.B390]*[.C390]" office:value-type="float" office:value="2171" calcext:value-type="float">
            <text:p>2171</text:p>
          </table:table-cell>
        </table:table-row>
        <table:table-row table:style-name="ro1">
          <table:table-cell office:value-type="string" calcext:value-type="string">
            <text:p>Lenovo A3500 ROMs, Kernels, Recoveries, &amp; Other De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table:formula="of:=[.B391]*[.C391]"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Nokia 7.1 ROMs, Kernels, Recoveries, &amp; Other Devel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table:formula="of:=[.B392]*[.C392]"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POCO M2 Pro ROMs, Kernels, Recoveries, &amp; Other Dev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table:formula="of:=[.B393]*[.C393]"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DOOGEE MIX ROMs, Kernels, Recoveries, &amp; Other Dev</text:p>
          </table:table-cell>
          <table:table-cell office:value-type="float" office:value="7" calcext:value-type="float">
            <text:p>7</text:p>
          </table:table-cell>
          <table:table-cell office:value-type="float" office:value="277" calcext:value-type="float">
            <text:p>277</text:p>
          </table:table-cell>
          <table:table-cell table:formula="of:=[.B394]*[.C394]"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Samsung Galaxy A30s ROMs, Kernels, Recoveries, &amp; O</text:p>
          </table:table-cell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table:formula="of:=[.B395]*[.C395]"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Asus Zenpad 8.0 ROMs, Kernels, Recoveries, &amp; Other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  <table:table-cell table:formula="of:=[.B396]*[.C396]"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Nubia Z11 ROMs, Kernels, Recoveries, &amp; Other Devel</text:p>
          </table:table-cell>
          <table:table-cell office:value-type="float" office:value="8" calcext:value-type="float">
            <text:p>8</text:p>
          </table:table-cell>
          <table:table-cell office:value-type="float" office:value="222" calcext:value-type="float">
            <text:p>222</text:p>
          </table:table-cell>
          <table:table-cell table:formula="of:=[.B397]*[.C397]"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Oppo A37 ROMs, Kernels, Recoveries, &amp; Other Develo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table:formula="of:=[.B398]*[.C398]" office:value-type="float" office:value="1773" calcext:value-type="float">
            <text:p>1773</text:p>
          </table:table-cell>
        </table:table-row>
        <table:table-row table:style-name="ro1">
          <table:table-cell office:value-type="string" calcext:value-type="string">
            <text:p>InnJoo Devices ROMs, Kernels, Recoveries, &amp; Other </text:p>
          </table:table-cell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table:formula="of:=[.B399]*[.C399]"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LG V35 ROMs, Kernels, Recoveries, &amp; Other Developm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table:formula="of:=[.B400]*[.C400]"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Alcatel Pop C3 ROMs, Kernels, Recoveries, &amp; Other 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table:formula="of:=[.B401]*[.C401]"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Sony Xperia XA Ultra ROMs, Kernels, Recoveries, &amp; 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formula="of:=[.B402]*[.C402]" office:value-type="float" office:value="1610" calcext:value-type="float">
            <text:p>1610</text:p>
          </table:table-cell>
        </table:table-row>
        <table:table-row table:style-name="ro1">
          <table:table-cell office:value-type="string" calcext:value-type="string">
            <text:p>LG G8X ThinQ ROMs, Kernels, Recoveries, &amp; Other De</text:p>
          </table:table-cell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table:formula="of:=[.B403]*[.C403]" office:value-type="float" office:value="1596" calcext:value-type="float">
            <text:p>1596</text:p>
          </table:table-cell>
        </table:table-row>
        <table:table-row table:style-name="ro1">
          <table:table-cell office:value-type="string" calcext:value-type="string">
            <text:p>Lenovo Yoga Tab 2 ROMs, Kernels, Recoveries, &amp; Oth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table:formula="of:=[.B404]*[.C404]" office:value-type="float" office:value="1568" calcext:value-type="float">
            <text:p>1568</text:p>
          </table:table-cell>
        </table:table-row>
        <table:table-row table:style-name="ro1">
          <table:table-cell office:value-type="string" calcext:value-type="string">
            <text:p>Huawei P20 ROMs, Kernels, Recoveries, &amp; Other Deve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formula="of:=[.B405]*[.C405]"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Samsung Galaxy S10e ROMs, Kernels, Recoveries, &amp; O</text:p>
          </table:table-cell>
          <table:table-cell office:value-type="float" office:value="15" calcext:value-type="float">
            <text:p>15</text:p>
          </table:table-cell>
          <table:table-cell office:value-type="float" office:value="101" calcext:value-type="float">
            <text:p>101</text:p>
          </table:table-cell>
          <table:table-cell table:formula="of:=[.B406]*[.C406]"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Moto G8 (Moto G Fast) ROMs, Kernels, Recoveries, &amp;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formula="of:=[.B407]*[.C407]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Samsung Galaxy Note 10 ROMs, Kernels, Recoveries, 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formula="of:=[.B408]*[.C408]"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Samsung Galaxy J1 Ace ROMs, Kernels, Recoveries, &amp;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B409]*[.C409]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Honor 10 ROMs, Kernels, Recoveries, &amp; Other Develo</text:p>
          </table:table-cell>
          <table:table-cell office:value-type="float" office:value="7" calcext:value-type="float">
            <text:p>7</text:p>
          </table:table-cell>
          <table:table-cell office:value-type="float" office:value="205" calcext:value-type="float">
            <text:p>205</text:p>
          </table:table-cell>
          <table:table-cell table:formula="of:=[.B410]*[.C410]" office:value-type="float" office:value="1435" calcext:value-type="float">
            <text:p>1435</text:p>
          </table:table-cell>
        </table:table-row>
        <table:table-row table:style-name="ro1">
          <table:table-cell office:value-type="string" calcext:value-type="string">
            <text:p>T-Mobile Samsung Galaxy S8 ROMs, Kernels, Recoveri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formula="of:=[.B411]*[.C411]"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Meizu M2 / M2 Mini ROMs, Kernels, Recoveries, &amp; Ot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table:formula="of:=[.B412]*[.C412]"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HTC U11 Life ROMs, Kernels, Recoveries, &amp; Other De</text:p>
          </table:table-cell>
          <table:table-cell office:value-type="float" office:value="5" calcext:value-type="float">
            <text:p>5</text:p>
          </table:table-cell>
          <table:table-cell office:value-type="float" office:value="272" calcext:value-type="float">
            <text:p>272</text:p>
          </table:table-cell>
          <table:table-cell table:formula="of:=[.B413]*[.C413]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Realme 6 Pro ROMs, Kernels, Recoveries, &amp; Other De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table:formula="of:=[.B414]*[.C414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BQ Aquaris X Pro ROMs, Kernels, Recoveries, &amp; Othe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formula="of:=[.B415]*[.C415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Asus ZenPad 10 ROMs, Kernels, Recoveries, &amp; Other </text:p>
          </table:table-cell>
          <table:table-cell office:value-type="float" office:value="3" calcext:value-type="float">
            <text:p>3</text:p>
          </table:table-cell>
          <table:table-cell office:value-type="float" office:value="448" calcext:value-type="float">
            <text:p>448</text:p>
          </table:table-cell>
          <table:table-cell table:formula="of:=[.B416]*[.C416]" office:value-type="float" office:value="1344" calcext:value-type="float">
            <text:p>1344</text:p>
          </table:table-cell>
        </table:table-row>
        <table:table-row table:style-name="ro1">
          <table:table-cell office:value-type="string" calcext:value-type="string">
            <text:p>Google Pixel 5 ROMs, Kernels, Recoveries, &amp; Other 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  <table:table-cell table:formula="of:=[.B417]*[.C417]" office:value-type="float" office:value="1312" calcext:value-type="float">
            <text:p>1312</text:p>
          </table:table-cell>
        </table:table-row>
        <table:table-row table:style-name="ro1">
          <table:table-cell office:value-type="string" calcext:value-type="string">
            <text:p>LG G8 ROMs, Kernels, Recoveries, &amp; Other Developme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table:formula="of:=[.B418]*[.C418]"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Sprint LG G5 ROMs, Kernels, Recoveries, &amp; Other De</text:p>
          </table:table-cell>
          <table:table-cell office:value-type="float" office:value="11" calcext:value-type="float">
            <text:p>11</text:p>
          </table:table-cell>
          <table:table-cell office:value-type="float" office:value="116" calcext:value-type="float">
            <text:p>116</text:p>
          </table:table-cell>
          <table:table-cell table:formula="of:=[.B419]*[.C419]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Realme 6 ROMs, Kernels, Recoveries, &amp; Other Develo</text:p>
          </table:table-cell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formula="of:=[.B420]*[.C420]"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Sony Xperia 10 ROMs, Kernels, Recoveries, &amp; Other </text:p>
          </table:table-cell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table:formula="of:=[.B421]*[.C421]"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Xiaomi Mi 10 Pro ROMs, Kernels, Recoveries, &amp; Oth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table:formula="of:=[.B422]*[.C422]"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Samsung Galaxy Tab S6 Lite ROMs, Kernels, Recoveri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table:formula="of:=[.B423]*[.C423]"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Xiaomi Redmi 8A ROMs, Kernels, Recoveries, &amp; Other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formula="of:=[.B424]*[.C424]"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Oppo F1s ROMs, Kernels, Recoveries, &amp; Other Develo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table:formula="of:=[.B425]*[.C425]"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Samsung Galaxy S10 Lite ROMs, Kernels, Recoveries,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table:formula="of:=[.B426]*[.C426]"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Nubia Red Magic 5G ROMs, Kernels, Recoveries, &amp; O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table:formula="of:=[.B427]*[.C427]"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Sprint Samsung Galaxy S7 ROMs, Kernels, Recoveries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formula="of:=[.B428]*[.C428]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LeEco Le S3 ROMs, Kernels, Recoveries, &amp; Other Dev</text:p>
          </table:table-cell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formula="of:=[.B429]*[.C429]"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LG Q6 ROMs, Kernels, Recoveries, &amp; Other Developme</text:p>
          </table:table-cell>
          <table:table-cell office:value-type="float" office:value="5" calcext:value-type="float">
            <text:p>5</text:p>
          </table:table-cell>
          <table:table-cell office:value-type="float" office:value="188" calcext:value-type="float">
            <text:p>188</text:p>
          </table:table-cell>
          <table:table-cell table:formula="of:=[.B430]*[.C430]"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Samsung Galaxy A50s ROMs, Kernels, Recoveries, &amp; O</text:p>
          </table:table-cell>
          <table:table-cell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formula="of:=[.B431]*[.C431]" office:value-type="float" office:value="930" calcext:value-type="float">
            <text:p>930</text:p>
          </table:table-cell>
        </table:table-row>
        <table:table-row table:style-name="ro1">
          <table:table-cell office:value-type="string" calcext:value-type="string">
            <text:p>Samsung Galaxy S20 FE ROMs, Kernels, Recoveries, &amp;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formula="of:=[.B432]*[.C432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Sprint Samsung Galaxy Note 8 ROMs, Kernels, Recove</text:p>
          </table:table-cell>
          <table:table-cell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table:formula="of:=[.B433]*[.C433]"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Sony Xperia 1 ROMs, Kernels, Recoveries, &amp; Other D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table:formula="of:=[.B434]*[.C434]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Motorola One Zoom (aka Pro) ROMs, Kernels, Recover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formula="of:=[.B435]*[.C435]"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Huawei Nova 2 ROMs, Kernels, Recoveries, &amp; Other D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formula="of:=[.B436]*[.C436]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Huawei MediaPad M5 Lite ROMs, Kernels, Recoveries,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formula="of:=[.B437]*[.C437]"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Moto Z Force ROMs, Kernels, Recoveries, &amp; Other De</text:p>
          </table:table-cell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formula="of:=[.B438]*[.C438]"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Sony Xperia 5 ROMs, Kernels, Recoveries, &amp; Other D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formula="of:=[.B439]*[.C439]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Xiaomi Mi 8 Pro ROMs, Kernels, Recoveries, &amp; Other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table:formula="of:=[.B440]*[.C440]"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ony Xperia 10 Plus ROMs, Kernels, Recoveries, &amp; O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formula="of:=[.B441]*[.C441]"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Xiaomi Mi 10 Lite ROMs, Kernels, Recoveries, &amp; Ot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formula="of:=[.B442]*[.C442]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Samsung Galaxy Fold ROMs, Kernels, Recoveries, &amp; O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formula="of:=[.B443]*[.C443]"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Sony Xperia E4 ROMs, Kernels, Recoveries, &amp; Other 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formula="of:=[.B444]*[.C444]"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Nokia 3 ROMs, Kernels, Recoveries, &amp; Other Develop</text:p>
          </table:table-cell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table:formula="of:=[.B445]*[.C445]"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ZTE nubia Red Magic ROMs, Kernels, Recoveries, &amp; O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formula="of:=[.B446]*[.C446]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Sony Xperia 1 II ROMs, Kernels, Recoveries, &amp; Othe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table:formula="of:=[.B447]*[.C447]" office:value-type="float" office:value="616" calcext:value-type="float">
            <text:p>616</text:p>
          </table:table-cell>
        </table:table-row>
        <table:table-row table:style-name="ro1">
          <table:table-cell office:value-type="string" calcext:value-type="string">
            <text:p>Asus ZenFone 4 Selfie, Selfie Pro ROMs, Kernels, R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formula="of:=[.B448]*[.C448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Huawei Mate 9 Pro ROMs, Kernels, Recoveries, &amp; Oth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formula="of:=[.B449]*[.C449]"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ZTE ZMAX ROMs, Kernels, Recoveries, &amp; Other Develo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[.B450]*[.C450]"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Motorola One ROMs, Kernels, Recoveries, &amp; Other De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formula="of:=[.B451]*[.C451]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LG V50 ThinQ ROMs, Kernels, Recoveries, &amp; Other De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table:formula="of:=[.B452]*[.C452]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LG K8 ROMs, Kernels, Recoveries, &amp; Other Developme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[.B453]*[.C453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HTC Desire 530 ROMs, Kernels, Recoveries, &amp; Other 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formula="of:=[.B454]*[.C454]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LG K8 (2018) ROMs, Kernels, Recoveries, &amp; Other D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455]*[.C455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dmi 9A ROMs, Kernels, Recoveries, &amp; Other Develo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formula="of:=[.B456]*[.C456]"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Honor 8X ROMs, Kernels, Recoveries, &amp; Other Develo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formula="of:=[.B457]*[.C457]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Asus ZenFone 4 Pro ROMs, Kernels, Recoveries, &amp; Ot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table:formula="of:=[.B458]*[.C458]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Samsung Galaxy Tab S7 / S7 Plus ROMs, Kernels, Rec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[.B459]*[.C459]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Samsung Galaxy M51 ROMs, Kernels, Recoveries, &amp; Ot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B460]*[.C460]"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Xiaomi Mi 10T / 10T Pro ROMs, Kernels, Recoveries,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formula="of:=[.B461]*[.C461]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LG L Bello ROMs, Kernels, Recoveries, &amp; Other Deve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table:formula="of:=[.B462]*[.C462]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Xiaomi Redmi 6A ROMs, Kernels, Recoveries, &amp; Other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formula="of:=[.B463]*[.C463]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Huawei Mate 30 Pro ROMs, Kernels, Recoveries, &amp; Ot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formula="of:=[.B464]*[.C464]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Samsung Galaxy Core 2 ROMs, Kernels, Recoveries, &amp;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formula="of:=[.B465]*[.C465]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Honor View 20 ROMs, Kernels, Recoveries, &amp; Other D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formula="of:=[.B466]*[.C466]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Nokia 1 ROMs, Kernels, Recoveries, &amp; Other Develop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formula="of:=[.B467]*[.C467]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Motorola One Hyper ROMs, Kernels, Recoveries, &amp; Ot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formula="of:=[.B468]*[.C468]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amsung Galaxy A80 ROMs, Kernels, Recoveries, &amp; Ot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B469]*[.C469]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Doogee X5 ROMs, Kernels, Recoveries, &amp; Other Devel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table:formula="of:=[.B470]*[.C470]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Moto M ROMs, Kernels, Recoveries, &amp; Other Developm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formula="of:=[.B471]*[.C471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sus Zenfone 4 (2017) ROMs, Kernels, Recoveries, &amp;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table:formula="of:=[.B472]*[.C472]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Nokia 5 ROMs, Kernels, Recoveries, &amp; Other Develop</text:p>
          </table:table-cell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table:formula="of:=[.B473]*[.C473]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Huawei P30 ROMs, Kernels, Recoveries, &amp; Other Deve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B474]*[.C474]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LG Stylo 2 ROMs, Kernels, Recoveries, &amp; Other Dev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table:formula="of:=[.B475]*[.C47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Moto G8 Plus ROMs, Kernels, Recoveries, &amp; Other De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formula="of:=[.B476]*[.C476]"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Google Pixel 4a 5G ROMs, Kernels, Recoveries, &amp; Ot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formula="of:=[.B477]*[.C477]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Alcatel 1 ROMs, Kernels, Recoveries, &amp; Other Devel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[.B478]*[.C478]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Nubia Red Magic 3 ROMs, Kernels, Recoveries, &amp; Oth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table:formula="of:=[.B479]*[.C479]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ZTE Zmax Pro ROMs, Kernels, Recoveries, &amp; Other De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formula="of:=[.B480]*[.C480]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Verizon Samsung Galaxy Note 8 ROMs, Kernels, Recov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table:formula="of:=[.B481]*[.C481]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Huawei Y625 ROMs, Kernels, Recoveries, &amp; Other Dev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formula="of:=[.B482]*[.C482]"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Lenovo Yoga Book ROMs, Kernels, Recoveries, &amp; Othe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B483]*[.C483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Vivo Nex 3 ROMs, Kernels, Recoveries, &amp; Other Deve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formula="of:=[.B484]*[.C484]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Redmi Note 9 Pro Max ROMs, Kernels, Recoveries, &amp; 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formula="of:=[.B485]*[.C4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LG K7 ROMs, Kernels, Recoveries, &amp; Other Developme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B486]*[.C486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Blu Bold N1 ROMs, Kernels, Recoveries, &amp; Other Dev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formula="of:=[.B487]*[.C487]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Nokia 6.2 ROMs, Kernels, Recoveries, &amp; Other Devel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[.B488]*[.C488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Samsung Galaxy Note 20 ROMs, Kernels, Recoveries, 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formula="of:=[.B489]*[.C489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Huawei Mate 20 ROMs, Kernels, Recoveries, &amp; Other 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B490]*[.C490]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Planet Gemini PDA ROMs, Kernels, Recoveries, &amp; Oth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formula="of:=[.B491]*[.C491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Nokia 7 ROMs, Kernels, Recoveries, &amp; Other Develop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B492]*[.C492]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Lenovo K5 Note ROMs, Kernels, Recoveries, &amp; Other 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B493]*[.C493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Redmi 10X / 10X Pro ROMs, Kernels, Recoveries, &amp; O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[.B494]*[.C49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ony Xperia 10 II ROMs, Kernels, Recoveries, &amp; Oth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formula="of:=[.B495]*[.C495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HTC U11 Eyes ROMs, Kernels, Recoveries, &amp; Other De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formula="of:=[.B496]*[.C496]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ZTE Axon M ROMs, Kernels, Recoveries, &amp; Other Deve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formula="of:=[.B497]*[.C497]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Redmi 9 ROMs, Kernels, Recoveries, &amp; Other Develop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B498]*[.C498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Asus Zenfone Go ROMs, Kernels, Recoveries, &amp; Other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formula="of:=[.B499]*[.C499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amsung Galaxy M10 ROMs, Kernels, Recoveries, &amp; Ot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B500]*[.C500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Honor Magic ROMs, Kernels, Recoveries, &amp; Other Dev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B501]*[.C501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uawei Mate 20 Lite ROMs, Kernels, Recoveries, &amp; O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B502]*[.C50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Vivo V9 ROMs, Kernels, Recoveries, &amp; Other Develo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B503]*[.C503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Lenovo Zuk Edge ROMs, Kernels, Recoveries, &amp; Other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B504]*[.C504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Xiaomi Mi 5c ROMs, Kernels, Recoveries, &amp; Other De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formula="of:=[.B505]*[.C505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LG G7 One ROMs, Kernels, Recoveries, &amp; Other Devel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B506]*[.C506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T&amp;T LG G5 ROMs, Kernels, Recoveries, &amp; Other Deve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B507]*[.C507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SUS ZenFone 7 / 7 Pro ROMs, Kernels, Recoveries, 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508]*[.C508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ZTE Nubia Z18 ROMs, Kernels, Recoveries, &amp; Other D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509]*[.C509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martisan Nut R1 ROMs, Kernels, Recoveries, &amp; Oth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B510]*[.C510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ivo Z1 Pro ROMs, Kernels, Recoveries, &amp; Other Dev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B511]*[.C511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ivo V15 Pro ROMs, Kernels, Recoveries, &amp; Other De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[.B512]*[.C512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ony Xperia C4 ROMs, Kernels, Recoveries, &amp; Other 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[.B513]*[.C513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lu Vivo 5R ROMs, Kernels, Recoveries, &amp; Other Dev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514]*[.C514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Huawei P40 ROMs, Kernels, Recoveries, &amp; Other Deve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[.B515]*[.C515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kia 8.1 ROMs, Kernels, Recoveries, &amp; Other Deve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formula="of:=[.B516]*[.C516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edmi Note 9 ROMs, Kernels, Recoveries, &amp; Other D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B517]*[.C517]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Xiaomi Mi CC9e ROMs, Kernels, Recoveries, &amp; Other 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B518]*[.C51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amsung Galaxy A21s ROMs, Kernels, Recoveries, &amp; O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519]*[.C519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amsung Galaxy M21 ROMs, Kernels, Recoveries, &amp; Ot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520]*[.C52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ony XZ2 Premium ROMs, Kernels, Recoveries, &amp; Oth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521]*[.C52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amsung Galaxy A51 ROMs, Kernels, Recoveries, &amp; Ot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B522]*[.C52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msung Galaxy Z Flip ROMs, Kernels, Recoveries, &amp;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B523]*[.C52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to E6 Plus ROMs, Kernels, Recoveries, &amp; Other D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B524]*[.C524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erizon LG G5 ROMs, Kernels, Recoveries, &amp; Other 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B525]*[.C52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torola One Vision ROMs, Kernels, Recoveries, &amp; O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B526]*[.C526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msung Galaxy View 2 ROMs, Kernels, Recoveries, &amp;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527]*[.C527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otorola One Fusion+ ROMs, Kernels, Recoveries, &amp; 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B528]*[.C52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Huawei Y3 ROMs, Kernels, Recoveries, &amp; Other Devel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529]*[.C529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Verizon LG G6 ROMs, Kernels, Recoveries, &amp; Other D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530]*[.C530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ppo Realme 2 ROMs, Kernels, Recoveries, &amp; Other D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531]*[.C531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sus Zenfone Selfie ROMs, Kernels, Recoveries, &amp; 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B532]*[.C532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amsung Galaxy A90 5G ROMs, Kernels, Recoveries, &amp;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B533]*[.C53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TC U Play ROMs, Kernels, Recoveries, &amp; Other Deve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B534]*[.C534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otorola One Fusion ROMs, Kernels, Recoveries, &amp; O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B535]*[.C535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G V30S ROMs, Kernels, Recoveries, &amp; Other Develop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B536]*[.C536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kia 4.2 ROMs, Kernels, Recoveries, &amp; Other Devel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formula="of:=[.B537]*[.C537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ony Xperia 5 II ROMs, Kernels, Recoveries, &amp; Oth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B538]*[.C538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ealme 7 Pro ROMs, Kernels, Recoveries, &amp; Other De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B539]*[.C539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amsung Galaxy M31 ROMs, Kernels, Recoveries, &amp; O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540]*[.C54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awei MediaPad T5 ROMs, Kernels, Recoveries, &amp; O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541]*[.C541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to G9 Play ROMs, Kernels, Recoveries, &amp; Other D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B542]*[.C54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D Hydrogen One ROMs, Kernels, Recoveries, &amp; Oth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543]*[.C54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Xiaomi Black Shark 2 ROMs, Kernels, Recoveries, &amp; 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B544]*[.C544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uawei P40 Pro+ ROMs, Kernels, Recoveries, &amp; Othe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545]*[.C545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G X screen ROMs, Kernels, Recoveries, &amp; Other Dev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B546]*[.C546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msung Galaxy Z Fold 2 ROMs, Kernels, Recoveries,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547]*[.C547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kia 3.1 ROMs, Kernels, Recoveries, &amp; Other Deve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548]*[.C548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onor 20 Pro ROMs, Kernels, Recoveries, &amp; Other D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B549]*[.C549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awei Y7 2019 ROMs, Kernels, Recoveries, &amp; Other 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550]*[.C55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ony Xperia XZ2 Premium ROMs, Kernels, Recoveries,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551]*[.C551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enovo A1000 ROMs, Kernels, Recoveries, &amp; Other D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552]*[.C55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ackview S8 ROMs, Kernels, Recoveries, &amp; Other D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553]*[.C55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G Q7 ROMs, Kernels, Recoveries, &amp; Other Developm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554]*[.C554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onor V9 ROMs, Kernels, Recoveries, &amp; Other Devel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555]*[.C555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lu Pure XR ROMs, Kernels, Recoveries, &amp; Other Dev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B556]*[.C556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uawei Mate 30 ROMs, Kernels, Recoveries, &amp; Other 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557]*[.C557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LG V60 ThinQ ROMs, Kernels, Recoveries, &amp; Other D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558]*[.C558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izu Pro 7 ROMs, Kernels, Recoveries, &amp; Other De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559]*[.C559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TC Desire 825 ROMs, Kernels, Recoveries, &amp; Other 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B560]*[.C560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amsung Galaxy Note 10 Lite ROMs, Kernels, Recov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561]*[.C561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uawei Y7 (2017) ROMs, Kernels, Recoveries, &amp; Oth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562]*[.C562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OK Tablet 7" ROMs, Kernels, Recoveries, &amp; Other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563]*[.C56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Xiaomi Black Shark 3 ROMs, Kernels, Recoveries, &amp;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564]*[.C564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sus ZenFone AR ROMs, Kernels, Recoveries, &amp; Oth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565]*[.C565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ivo Nex ROMs, Kernels, Recoveries, &amp; Other Develo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B566]*[.C566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amsung Galaxy A8s ROMs, Kernels, Recoveries, &amp; O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567]*[.C56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novo Phab 2 Pro ROMs, Kernels, Recoveries, &amp; Ot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568]*[.C56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(x)tec Pro1 ROMs, Kernels, Recoveries, &amp; Other D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569]*[.C569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G Velvet ROMs, Kernels, Recoveries, &amp; Other Deve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570]*[.C570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oto G 5G Plus ROMs, Kernels, Recoveries, &amp; Other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571]*[.C57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otorola Razr (2019) ROMs, Kernels, Recoveries, &amp;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572]*[.C57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okia 2.1 ROMs, Kernels, Recoveries, &amp; Other Deve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B573]*[.C573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amsung Galaxy A42 5G ROMs, Kernels, Recoveries, &amp;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74]*[.C57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msung Galaxy F41 ROMs, Kernels, Recoveries, &amp; Ot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75]*[.C57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msung Galaxy Z Flip 5G ROMs, Kernels, Recover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76]*[.C57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msung Galaxy A71 5G ROMs, Kernels, Recoveries, &amp;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77]*[.C57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msung Galaxy A51 5G ROMs, Kernels, Recoveries, &amp;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78]*[.C57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msung Galaxy M10s ROMs, Kernels, Recoveries, &amp; O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79]*[.C579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amsung Galaxy M40 ROMs, Kernels, Recoveries, &amp; Ot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80]*[.C580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uawei Nova 3 ROMs, Kernels, Recoveries, &amp; Other D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81]*[.C581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lackBerry KEYone ROMs, Kernels, Recoveries, &amp; Oth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82]*[.C58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ivo V20 Pro ROMs, Kernels, Recoveries, &amp; Other D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83]*[.C58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ivo V20 ROMs, Kernels, Recoveries, &amp; Other Develo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84]*[.C584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ivo V20 SE ROMs, Kernels, Recoveries, &amp; Other Dev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85]*[.C585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ivo X50 Pro+ ROMs, Kernels, Recoveries, &amp; Other D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586]*[.C58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oto E7 ROMs, Kernels, Recoveries, &amp; Other Develo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587]*[.C58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alme 3i ROMs, Kernels, Recoveries, &amp; Other Deve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588]*[.C588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CL 10 5G ROMs, Kernels, Recoveries, &amp; Other Deve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589]*[.C589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lackBerry Motion ROMs, Kernels, Recoveries, &amp; O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590]*[.C59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G Stylo 3 ROMs, Kernels, Recoveries, &amp; Other Dev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591]*[.C59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onor 20 ROMs, Kernels, Recoveries, &amp; Other Devel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592]*[.C592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ivo X20 Plus UD ROMs, Kernels, Recoveries, &amp; Oth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593]*[.C593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nor 9X ROMs, Kernels, Recoveries, &amp; Other Devel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594]*[.C594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izu 16s ROMs, Kernels, Recoveries, &amp; Other Deve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595]*[.C59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ZTE Nubia Z20 ROMs, Kernels, Recoveries, &amp; Other 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596]*[.C596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msung Galaxy S21 / S21+ / S21 Ultra ROMs, Kernel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97]*[.C59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msung Galaxy A70s ROMs, Kernels, Recoveries, &amp; 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98]*[.C59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dmi 9C ROMs, Kernels, Recoveries, &amp; Other Devel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599]*[.C59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to E6 Play ROMs, Kernels, Recoveries, &amp; Other D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0]*[.C60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to Z4 ROMs, Kernels, Recoveries, &amp; Other Develop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1]*[.C601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LU VIVO 8L ROMs, Kernels, Recoveries, &amp; Other Dev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2]*[.C60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TC Desire 12+ ROMs, Kernels, Recoveries, &amp; Other 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3]*[.C603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ivo X50 Pro ROMs, Kernels, Recoveries, &amp; Other D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4]*[.C604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ivo X50 ROMs, Kernels, Recoveries, &amp; Other Devel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5]*[.C605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ivo V11 ROMs, Kernels, Recoveries, &amp; Other Develo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6]*[.C606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onor 9X Pro ROMs, Kernels, Recoveries, &amp; Other D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7]*[.C607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novo Phab 2 Plus ROMs, Kernels, Recoveries, &amp; Ot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8]*[.C60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enovo Phab 2 ROMs, Kernels, Recoveries, &amp; Other D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09]*[.C609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otorola Edge + ROMs, Kernels, Recoveries, &amp; Other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610]*[.C61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T&amp;T Samsung Galaxy S8 ROMs, Kernels, Recoveries,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611]*[.C611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alme X3 ROMs, Kernels, Recoveries, &amp; Other Deve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612]*[.C612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uawei Mate 40 Pro ROMs, Kernels, Recoveries, &amp; O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613]*[.C613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PPO Reno 10x Zoom ROMs, Kernels, Recoveries, &amp; O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614]*[.C614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C One X10 ROMs, Kernels, Recoveries, &amp; Other D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615]*[.C615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ubia Red Magic 5S ROMs, Kernels, Recoveries, &amp; O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616]*[.C616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torola One Action ROMs, Kernels, Recoveries, &amp; 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617]*[.C61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T&amp;T Samsung Galaxy Note 8 ROMs, Kernels, Recoveri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18]*[.C61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-Mobile Samsung Galaxy S8+ ROMs, Kernels, Recov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19]*[.C61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P40 Pro ROMs, Kernels, Recoveries, &amp; Other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0]*[.C6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Nova 3i ROMs, Kernels, Recoveries, &amp; Other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1]*[.C6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MatePad Pro ROMs, Kernels, Recoveries, &amp; 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2]*[.C62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Mate XS ROMs, Kernels, Recoveries, &amp; Other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3]*[.C62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Mate 30 Lite ROMs, Kernels, Recoveries, &amp; 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4]*[.C6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P Smart+ 2019 ROMs, Kernels, Recoveries, &amp;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5]*[.C6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Mate X ROMs, Kernels, Recoveries, &amp; Other 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6]*[.C62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Nova 4 ROMs, Kernels, Recoveries, &amp; Other 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7]*[.C62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Nova 2 Plus ROMs, Kernels, Recoveries, &amp; 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8]*[.C62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uawei Mate 9 Porsche Design ROMs, Kernels, Recov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29]*[.C62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iaomi Mi 10T Lite ROMs, Kernels, Recoveries, &amp; 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0]*[.C63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iaomi Mi 10 Ultra ROMs, Kernels, Recoveries, &amp; 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1]*[.C63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iaomi Black Shark 3 Pro ROMs, Kernels, Recoverie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2]*[.C6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iaomi Mi Mix Alpha ROMs, Kernels, Recoveries, &amp; 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3]*[.C63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iaomi Mi Band 4 ROMs, Kernels, Recoveries, &amp; Oth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4]*[.C63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iaomi Mi Play ROMs, Kernels, Recoveries, &amp; Other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5]*[.C63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iaomi Black Shark Helo ROMs, Kernels, Recoveries,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6]*[.C6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iaomi Mi Pad 4 Plus ROMs, Kernels, Recoveries, &amp;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7]*[.C63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QOO Z1 ROMs, Kernels, Recoveries, &amp; Other Develop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8]*[.C63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CL 10 Pro ROMs, Kernels, Recoveries, &amp; Other Dev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39]*[.C63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CL 10L ROMs, Kernels, Recoveries, &amp; Other Develop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0]*[.C64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to E6s ROMs, Kernels, Recoveries, &amp; Other Devel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1]*[.C64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QOO 3 ROMs, Kernels, Recoveries, &amp; Other Develop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2]*[.C64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vidia Shield TV &amp; Shield TV Pro (2019) ROMs, Ker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3]*[.C64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to G8 Play ROMs, Kernels, Recoveries, &amp; Other D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4]*[.C64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CL Plex ROMs, Kernels, Recoveries, &amp; Other Devel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5]*[.C6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ckBerry Key2 LE ROMs, Kernels, Recoveries, &amp; 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6]*[.C64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T&amp;T LG G6 ROMs, Kernels, Recoveries, &amp; Other Dev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7]*[.C64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G G7 Fit ROMs, Kernels, Recoveries, &amp; Other Dev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8]*[.C64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G K10 (2018) ROMs, Kernels, Recoveries, &amp; Other 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49]*[.C6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G Q8 ROMs, Kernels, Recoveries, &amp; Other Developm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0]*[.C65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rint LG G6 ROMs, Kernels, Recoveries, &amp; Other D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1]*[.C65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G X cam ROMs, Kernels, Recoveries, &amp; Other Devel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2]*[.C65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ony Xperia 8 ROMs, Kernels, Recoveries, &amp; Other 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3]*[.C6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po Reno4 Pro ROMs, Kernels, Recoveries, &amp; Other 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4]*[.C6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nor 9A ROMs, Kernels, Recoveries, &amp; Other Devel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5]*[.C65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nor 30S ROMs, Kernels, Recoveries, &amp; Other Dev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6]*[.C65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nor View 30 / V30 ROMs, Kernels, Recoveries, &amp; 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7]*[.C6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nor 20 Lite ROMs, Kernels, Recoveries, &amp; Other 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8]*[.C6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nor 10 Lite ROMs, Kernels, Recoveries, &amp; Other 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59]*[.C65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nor Magic 2 ROMs, Kernels, Recoveries, &amp; Other 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60]*[.C66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onor 9N ROMs, Kernels, Recoveries, &amp; Other Develo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61]*[.C66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izu M3 Note ROMs, Kernels, Recoveries, &amp; Other 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62]*[.C66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ionee M2017 ROMs, Kernels, Recoveries, &amp; Other D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63]*[.C66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catel Idol 5 ROMs, Kernels, Recoveries, &amp; Othe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64]*[.C6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torola Edge ROMs, Kernels, Recoveries, &amp; Other 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65]*[.C66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soft Surface Duo ROMs, Kernels, Recoveries, &amp;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B666]*[.C6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izu MX6 ROMs, Kernels, Recoveries, &amp; Other Deve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667]*[.C66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G Wing ROMs, Kernels, Recoveries, &amp; Other Develo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668]*[.C66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eble-Enabled Device Development "AB" only ROM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69]*[.C6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Q Aquaris X2 / X2 Pro ROMs, Kernels, Recoveries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70]*[.C67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torola Razr 5G ROMs, Kernels, Recoveries, &amp; Oth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71]*[.C67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romax IN Note 1 ROMs, Kernels, Recoveries, &amp; 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672]*[.C67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T&amp;T Samsung Galaxy S8+ ROMs, Kernels, Recoveries,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3]*[.C67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t Samsung Galaxy S8+ ROMs, Kernels, Recover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4]*[.C67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t Samsung Galaxy S8 ROMs, Kernels, Recoveri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5]*[.C67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izon Samsung Galaxy S8 ROMs, Kernels, Recover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6]*[.C67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&amp;T Note 7 ROMs, Kernels, Recoveries, &amp; Other 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7]*[.C67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izon Note 7 ROMs, Kernels, Recoveries, &amp; Oth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8]*[.C67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rint Note 7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79]*[.C67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Plus Nord N10 5G ROMs, Kernels, Recoveries, &amp; 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0]*[.C68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ePlus Nord N100 ROMs, Kernels, Recoveries, &amp; O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1]*[.C68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Reno4 Z 5G ROMs, Kernels, Recoveries, &amp; Oth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2]*[.C68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Reno4 / 4 Pro 5G ROMs, Kernels, Recoveries, &amp;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3]*[.C68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Reno4 4G ROMs, Kernels, Recoveries, &amp; Other 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4]*[.C68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A72 ROMs, Kernels, Recoveries, &amp; Other Devel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5]*[.C68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A52 ROMs, Kernels, Recoveries, &amp; Other Devel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6]*[.C68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Find X2 Lite ROMs, Kernels, Recoveries, &amp; O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7]*[.C68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Find X2 Neo ROMs, Kernels, Recoveries, &amp; Oth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8]*[.C68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Find X2 Pro ROMs, Kernels, Recoveries, &amp; Oth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89]*[.C68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Find X2 ROMs, Kernels, Recoveries, &amp; Other 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0]*[.C69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Reno3 Pro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1]*[.C69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Reno3 ROMs, Kernels, Recoveries, &amp; Other Dev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2]*[.C69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Reno Z ROMs, Kernels, Recoveries, &amp; Other De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3]*[.C69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Reno ROMs, Kernels, Recoveries, &amp; Other Dev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4]*[.C69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Berry Evolve ROMs, Kernels, Recoveries, &amp; O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5]*[.C69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U20 5G ROMs, Kernels, Recoveries, &amp; Other Dev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6]*[.C69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Desire 20 Pro ROMs, Kernels, Recoveries, &amp; O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7]*[.C69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U19e ROMs, Kernels, Recoveries, &amp; Other Devel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8]*[.C69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Desire 12s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99]*[.C69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U12 Life ROMs, Kernels, Recoveries, &amp; Other 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0]*[.C70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Desire 12 ROMs, Kernels, Recoveries, &amp; Other 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1]*[.C70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Desire 310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2]*[.C70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Desire 10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3]*[.C70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One A9s ROMs, Kernels, Recoveries, &amp; Other De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4]*[.C70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One S9 ROMs, Kernels, Recoveries, &amp; Other Dev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5]*[.C7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C Desire 630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6]*[.C70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TE Axon 11 5G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7]*[.C70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TE Axon 11 4G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8]*[.C70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TE Axon 9 ROMs, Kernels, Recoveries, &amp; Other Dev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09]*[.C70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TE Maven 3 ROMs, Kernels, Recoveries, &amp; Other 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0]*[.C7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TE Blade V9 ROMs, Kernels, Recoveries, &amp; Other 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1]*[.C7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TE Blade V8 Pro ROMs, Kernels, Recoveries, &amp; Oth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2]*[.C7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s ROG Phone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3]*[.C7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s ZenFone 3 Zoom ROMs, Kernels, Recoveries, &amp; 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4]*[.C7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s ZenFone 3 Ultra ROMs, Kernels, Recoveries, &amp;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5]*[.C7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Reno Ace ROMs, Kernels, Recoveries, &amp; Other 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6]*[.C7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Reno 2 ROMs, Kernels, Recoveries, &amp; Other De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7]*[.C7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Find X ROMs, Kernels, Recoveries, &amp; Other De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8]*[.C7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po A83 ROMs, Kernels, Recoveries, &amp; Other Devel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19]*[.C7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ia 8.3 5G (8V 5G UW) ROMs, Kernels, Recoveries,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0]*[.C7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ia X71 ROMs, Kernels, Recoveries, &amp; Other Dev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1]*[.C7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ia 3.2 ROMs, Kernels, Recoveries, &amp; Other Dev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2]*[.C7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ia 1 Plus ROMs, Kernels, Recoveries, &amp; Other D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3]*[.C7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ia 9 PureView ROMs, Kernels, Recoveries, &amp; Oth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4]*[.C7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ia X5 (Nokia 5.1 Plus) ROMs, Kernels, Recover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5]*[.C7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ia 5.1 ROMs, Kernels, Recoveries, &amp; Other Dev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6]*[.C7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kia 8 Sirocco ROMs, Kernels, Recoveries, &amp; Oth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7]*[.C7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bia Red Magic 5G Lite ROMs, Kernels, Recoveries,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8]*[.C7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bia Red Magic Mars ROMs, Kernels, Recoveries, &amp;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29]*[.C7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TE Nubia X ROMs, Kernels, Recoveries, &amp; Other De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0]*[.C7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7i ROMs, Kernels, Recoveries, &amp; Other Dev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1]*[.C73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7 ROMs, Kernels, Recoveries, &amp; Other Devel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2]*[.C73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C15 ROMs, Kernels, Recoveries, &amp; Other Dev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3]*[.C73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C12 ROMs, Kernels, Recoveries, &amp; Other Dev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4]*[.C73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X50 5G ROMs, Kernels, Recoveries, &amp; Other 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5]*[.C73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C11 ROMs, Kernels, Recoveries, &amp; Other Dev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6]*[.C73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6s ROMs, Kernels, Recoveries, &amp; Other Dev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7]*[.C73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6i ROMs, Kernels, Recoveries, &amp; Other Dev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8]*[.C73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X3 SuperZoom ROMs, Kernels, Recoveries, &amp; 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39]*[.C73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X50 Pro ROMs, Kernels, Recoveries, &amp; Other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40]*[.C7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me C3 ROMs, Kernels, Recoveries, &amp; Other Dev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41]*[.C74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novo Legion Duel ROMs, Kernels, Recoveries, &amp; O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42]*[.C74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catel 5 ROMs, Kernels, Recoveries, &amp; Other Dev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743]*[.C74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CO M3 ROMs, Kernels, Recoveries, &amp; Other Develo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44]*[.C7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 G9 Power ROMs, Kernels, Recoveries, &amp; Other 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45]*[.C7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 G 5G ROMs, Kernels, Recoveries, &amp; Other Deve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46]*[.C7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(x)tec Pro1-X ROMs, Kernels, Recoveries, &amp; Other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47]*[.C7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 G9 Plus ROMs, Kernels, Recoveries, &amp; Other D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748]*[.C7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 E7 Plus ROMs, Kernels, Recoveries, &amp; Other D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49]*[.C7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US ZenFone 7 Pro ROMs, Kernels, Recoveries, &amp; O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0]*[.C7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 G9 ROMs, Kernels, Recoveries, &amp; Other Develo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1]*[.C7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Berry Evolve X ROMs, Kernels, Recoveries, &amp; 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2]*[.C7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Berry DTEK50 ROMs, Kernels, Recoveries, &amp; Oth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3]*[.C7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G K92 5G ROMs, Kernels, Recoveries, &amp; Other Deve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4]*[.C7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izu Pro 6 Plus ROMs, Kernels, Recoveries, &amp; Oth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5]*[.C75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tel 1X ROMs, Kernels, Recoveries, &amp; Other Dev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6]*[.C7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catel OneTouch Pop C7 ROMs, Kernels, Recoveries,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7]*[.C75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max IN 1B ROMs, Kernels, Recoveries, &amp; Other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8]*[.C7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phone R9 ROMs, Kernels, Recoveries, &amp; Other Dev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59]*[.C75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sung Galaxy S9 &amp; S9+ (Snapdragon) ROMs, Kernels</text:p>
          </table:table-cell>
          <table:table-cell table:number-columns-repeated="2"/>
          <table:table-cell table:formula="of:=[.B760]*[.C76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aomi Mi Pad 4 &amp; 4 Plus Cross Device ROMs/Dev., M</text:p>
          </table:table-cell>
          <table:table-cell table:number-columns-repeated="2"/>
          <table:table-cell table:formula="of:=[.B761]*[.C76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und Zero ROMS</text:p>
          </table:table-cell>
          <table:table-cell table:number-columns-repeated="2"/>
          <table:table-cell table:formula="of:=[.B762]*[.C7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ISS ROMS</text:p>
          </table:table-cell>
          <table:table-cell table:number-columns-repeated="2"/>
          <table:table-cell table:formula="of:=[.B763]*[.C7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 ROM</text:p>
          </table:table-cell>
          <table:table-cell table:number-columns-repeated="2"/>
          <table:table-cell table:formula="of:=[.B764]*[.C7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niROM</text:p>
          </table:table-cell>
          <table:table-cell table:number-columns-repeated="2"/>
          <table:table-cell table:formula="of:=[.B765]*[.C7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odus ROM</text:p>
          </table:table-cell>
          <table:table-cell table:number-columns-repeated="2"/>
          <table:table-cell table:formula="of:=[.B766]*[.C7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TE Axon 20 5G ROMs, Kernels, Recoveries, &amp; Other </text:p>
          </table:table-cell>
          <table:table-cell table:number-columns-repeated="2"/>
          <table:table-cell table:formula="of:=[.B767]*[.C767]" office:value-type="float" office:value="0" calcext:value-type="float">
            <text:p>0</text:p>
          </table:table-cell>
        </table:table-row>
      </table:table>
      <table:table table:name="Brands" table:style-name="ta1"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ultiplied</text:p>
          </table:table-cell>
        </table:table-row>
        <table:table-row table:style-name="ro1">
          <table:table-cell office:value-type="string" calcext:value-type="string">
            <text:p>Samsung</text:p>
          </table:table-cell>
          <table:table-cell office:value-type="float" office:value="873600" calcext:value-type="float">
            <text:p>873600</text:p>
          </table:table-cell>
          <table:table-cell office:value-type="float" office:value="23400000" calcext:value-type="float">
            <text:p>23400000</text:p>
          </table:table-cell>
          <table:table-cell table:formula="of:=[.B2]*[.C2]" office:value-type="float" office:value="20442240000000" calcext:value-type="float">
            <text:p>20442240000000</text:p>
          </table:table-cell>
        </table:table-row>
        <table:table-row table:style-name="ro1">
          <table:table-cell office:value-type="string" calcext:value-type="string">
            <text:p>General Developmen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00000" calcext:value-type="float">
            <text:p>18900000</text:p>
          </table:table-cell>
          <table:table-cell table:formula="of:=[.B3]*[.C3]" office:value-type="float" office:value="18900000000000" calcext:value-type="float">
            <text:p>18900000000000</text:p>
          </table:table-cell>
        </table:table-row>
        <table:table-row table:style-name="ro1">
          <table:table-cell office:value-type="string" calcext:value-type="string">
            <text:p>HTC</text:p>
          </table:table-cell>
          <table:table-cell office:value-type="float" office:value="452000" calcext:value-type="float">
            <text:p>452000</text:p>
          </table:table-cell>
          <table:table-cell office:value-type="float" office:value="12000000" calcext:value-type="float">
            <text:p>12000000</text:p>
          </table:table-cell>
          <table:table-cell table:formula="of:=[.B4]*[.C4]" office:value-type="float" office:value="5424000000000" calcext:value-type="float">
            <text:p>5424000000000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float" office:value="165500" calcext:value-type="float">
            <text:p>165500</text:p>
          </table:table-cell>
          <table:table-cell office:value-type="float" office:value="3700000" calcext:value-type="float">
            <text:p>3700000</text:p>
          </table:table-cell>
          <table:table-cell table:formula="of:=[.B5]*[.C5]" office:value-type="float" office:value="612350000000" calcext:value-type="float">
            <text:p>612350000000</text:p>
          </table:table-cell>
        </table:table-row>
        <table:table-row table:style-name="ro1">
          <table:table-cell office:value-type="string" calcext:value-type="string">
            <text:p>Sony</text:p>
          </table:table-cell>
          <table:table-cell office:value-type="float" office:value="169600" calcext:value-type="float">
            <text:p>169600</text:p>
          </table:table-cell>
          <table:table-cell office:value-type="float" office:value="3500000" calcext:value-type="float">
            <text:p>3500000</text:p>
          </table:table-cell>
          <table:table-cell table:formula="of:=[.B6]*[.C6]" office:value-type="float" office:value="593600000000" calcext:value-type="float">
            <text:p>593600000000</text:p>
          </table:table-cell>
        </table:table-row>
        <table:table-row table:style-name="ro1">
          <table:table-cell office:value-type="string" calcext:value-type="string">
            <text:p>General Discussion</text:p>
          </table:table-cell>
          <table:table-cell office:value-type="float" office:value="242100" calcext:value-type="float">
            <text:p>242100</text:p>
          </table:table-cell>
          <table:table-cell office:value-type="float" office:value="2200000" calcext:value-type="float">
            <text:p>2200000</text:p>
          </table:table-cell>
          <table:table-cell table:formula="of:=[.B7]*[.C7]" office:value-type="float" office:value="532620000000" calcext:value-type="float">
            <text:p>532620000000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79800" calcext:value-type="float">
            <text:p>79800</text:p>
          </table:table-cell>
          <table:table-cell office:value-type="float" office:value="2700000" calcext:value-type="float">
            <text:p>2700000</text:p>
          </table:table-cell>
          <table:table-cell table:formula="of:=[.B8]*[.C8]" office:value-type="float" office:value="215460000000" calcext:value-type="float">
            <text:p>215460000000</text:p>
          </table:table-cell>
        </table:table-row>
        <table:table-row table:style-name="ro1">
          <table:table-cell office:value-type="string" calcext:value-type="string">
            <text:p>Motorola</text:p>
          </table:table-cell>
          <table:table-cell office:value-type="float" office:value="98300" calcext:value-type="float">
            <text:p>98300</text:p>
          </table:table-cell>
          <table:table-cell office:value-type="float" office:value="1600000" calcext:value-type="float">
            <text:p>1600000</text:p>
          </table:table-cell>
          <table:table-cell table:formula="of:=[.B9]*[.C9]" office:value-type="float" office:value="157280000000" calcext:value-type="float">
            <text:p>157280000000</text:p>
          </table:table-cell>
        </table:table-row>
        <table:table-row table:style-name="ro1">
          <table:table-cell office:value-type="string" calcext:value-type="string">
            <text:p>Xiaomi</text:p>
          </table:table-cell>
          <table:table-cell office:value-type="float" office:value="74700" calcext:value-type="float">
            <text:p>74700</text:p>
          </table:table-cell>
          <table:table-cell office:value-type="float" office:value="2100000" calcext:value-type="float">
            <text:p>2100000</text:p>
          </table:table-cell>
          <table:table-cell table:formula="of:=[.B10]*[.C10]" office:value-type="float" office:value="156870000000" calcext:value-type="float">
            <text:p>156870000000</text:p>
          </table:table-cell>
        </table:table-row>
        <table:table-row table:style-name="ro1">
          <table:table-cell office:value-type="string" calcext:value-type="string">
            <text:p>OnePlus</text:p>
          </table:table-cell>
          <table:table-cell office:value-type="float" office:value="50700" calcext:value-type="float">
            <text:p>50700</text:p>
          </table:table-cell>
          <table:table-cell office:value-type="float" office:value="2000000" calcext:value-type="float">
            <text:p>2000000</text:p>
          </table:table-cell>
          <table:table-cell table:formula="of:=[.B11]*[.C11]" office:value-type="float" office:value="101400000000" calcext:value-type="float">
            <text:p>101400000000</text:p>
          </table:table-cell>
        </table:table-row>
        <table:table-row table:style-name="ro1">
          <table:table-cell office:value-type="string" calcext:value-type="string">
            <text:p>Huawei</text:p>
          </table:table-cell>
          <table:table-cell office:value-type="float" office:value="59000" calcext:value-type="float">
            <text:p>59000</text:p>
          </table:table-cell>
          <table:table-cell office:value-type="float" office:value="1100000" calcext:value-type="float">
            <text:p>1100000</text:p>
          </table:table-cell>
          <table:table-cell table:formula="of:=[.B12]*[.C12]" office:value-type="float" office:value="64900000000" calcext:value-type="float">
            <text:p>64900000000</text:p>
          </table:table-cell>
        </table:table-row>
        <table:table-row table:style-name="ro1">
          <table:table-cell office:value-type="string" calcext:value-type="string">
            <text:p>Asus</text:p>
          </table:table-cell>
          <table:table-cell office:value-type="float" office:value="51300" calcext:value-type="float">
            <text:p>51300</text:p>
          </table:table-cell>
          <table:table-cell office:value-type="float" office:value="1000000" calcext:value-type="float">
            <text:p>1000000</text:p>
          </table:table-cell>
          <table:table-cell table:formula="of:=[.B13]*[.C13]" office:value-type="float" office:value="51300000000" calcext:value-type="float">
            <text:p>51300000000</text:p>
          </table:table-cell>
        </table:table-row>
        <table:table-row table:style-name="ro1">
          <table:table-cell office:value-type="string" calcext:value-type="string">
            <text:p>Amazon</text:p>
          </table:table-cell>
          <table:table-cell office:value-type="float" office:value="24500" calcext:value-type="float">
            <text:p>24500</text:p>
          </table:table-cell>
          <table:table-cell office:value-type="float" office:value="350700" calcext:value-type="float">
            <text:p>350700</text:p>
          </table:table-cell>
          <table:table-cell table:formula="of:=[.B14]*[.C14]" office:value-type="float" office:value="8592150000" calcext:value-type="float">
            <text:p>8592150000</text:p>
          </table:table-cell>
        </table:table-row>
        <table:table-row table:style-name="ro1">
          <table:table-cell office:value-type="string" calcext:value-type="string">
            <text:p>Lenovo</text:p>
          </table:table-cell>
          <table:table-cell office:value-type="float" office:value="15500" calcext:value-type="float">
            <text:p>15500</text:p>
          </table:table-cell>
          <table:table-cell office:value-type="float" office:value="397400" calcext:value-type="float">
            <text:p>397400</text:p>
          </table:table-cell>
          <table:table-cell table:formula="of:=[.B15]*[.C15]" office:value-type="float" office:value="6159700000" calcext:value-type="float">
            <text:p>6159700000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float" office:value="17800" calcext:value-type="float">
            <text:p>17800</text:p>
          </table:table-cell>
          <table:table-cell office:value-type="float" office:value="289600" calcext:value-type="float">
            <text:p>289600</text:p>
          </table:table-cell>
          <table:table-cell table:formula="of:=[.B16]*[.C16]" office:value-type="float" office:value="5154880000" calcext:value-type="float">
            <text:p>5154880000</text:p>
          </table:table-cell>
        </table:table-row>
        <table:table-row table:style-name="ro1">
          <table:table-cell office:value-type="string" calcext:value-type="string">
            <text:p>Nokia</text:p>
          </table:table-cell>
          <table:table-cell office:value-type="float" office:value="11400" calcext:value-type="float">
            <text:p>11400</text:p>
          </table:table-cell>
          <table:table-cell office:value-type="float" office:value="125100" calcext:value-type="float">
            <text:p>125100</text:p>
          </table:table-cell>
          <table:table-cell table:formula="of:=[.B17]*[.C17]" office:value-type="float" office:value="1426140000" calcext:value-type="float">
            <text:p>1426140000</text:p>
          </table:table-cell>
        </table:table-row>
        <table:table-row table:style-name="ro1">
          <table:table-cell office:value-type="string" calcext:value-type="string">
            <text:p>Acer</text:p>
          </table:table-cell>
          <table:table-cell office:value-type="float" office:value="9500" calcext:value-type="float">
            <text:p>9500</text:p>
          </table:table-cell>
          <table:table-cell office:value-type="float" office:value="139700" calcext:value-type="float">
            <text:p>139700</text:p>
          </table:table-cell>
          <table:table-cell table:formula="of:=[.B18]*[.C18]" office:value-type="float" office:value="1327150000" calcext:value-type="float">
            <text:p>1327150000</text:p>
          </table:table-cell>
        </table:table-row>
        <table:table-row table:style-name="ro1">
          <table:table-cell office:value-type="string" calcext:value-type="string">
            <text:p>LeEco</text:p>
          </table:table-cell>
          <table:table-cell office:value-type="float" office:value="6100" calcext:value-type="float">
            <text:p>6100</text:p>
          </table:table-cell>
          <table:table-cell office:value-type="float" office:value="193200" calcext:value-type="float">
            <text:p>193200</text:p>
          </table:table-cell>
          <table:table-cell table:formula="of:=[.B19]*[.C19]" office:value-type="float" office:value="1178520000" calcext:value-type="float">
            <text:p>1178520000</text:p>
          </table:table-cell>
        </table:table-row>
        <table:table-row table:style-name="ro1">
          <table:table-cell office:value-type="string" calcext:value-type="string">
            <text:p>ZTE</text:p>
          </table:table-cell>
          <table:table-cell office:value-type="float" office:value="7400" calcext:value-type="float">
            <text:p>7400</text:p>
          </table:table-cell>
          <table:table-cell office:value-type="float" office:value="139000" calcext:value-type="float">
            <text:p>139000</text:p>
          </table:table-cell>
          <table:table-cell table:formula="of:=[.B20]*[.C20]" office:value-type="float" office:value="1028600000" calcext:value-type="float">
            <text:p>1028600000</text:p>
          </table:table-cell>
        </table:table-row>
        <table:table-row table:style-name="ro1">
          <table:table-cell office:value-type="string" calcext:value-type="string">
            <text:p>Viewsonic</text:p>
          </table:table-cell>
          <table:table-cell office:value-type="float" office:value="8200" calcext:value-type="float">
            <text:p>8200</text:p>
          </table:table-cell>
          <table:table-cell office:value-type="float" office:value="105100" calcext:value-type="float">
            <text:p>105100</text:p>
          </table:table-cell>
          <table:table-cell table:formula="of:=[.B21]*[.C21]" office:value-type="float" office:value="861820000" calcext:value-type="float">
            <text:p>861820000</text:p>
          </table:table-cell>
        </table:table-row>
        <table:table-row table:style-name="ro1">
          <table:table-cell office:value-type="string" calcext:value-type="string">
            <text:p>Dell</text:p>
          </table:table-cell>
          <table:table-cell office:value-type="float" office:value="7900" calcext:value-type="float">
            <text:p>7900</text:p>
          </table:table-cell>
          <table:table-cell office:value-type="float" office:value="96800" calcext:value-type="float">
            <text:p>96800</text:p>
          </table:table-cell>
          <table:table-cell table:formula="of:=[.B22]*[.C22]" office:value-type="float" office:value="764720000" calcext:value-type="float">
            <text:p>76472000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5100" calcext:value-type="float">
            <text:p>5100</text:p>
          </table:table-cell>
          <table:table-cell office:value-type="float" office:value="100900" calcext:value-type="float">
            <text:p>100900</text:p>
          </table:table-cell>
          <table:table-cell table:formula="of:=[.B23]*[.C23]" office:value-type="float" office:value="514590000" calcext:value-type="float">
            <text:p>514590000</text:p>
          </table:table-cell>
        </table:table-row>
        <table:table-row table:style-name="ro1">
          <table:table-cell office:value-type="string" calcext:value-type="string">
            <text:p>Micromax</text:p>
          </table:table-cell>
          <table:table-cell office:value-type="float" office:value="4300" calcext:value-type="float">
            <text:p>4300</text:p>
          </table:table-cell>
          <table:table-cell office:value-type="float" office:value="63100" calcext:value-type="float">
            <text:p>63100</text:p>
          </table:table-cell>
          <table:table-cell table:formula="of:=[.B24]*[.C24]" office:value-type="float" office:value="271330000" calcext:value-type="float">
            <text:p>271330000</text:p>
          </table:table-cell>
        </table:table-row>
        <table:table-row table:style-name="ro1">
          <table:table-cell office:value-type="string" calcext:value-type="string">
            <text:p>Yu</text:p>
          </table:table-cell>
          <table:table-cell office:value-type="float" office:value="3000" calcext:value-type="float">
            <text:p>3000</text:p>
          </table:table-cell>
          <table:table-cell office:value-type="float" office:value="69300" calcext:value-type="float">
            <text:p>69300</text:p>
          </table:table-cell>
          <table:table-cell table:formula="of:=[.B25]*[.C25]" office:value-type="float" office:value="207900000" calcext:value-type="float">
            <text:p>207900000</text:p>
          </table:table-cell>
        </table:table-row>
        <table:table-row table:style-name="ro1">
          <table:table-cell office:value-type="string" calcext:value-type="string">
            <text:p>Oppo</text:p>
          </table:table-cell>
          <table:table-cell office:value-type="float" office:value="3000" calcext:value-type="float">
            <text:p>3000</text:p>
          </table:table-cell>
          <table:table-cell office:value-type="float" office:value="54900" calcext:value-type="float">
            <text:p>54900</text:p>
          </table:table-cell>
          <table:table-cell table:formula="of:=[.B26]*[.C26]" office:value-type="float" office:value="164700000" calcext:value-type="float">
            <text:p>164700000</text:p>
          </table:table-cell>
        </table:table-row>
        <table:table-row table:style-name="ro1">
          <table:table-cell office:value-type="string" calcext:value-type="string">
            <text:p>Realme</text:p>
          </table:table-cell>
          <table:table-cell office:value-type="float" office:value="4200" calcext:value-type="float">
            <text:p>4200</text:p>
          </table:table-cell>
          <table:table-cell office:value-type="float" office:value="31700" calcext:value-type="float">
            <text:p>31700</text:p>
          </table:table-cell>
          <table:table-cell table:formula="of:=[.B27]*[.C27]" office:value-type="float" office:value="133140000" calcext:value-type="float">
            <text:p>133140000</text:p>
          </table:table-cell>
        </table:table-row>
        <table:table-row table:style-name="ro1">
          <table:table-cell office:value-type="string" calcext:value-type="string">
            <text:p>Archos</text:p>
          </table:table-cell>
          <table:table-cell office:value-type="float" office:value="2900" calcext:value-type="float">
            <text:p>2900</text:p>
          </table:table-cell>
          <table:table-cell office:value-type="float" office:value="43700" calcext:value-type="float">
            <text:p>43700</text:p>
          </table:table-cell>
          <table:table-cell table:formula="of:=[.B28]*[.C28]" office:value-type="float" office:value="126730000" calcext:value-type="float">
            <text:p>126730000</text:p>
          </table:table-cell>
        </table:table-row>
        <table:table-row table:style-name="ro1">
          <table:table-cell office:value-type="string" calcext:value-type="string">
            <text:p>Essential</text:p>
          </table:table-cell>
          <table:table-cell office:value-type="float" office:value="2100" calcext:value-type="float">
            <text:p>2100</text:p>
          </table:table-cell>
          <table:table-cell office:value-type="float" office:value="46900" calcext:value-type="float">
            <text:p>46900</text:p>
          </table:table-cell>
          <table:table-cell table:formula="of:=[.B29]*[.C29]" office:value-type="float" office:value="98490000" calcext:value-type="float">
            <text:p>98490000</text:p>
          </table:table-cell>
        </table:table-row>
        <table:table-row table:style-name="ro1">
          <table:table-cell office:value-type="string" calcext:value-type="string">
            <text:p>Alcatel</text:p>
          </table:table-cell>
          <table:table-cell office:value-type="float" office:value="1900" calcext:value-type="float">
            <text:p>1900</text:p>
          </table:table-cell>
          <table:table-cell office:value-type="float" office:value="32400" calcext:value-type="float">
            <text:p>32400</text:p>
          </table:table-cell>
          <table:table-cell table:formula="of:=[.B30]*[.C30]" office:value-type="float" office:value="61560000" calcext:value-type="float">
            <text:p>61560000</text:p>
          </table:table-cell>
        </table:table-row>
        <table:table-row table:style-name="ro1">
          <table:table-cell office:value-type="string" calcext:value-type="string">
            <text:p>Elephone</text:p>
          </table:table-cell>
          <table:table-cell office:value-type="float" office:value="1600" calcext:value-type="float">
            <text:p>1600</text:p>
          </table:table-cell>
          <table:table-cell office:value-type="float" office:value="34200" calcext:value-type="float">
            <text:p>34200</text:p>
          </table:table-cell>
          <table:table-cell table:formula="of:=[.B31]*[.C31]" office:value-type="float" office:value="54720000" calcext:value-type="float">
            <text:p>54720000</text:p>
          </table:table-cell>
        </table:table-row>
        <table:table-row table:style-name="ro1">
          <table:table-cell office:value-type="string" calcext:value-type="string">
            <text:p>Nubia</text:p>
          </table:table-cell>
          <table:table-cell office:value-type="float" office:value="1800" calcext:value-type="float">
            <text:p>1800</text:p>
          </table:table-cell>
          <table:table-cell office:value-type="float" office:value="24100" calcext:value-type="float">
            <text:p>24100</text:p>
          </table:table-cell>
          <table:table-cell table:formula="of:=[.B32]*[.C32]" office:value-type="float" office:value="43380000" calcext:value-type="float">
            <text:p>43380000</text:p>
          </table:table-cell>
        </table:table-row>
        <table:table-row table:style-name="ro1">
          <table:table-cell office:value-type="string" calcext:value-type="string">
            <text:p>Meizu</text:p>
          </table:table-cell>
          <table:table-cell office:value-type="float" office:value="1200" calcext:value-type="float">
            <text:p>1200</text:p>
          </table:table-cell>
          <table:table-cell office:value-type="float" office:value="19600" calcext:value-type="float">
            <text:p>19600</text:p>
          </table:table-cell>
          <table:table-cell table:formula="of:=[.B33]*[.C33]" office:value-type="float" office:value="23520000" calcext:value-type="float">
            <text:p>23520000</text:p>
          </table:table-cell>
        </table:table-row>
        <table:table-row table:style-name="ro1">
          <table:table-cell office:value-type="string" calcext:value-type="string">
            <text:p>Vivo</text:p>
          </table:table-cell>
          <table:table-cell office:value-type="float" office:value="1700" calcext:value-type="float">
            <text:p>1700</text:p>
          </table:table-cell>
          <table:table-cell office:value-type="float" office:value="11700" calcext:value-type="float">
            <text:p>11700</text:p>
          </table:table-cell>
          <table:table-cell table:formula="of:=[.B34]*[.C34]" office:value-type="float" office:value="19890000" calcext:value-type="float">
            <text:p>19890000</text:p>
          </table:table-cell>
        </table:table-row>
        <table:table-row table:style-name="ro1">
          <table:table-cell office:value-type="string" calcext:value-type="string">
            <text:p>Razer</text:p>
          </table:table-cell>
          <table:table-cell office:value-type="float" office:value="992" calcext:value-type="float">
            <text:p>992</text:p>
          </table:table-cell>
          <table:table-cell office:value-type="float" office:value="10800" calcext:value-type="float">
            <text:p>10800</text:p>
          </table:table-cell>
          <table:table-cell table:formula="of:=[.B35]*[.C35]" office:value-type="float" office:value="10713600" calcext:value-type="float">
            <text:p>10713600</text:p>
          </table:table-cell>
        </table:table-row>
        <table:table-row table:style-name="ro1">
          <table:table-cell office:value-type="string" calcext:value-type="string">
            <text:p>Toshiba</text:p>
          </table:table-cell>
          <table:table-cell office:value-type="float" office:value="696" calcext:value-type="float">
            <text:p>696</text:p>
          </table:table-cell>
          <table:table-cell office:value-type="float" office:value="13600" calcext:value-type="float">
            <text:p>13600</text:p>
          </table:table-cell>
          <table:table-cell table:formula="of:=[.B36]*[.C36]" office:value-type="float" office:value="9465600" calcext:value-type="float">
            <text:p>9465600</text:p>
          </table:table-cell>
        </table:table-row>
        <table:table-row table:style-name="ro1">
          <table:table-cell office:value-type="string" calcext:value-type="string">
            <text:p>Xolo</text:p>
          </table:table-cell>
          <table:table-cell office:value-type="float" office:value="821" calcext:value-type="float">
            <text:p>821</text:p>
          </table:table-cell>
          <table:table-cell office:value-type="float" office:value="10300" calcext:value-type="float">
            <text:p>10300</text:p>
          </table:table-cell>
          <table:table-cell table:formula="of:=[.B37]*[.C37]" office:value-type="float" office:value="8456300" calcext:value-type="float">
            <text:p>8456300</text:p>
          </table:table-cell>
        </table:table-row>
        <table:table-row table:style-name="ro1">
          <table:table-cell office:value-type="string" calcext:value-type="string">
            <text:p>Wileyfox</text:p>
          </table:table-cell>
          <table:table-cell office:value-type="float" office:value="705" calcext:value-type="float">
            <text:p>705</text:p>
          </table:table-cell>
          <table:table-cell office:value-type="float" office:value="8700" calcext:value-type="float">
            <text:p>8700</text:p>
          </table:table-cell>
          <table:table-cell table:formula="of:=[.B38]*[.C38]" office:value-type="float" office:value="6133500" calcext:value-type="float">
            <text:p>6133500</text:p>
          </table:table-cell>
        </table:table-row>
        <table:table-row table:style-name="ro1">
          <table:table-cell office:value-type="string" calcext:value-type="string">
            <text:p>Advent</text:p>
          </table:table-cell>
          <table:table-cell office:value-type="float" office:value="639" calcext:value-type="float">
            <text:p>639</text:p>
          </table:table-cell>
          <table:table-cell office:value-type="float" office:value="7700" calcext:value-type="float">
            <text:p>7700</text:p>
          </table:table-cell>
          <table:table-cell table:formula="of:=[.B39]*[.C39]" office:value-type="float" office:value="4920300" calcext:value-type="float">
            <text:p>4920300</text:p>
          </table:table-cell>
        </table:table-row>
        <table:table-row table:style-name="ro1">
          <table:table-cell office:value-type="string" calcext:value-type="string">
            <text:p>Yota</text:p>
          </table:table-cell>
          <table:table-cell office:value-type="float" office:value="665" calcext:value-type="float">
            <text:p>665</text:p>
          </table:table-cell>
          <table:table-cell office:value-type="float" office:value="6100" calcext:value-type="float">
            <text:p>6100</text:p>
          </table:table-cell>
          <table:table-cell table:formula="of:=[.B40]*[.C40]" office:value-type="float" office:value="4056500" calcext:value-type="float">
            <text:p>4056500</text:p>
          </table:table-cell>
        </table:table-row>
        <table:table-row table:style-name="ro1">
          <table:table-cell office:value-type="string" calcext:value-type="string">
            <text:p>UMi</text:p>
          </table:table-cell>
          <table:table-cell office:value-type="float" office:value="279" calcext:value-type="float">
            <text:p>279</text:p>
          </table:table-cell>
          <table:table-cell office:value-type="float" office:value="8200" calcext:value-type="float">
            <text:p>8200</text:p>
          </table:table-cell>
          <table:table-cell table:formula="of:=[.B41]*[.C41]" office:value-type="float" office:value="2287800" calcext:value-type="float">
            <text:p>2287800</text:p>
          </table:table-cell>
        </table:table-row>
        <table:table-row table:style-name="ro1">
          <table:table-cell office:value-type="string" calcext:value-type="string">
            <text:p>Blu</text:p>
          </table:table-cell>
          <table:table-cell office:value-type="float" office:value="438" calcext:value-type="float">
            <text:p>438</text:p>
          </table:table-cell>
          <table:table-cell office:value-type="float" office:value="4000" calcext:value-type="float">
            <text:p>4000</text:p>
          </table:table-cell>
          <table:table-cell table:formula="of:=[.B42]*[.C42]" office:value-type="float" office:value="1752000" calcext:value-type="float">
            <text:p>1752000</text:p>
          </table:table-cell>
        </table:table-row>
        <table:table-row table:style-name="ro1">
          <table:table-cell office:value-type="string" calcext:value-type="string">
            <text:p>Karbonn</text:p>
          </table:table-cell>
          <table:table-cell office:value-type="float" office:value="277" calcext:value-type="float">
            <text:p>277</text:p>
          </table:table-cell>
          <table:table-cell office:value-type="float" office:value="3100" calcext:value-type="float">
            <text:p>3100</text:p>
          </table:table-cell>
          <table:table-cell table:formula="of:=[.B43]*[.C43]" office:value-type="float" office:value="858700" calcext:value-type="float">
            <text:p>858700</text:p>
          </table:table-cell>
        </table:table-row>
        <table:table-row table:style-name="ro1">
          <table:table-cell office:value-type="string" calcext:value-type="string">
            <text:p>Lava Iris</text:p>
          </table:table-cell>
          <table:table-cell office:value-type="float" office:value="257" calcext:value-type="float">
            <text:p>257</text:p>
          </table:table-cell>
          <table:table-cell office:value-type="float" office:value="2800" calcext:value-type="float">
            <text:p>2800</text:p>
          </table:table-cell>
          <table:table-cell table:formula="of:=[.B44]*[.C44]" office:value-type="float" office:value="719600" calcext:value-type="float">
            <text:p>719600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304" calcext:value-type="float">
            <text:p>304</text:p>
          </table:table-cell>
          <table:table-cell office:value-type="float" office:value="1800" calcext:value-type="float">
            <text:p>1800</text:p>
          </table:table-cell>
          <table:table-cell table:formula="of:=[.B45]*[.C45]" office:value-type="float" office:value="547200" calcext:value-type="float">
            <text:p>547200</text:p>
          </table:table-cell>
        </table:table-row>
        <table:table-row table:style-name="ro1">
          <table:table-cell office:value-type="string" calcext:value-type="string">
            <text:p>Hisense</text:p>
          </table:table-cell>
          <table:table-cell office:value-type="float" office:value="71" calcext:value-type="float">
            <text:p>71</text:p>
          </table:table-cell>
          <table:table-cell office:value-type="float" office:value="7600" calcext:value-type="float">
            <text:p>7600</text:p>
          </table:table-cell>
          <table:table-cell table:formula="of:=[.B46]*[.C46]" office:value-type="float" office:value="539600" calcext:value-type="float">
            <text:p>539600</text:p>
          </table:table-cell>
        </table:table-row>
        <table:table-row table:style-name="ro1">
          <table:table-cell office:value-type="string" calcext:value-type="string">
            <text:p>Gionee</text:p>
          </table:table-cell>
          <table:table-cell office:value-type="float" office:value="219" calcext:value-type="float">
            <text:p>219</text:p>
          </table:table-cell>
          <table:table-cell office:value-type="float" office:value="2400" calcext:value-type="float">
            <text:p>2400</text:p>
          </table:table-cell>
          <table:table-cell table:formula="of:=[.B47]*[.C47]" office:value-type="float" office:value="525600" calcext:value-type="float">
            <text:p>525600</text:p>
          </table:table-cell>
        </table:table-row>
        <table:table-row table:style-name="ro1">
          <table:table-cell office:value-type="string" calcext:value-type="string">
            <text:p>Wiko</text:p>
          </table:table-cell>
          <table:table-cell office:value-type="float" office:value="131" calcext:value-type="float">
            <text:p>131</text:p>
          </table:table-cell>
          <table:table-cell office:value-type="float" office:value="1800" calcext:value-type="float">
            <text:p>1800</text:p>
          </table:table-cell>
          <table:table-cell table:formula="of:=[.B48]*[.C48]" office:value-type="float" office:value="235800" calcext:value-type="float">
            <text:p>235800</text:p>
          </table:table-cell>
        </table:table-row>
        <table:table-row table:style-name="ro1">
          <table:table-cell office:value-type="string" calcext:value-type="string">
            <text:p>Fairphone</text:p>
          </table:table-cell>
          <table:table-cell office:value-type="float" office:value="114" calcext:value-type="float">
            <text:p>114</text:p>
          </table:table-cell>
          <table:table-cell office:value-type="float" office:value="1700" calcext:value-type="float">
            <text:p>1700</text:p>
          </table:table-cell>
          <table:table-cell table:formula="of:=[.B49]*[.C49]" office:value-type="float" office:value="193800" calcext:value-type="float">
            <text:p>193800</text:p>
          </table:table-cell>
        </table:table-row>
        <table:table-row table:style-name="ro1">
          <table:table-cell office:value-type="string" calcext:value-type="string">
            <text:p>Coolpad</text:p>
          </table:table-cell>
          <table:table-cell office:value-type="float" office:value="155" calcext:value-type="float">
            <text:p>155</text:p>
          </table:table-cell>
          <table:table-cell office:value-type="float" office:value="1200" calcext:value-type="float">
            <text:p>1200</text:p>
          </table:table-cell>
          <table:table-cell table:formula="of:=[.B50]*[.C50]" office:value-type="float" office:value="186000" calcext:value-type="float">
            <text:p>186000</text:p>
          </table:table-cell>
        </table:table-row>
        <table:table-row table:style-name="ro1">
          <table:table-cell office:value-type="string" calcext:value-type="string">
            <text:p>Lava</text:p>
          </table:table-cell>
          <table:table-cell office:value-type="float" office:value="161" calcext:value-type="float">
            <text:p>161</text:p>
          </table:table-cell>
          <table:table-cell office:value-type="float" office:value="1100" calcext:value-type="float">
            <text:p>1100</text:p>
          </table:table-cell>
          <table:table-cell table:formula="of:=[.B51]*[.C51]" office:value-type="float" office:value="177100" calcext:value-type="float">
            <text:p>177100</text:p>
          </table:table-cell>
        </table:table-row>
        <table:table-row table:style-name="ro1">
          <table:table-cell office:value-type="string" calcext:value-type="string">
            <text:p>Maze</text:p>
          </table:table-cell>
          <table:table-cell office:value-type="float" office:value="142" calcext:value-type="float">
            <text:p>142</text:p>
          </table:table-cell>
          <table:table-cell office:value-type="float" office:value="1200" calcext:value-type="float">
            <text:p>1200</text:p>
          </table:table-cell>
          <table:table-cell table:formula="of:=[.B52]*[.C52]" office:value-type="float" office:value="170400" calcext:value-type="float">
            <text:p>170400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183" calcext:value-type="float">
            <text:p>183</text:p>
          </table:table-cell>
          <table:table-cell office:value-type="float" office:value="758" calcext:value-type="float">
            <text:p>758</text:p>
          </table:table-cell>
          <table:table-cell table:formula="of:=[.B53]*[.C53]" office:value-type="float" office:value="138714" calcext:value-type="float">
            <text:p>138714</text:p>
          </table:table-cell>
        </table:table-row>
        <table:table-row table:style-name="ro1">
          <table:table-cell office:value-type="string" calcext:value-type="string">
            <text:p>InnJoo</text:p>
          </table:table-cell>
          <table:table-cell office:value-type="float" office:value="73" calcext:value-type="float">
            <text:p>73</text:p>
          </table:table-cell>
          <table:table-cell office:value-type="float" office:value="747" calcext:value-type="float">
            <text:p>747</text:p>
          </table:table-cell>
          <table:table-cell table:formula="of:=[.B54]*[.C54]" office:value-type="float" office:value="54531" calcext:value-type="float">
            <text:p>54531</text:p>
          </table:table-cell>
        </table:table-row>
        <table:table-row table:style-name="ro1">
          <table:table-cell office:value-type="string" calcext:value-type="string">
            <text:p>Gemini</text:p>
          </table:table-cell>
          <table:table-cell office:value-type="float" office:value="124" calcext:value-type="float">
            <text:p>124</text:p>
          </table:table-cell>
          <table:table-cell office:value-type="float" office:value="424" calcext:value-type="float">
            <text:p>424</text:p>
          </table:table-cell>
          <table:table-cell table:formula="of:=[.B55]*[.C55]" office:value-type="float" office:value="52576" calcext:value-type="float">
            <text:p>52576</text:p>
          </table:table-cell>
        </table:table-row>
        <table:table-row table:style-name="ro1">
          <table:table-cell office:value-type="string" calcext:value-type="string">
            <text:p>BQ</text:p>
          </table:table-cell>
          <table:table-cell office:value-type="float" office:value="71" calcext:value-type="float">
            <text:p>71</text:p>
          </table:table-cell>
          <table:table-cell office:value-type="float" office:value="666" calcext:value-type="float">
            <text:p>666</text:p>
          </table:table-cell>
          <table:table-cell table:formula="of:=[.B56]*[.C56]" office:value-type="float" office:value="47286" calcext:value-type="float">
            <text:p>47286</text:p>
          </table:table-cell>
        </table:table-row>
        <table:table-row table:style-name="ro1">
          <table:table-cell office:value-type="string" calcext:value-type="string">
            <text:p>Doogee</text:p>
          </table:table-cell>
          <table:table-cell office:value-type="float" office:value="96" calcext:value-type="float">
            <text:p>96</text:p>
          </table:table-cell>
          <table:table-cell office:value-type="float" office:value="416" calcext:value-type="float">
            <text:p>416</text:p>
          </table:table-cell>
          <table:table-cell table:formula="of:=[.B57]*[.C57]" office:value-type="float" office:value="39936" calcext:value-type="float">
            <text:p>39936</text:p>
          </table:table-cell>
        </table:table-row>
        <table:table-row table:style-name="ro1">
          <table:table-cell office:value-type="string" calcext:value-type="string">
            <text:p>Smartisan</text:p>
          </table:table-cell>
          <table:table-cell office:value-type="float" office:value="64" calcext:value-type="float">
            <text:p>64</text:p>
          </table:table-cell>
          <table:table-cell office:value-type="float" office:value="190" calcext:value-type="float">
            <text:p>190</text:p>
          </table:table-cell>
          <table:table-cell table:formula="of:=[.B58]*[.C58]" office:value-type="float" office:value="12160" calcext:value-type="float">
            <text:p>12160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54" calcext:value-type="float">
            <text:p>54</text:p>
          </table:table-cell>
          <table:table-cell office:value-type="float" office:value="218" calcext:value-type="float">
            <text:p>218</text:p>
          </table:table-cell>
          <table:table-cell table:formula="of:=[.B59]*[.C59]" office:value-type="float" office:value="11772" calcext:value-type="float">
            <text:p>11772</text:p>
          </table:table-cell>
        </table:table-row>
        <table:table-row table:style-name="ro1">
          <table:table-cell office:value-type="string" calcext:value-type="string">
            <text:p>Epson</text:p>
          </table:table-cell>
          <table:table-cell office:value-type="float" office:value="24" calcext:value-type="float">
            <text:p>24</text:p>
          </table:table-cell>
          <table:table-cell office:value-type="float" office:value="447" calcext:value-type="float">
            <text:p>447</text:p>
          </table:table-cell>
          <table:table-cell table:formula="of:=[.B60]*[.C60]" office:value-type="float" office:value="10728" calcext:value-type="float">
            <text:p>10728</text:p>
          </table:table-cell>
        </table:table-row>
        <table:table-row table:style-name="ro1">
          <table:table-cell office:value-type="string" calcext:value-type="string">
            <text:p>Blackview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formula="of:=[.B61]*[.C61]" office:value-type="float" office:value="5964" calcext:value-type="float">
            <text:p>5964</text:p>
          </table:table-cell>
        </table:table-row>
        <table:table-row table:style-name="ro1">
          <table:table-cell office:value-type="string" calcext:value-type="string">
            <text:p>B&amp;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2]*[.C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y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3]*[.C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ayu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4]*[.C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5]*[.C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6]*[.C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i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7]*[.C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oce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8]*[.C6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ocit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9]*[.C6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berr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0]*[.C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l Mob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1]*[.C7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et Computer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2]*[.C72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hones.A2:Phones.D767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Brands.A2:Brands.D72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.00.0000</text:date>, <text:time style:data-style-name="N2" text:time-value="19:12:04.6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5T17:51:03.430000000</meta:creation-date>
    <dc:date>2021-01-05T19:13:30.443000000</dc:date>
    <meta:editing-duration>PT1H7M21S</meta:editing-duration>
    <meta:editing-cycles>2</meta:editing-cycles>
    <meta:generator>LibreOffice/7.0.4.2$Windows_X86_64 LibreOffice_project/dcf040e67528d9187c66b2379df5ea4407429775</meta:generator>
    <meta:document-statistic meta:table-count="2" meta:cell-count="3340" meta:object-count="0"/>
  </office:meta>
</office:document-meta>
</file>